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3cm" table:align="margins"/>
    </style:style>
    <style:style style:name="Tableau1.A" style:family="table-column">
      <style:table-column-properties style:column-width="3.522cm" style:rel-column-width="8070*"/>
    </style:style>
    <style:style style:name="Tableau1.B" style:family="table-column">
      <style:table-column-properties style:column-width="8.608cm" style:rel-column-width="19721*"/>
    </style:style>
    <style:style style:name="Tableau1.C" style:family="table-column">
      <style:table-column-properties style:column-width="16.473cm" style:rel-column-width="37744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paragraph-properties fo:padding="0.049cm" fo:border-left="0.06pt solid #000000" fo:border-right="0.06pt solid #000000" fo:border-top="none" fo:border-bottom="none"/>
      <style:text-properties style:font-name="DejaVu Sans Condensed" fo:font-size="8pt" style:font-size-asian="8pt" style:font-size-complex="8pt"/>
    </style:style>
    <style:style style:name="P2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252667" style:font-size-asian="8pt" style:font-size-complex="8pt"/>
    </style:style>
    <style:style style:name="P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officeooo:rsid="00252667" officeooo:paragraph-rsid="0028d679" style:font-size-asian="8pt" style:font-size-complex="8pt"/>
    </style:style>
    <style:style style:name="P4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366739" style:font-size-asian="8pt" style:font-size-complex="8pt"/>
    </style:style>
    <style:style style:name="P5" style:family="paragraph" style:parent-style-name="Preformatted_20_Text">
      <style:paragraph-properties fo:padding="0.049cm" fo:border="none"/>
      <style:text-properties style:font-name="DejaVu Sans Condensed" fo:font-size="8pt" officeooo:rsid="00265eff" officeooo:paragraph-rsid="00265eff" style:font-size-asian="8pt" style:font-size-complex="8pt"/>
    </style:style>
    <style:style style:name="P6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8d679" style:font-size-asian="8pt" style:font-size-complex="8pt"/>
    </style:style>
    <style:style style:name="P7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bcbf4" style:font-size-asian="8pt" style:font-size-complex="8pt"/>
    </style:style>
    <style:style style:name="P8" style:family="paragraph" style:parent-style-name="Preformatted_20_Text">
      <style:paragraph-properties fo:padding="0.049cm" fo:border="none"/>
      <style:text-properties style:font-name="DejaVu Sans Condensed" fo:font-size="8pt" style:font-size-asian="8pt" style:font-size-complex="8pt"/>
    </style:style>
    <style:style style:name="P9" style:family="paragraph" style:parent-style-name="Preformatted_20_Text">
      <style:paragraph-properties fo:padding="0.049cm" fo:border="none"/>
      <style:text-properties style:font-name="DejaVu Sans Condensed" fo:font-size="8pt" officeooo:rsid="003e4c56" officeooo:paragraph-rsid="003e4c56" style:font-size-asian="8pt" style:font-size-complex="8pt"/>
    </style:style>
    <style:style style:name="P10" style:family="paragraph" style:parent-style-name="Preformatted_20_Text">
      <style:paragraph-properties fo:padding="0.049cm" fo:border="none"/>
      <style:text-properties style:font-name="DejaVu Sans Condensed" fo:font-size="8pt" officeooo:rsid="004053b8" officeooo:paragraph-rsid="004053b8" style:font-size-asian="8pt" style:font-size-complex="8pt"/>
    </style:style>
    <style:style style:name="P11" style:family="paragraph" style:parent-style-name="Preformatted_20_Text">
      <style:paragraph-properties fo:padding="0.049cm" fo:border="none"/>
      <style:text-properties style:font-name="DejaVu Sans Condensed" fo:font-size="8pt" officeooo:rsid="00422a32" officeooo:paragraph-rsid="00422a32" style:font-size-asian="8pt" style:font-size-complex="8pt"/>
    </style:style>
    <style:style style:name="P1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1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8bda8" style:font-size-asian="8pt" style:font-size-complex="8pt"/>
    </style:style>
    <style:style style:name="P1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adbdc" style:font-size-asian="8pt" style:font-size-complex="8pt"/>
    </style:style>
    <style:style style:name="P1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2df5d" style:font-size-asian="8pt" style:font-size-complex="8pt"/>
    </style:style>
    <style:style style:name="P1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2d0e" style:font-size-asian="8pt" style:font-size-complex="8pt"/>
    </style:style>
    <style:style style:name="P17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2d0e" style:font-size-asian="8pt" style:font-size-complex="8pt"/>
    </style:style>
    <style:style style:name="P1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6649e" style:font-size-asian="8pt" style:font-size-complex="8pt"/>
    </style:style>
    <style:style style:name="P1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add93" style:font-size-asian="8pt" style:font-size-complex="8pt"/>
    </style:style>
    <style:style style:name="P2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d107d" style:font-size-asian="8pt" style:font-size-complex="8pt"/>
    </style:style>
    <style:style style:name="P2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00b2c" style:font-size-asian="8pt" style:font-size-complex="8pt"/>
    </style:style>
    <style:style style:name="P2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d21a3" style:font-size-asian="8pt" style:font-size-complex="8pt"/>
    </style:style>
    <style:style style:name="P2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2abc6" style:font-size-asian="8pt" style:font-size-complex="8pt"/>
    </style:style>
    <style:style style:name="P24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2abc6" style:font-size-asian="8pt" style:font-size-complex="8pt"/>
    </style:style>
    <style:style style:name="P2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d2ef8" style:font-size-asian="8pt" style:font-size-complex="8pt"/>
    </style:style>
    <style:style style:name="P2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c546b" style:font-size-asian="8pt" style:font-size-complex="8pt"/>
    </style:style>
    <style:style style:name="P2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b19b3" style:font-size-asian="8pt" style:font-size-complex="8pt"/>
    </style:style>
    <style:style style:name="P28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b19b3" style:font-size-asian="8pt" style:font-size-complex="8pt"/>
    </style:style>
    <style:style style:name="P2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3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437f" style:font-size-asian="8pt" style:font-size-complex="8pt"/>
    </style:style>
    <style:style style:name="P3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62bc" style:font-size-asian="8pt" style:font-size-complex="8pt"/>
    </style:style>
    <style:style style:name="P32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62bc" style:font-size-asian="8pt" style:font-size-complex="8pt"/>
    </style:style>
    <style:style style:name="P3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99c30" style:font-size-asian="8pt" style:font-size-complex="8pt"/>
    </style:style>
    <style:style style:name="P34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99c30" style:font-size-asian="8pt" style:font-size-complex="8pt"/>
    </style:style>
    <style:style style:name="P3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286b" style:font-size-asian="8pt" style:font-size-complex="8pt"/>
    </style:style>
    <style:style style:name="P3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5848" style:font-size-asian="8pt" style:font-size-complex="8pt"/>
    </style:style>
    <style:style style:name="P3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a713" style:font-size-asian="8pt" style:font-size-complex="8pt"/>
    </style:style>
    <style:style style:name="P3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3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f4d5c" style:font-size-asian="8pt" style:font-size-complex="8pt"/>
    </style:style>
    <style:style style:name="P4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02ead" style:font-size-asian="8pt" style:font-size-complex="8pt"/>
    </style:style>
    <style:style style:name="P4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0f83" style:font-size-asian="8pt" style:font-size-complex="8pt"/>
    </style:style>
    <style:style style:name="P4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e8b8" style:font-size-asian="8pt" style:font-size-complex="8pt"/>
    </style:style>
    <style:style style:name="P4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49f27" style:font-size-asian="8pt" style:font-size-complex="8pt"/>
    </style:style>
    <style:style style:name="P4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72c57" style:font-size-asian="8pt" style:font-size-complex="8pt"/>
    </style:style>
    <style:style style:name="P4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46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4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9cbfb" style:font-size-asian="8pt" style:font-size-complex="8pt"/>
    </style:style>
    <style:style style:name="P48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9cbfb" style:font-size-asian="8pt" style:font-size-complex="8pt"/>
    </style:style>
    <style:style style:name="P4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df90f" style:font-size-asian="8pt" style:font-size-complex="8pt"/>
    </style:style>
    <style:style style:name="P5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1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2" style:family="paragraph" style:parent-style-name="Preformatted_20_Text">
      <style:paragraph-properties fo:padding="0.049cm" fo:border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4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5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f702" style:font-size-asian="8pt" style:font-size-complex="8pt"/>
    </style:style>
    <style:style style:name="P5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139f4" style:font-size-asian="8pt" style:font-size-complex="8pt"/>
    </style:style>
    <style:style style:name="P5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59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60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6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543bc" style:font-size-asian="8pt" style:font-size-complex="8pt"/>
    </style:style>
    <style:style style:name="P6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a2d43" style:font-size-asian="8pt" style:font-size-complex="8pt"/>
    </style:style>
    <style:style style:name="P6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64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6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1516" style:font-size-asian="8pt" style:font-size-complex="8pt"/>
    </style:style>
    <style:style style:name="P6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2cd4" style:font-size-asian="8pt" style:font-size-complex="8pt"/>
    </style:style>
    <style:style style:name="P67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2cd4" style:font-size-asian="8pt" style:font-size-complex="8pt"/>
    </style:style>
    <style:style style:name="P6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4d87" style:font-size-asian="8pt" style:font-size-complex="8pt"/>
    </style:style>
    <style:style style:name="P6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296c8" style:font-size-asian="8pt" style:font-size-complex="8pt"/>
    </style:style>
    <style:style style:name="P7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3a0d3" style:font-size-asian="8pt" style:font-size-complex="8pt"/>
    </style:style>
    <style:style style:name="P71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3a0d3" style:font-size-asian="8pt" style:font-size-complex="8pt"/>
    </style:style>
    <style:style style:name="P7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4c05f" style:font-size-asian="8pt" style:font-size-complex="8pt"/>
    </style:style>
    <style:style style:name="P73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4c05f" style:font-size-asian="8pt" style:font-size-complex="8pt"/>
    </style:style>
    <style:style style:name="P7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62fac" style:font-size-asian="8pt" style:font-size-complex="8pt"/>
    </style:style>
    <style:style style:name="P7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76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77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7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3890" style:font-size-asian="8pt" style:font-size-complex="8pt"/>
    </style:style>
    <style:style style:name="P7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c138" style:font-size-asian="8pt" style:font-size-complex="8pt"/>
    </style:style>
    <style:style style:name="P80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c138" style:font-size-asian="8pt" style:font-size-complex="8pt"/>
    </style:style>
    <style:style style:name="P8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ce1e4" style:font-size-asian="8pt" style:font-size-complex="8pt"/>
    </style:style>
    <style:style style:name="P82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ce1e4" style:font-size-asian="8pt" style:font-size-complex="8pt"/>
    </style:style>
    <style:style style:name="P8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84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8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761ab" style:font-size-asian="8pt" style:font-size-complex="8pt"/>
    </style:style>
    <style:style style:name="P8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9146a" style:font-size-asian="8pt" style:font-size-complex="8pt"/>
    </style:style>
    <style:style style:name="P8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P88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P89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P9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bdf76" style:font-size-asian="8pt" style:font-size-complex="8pt"/>
    </style:style>
    <style:style style:name="P91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bdf76" style:font-size-asian="8pt" style:font-size-complex="8pt"/>
    </style:style>
    <style:style style:name="P9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9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fb953" style:font-size-asian="8pt" style:font-size-complex="8pt"/>
    </style:style>
    <style:style style:name="P94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fb953" style:font-size-asian="8pt" style:font-size-complex="8pt"/>
    </style:style>
    <style:style style:name="P9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0f678" style:font-size-asian="8pt" style:font-size-complex="8pt"/>
    </style:style>
    <style:style style:name="P9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1b4d8" style:font-size-asian="8pt" style:font-size-complex="8pt"/>
    </style:style>
    <style:style style:name="P97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512b9" style:font-size-asian="8pt" style:font-size-complex="8pt"/>
    </style:style>
    <style:style style:name="P9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6c2d5" style:font-size-asian="8pt" style:font-size-complex="8pt"/>
    </style:style>
    <style:style style:name="P99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6c2d5" style:font-size-asian="8pt" style:font-size-complex="8pt"/>
    </style:style>
    <style:style style:name="P10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f910d" style:font-size-asian="8pt" style:font-size-complex="8pt"/>
    </style:style>
    <style:style style:name="P101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f910d" style:font-size-asian="8pt" style:font-size-complex="8pt"/>
    </style:style>
    <style:style style:name="P10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77441" style:font-size-asian="8pt" style:font-size-complex="8pt"/>
    </style:style>
    <style:style style:name="P10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9467c" style:font-size-asian="8pt" style:font-size-complex="8pt"/>
    </style:style>
    <style:style style:name="P104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9467c" style:font-size-asian="8pt" style:font-size-complex="8pt"/>
    </style:style>
    <style:style style:name="P105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bc039" style:font-size-asian="8pt" style:font-size-complex="8pt"/>
    </style:style>
    <style:style style:name="P106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bc039" style:font-size-asian="8pt" style:font-size-complex="8pt"/>
    </style:style>
    <style:style style:name="P10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ca699" style:font-size-asian="8pt" style:font-size-complex="8pt"/>
    </style:style>
    <style:style style:name="P108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ca699" style:font-size-asian="8pt" style:font-size-complex="8pt"/>
    </style:style>
    <style:style style:name="P10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e35a5" style:font-size-asian="8pt" style:font-size-complex="8pt"/>
    </style:style>
    <style:style style:name="P11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f9fb2" style:font-size-asian="8pt" style:font-size-complex="8pt"/>
    </style:style>
    <style:style style:name="P11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12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13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1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2bc72" style:font-size-asian="8pt" style:font-size-complex="8pt"/>
    </style:style>
    <style:style style:name="P115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3145d" style:font-size-asian="8pt" style:font-size-complex="8pt"/>
    </style:style>
    <style:style style:name="P116" style:family="paragraph" style:parent-style-name="Preformatted_20_Text">
      <style:paragraph-properties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3145d" style:font-size-asian="8pt" style:font-size-complex="8pt"/>
    </style:style>
    <style:style style:name="P117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3dddb" style:font-size-asian="8pt" style:font-size-complex="8pt"/>
    </style:style>
    <style:style style:name="P118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119" style:family="paragraph" style:parent-style-name="Preformatted_20_Text">
      <style:paragraph-properties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fce2" style:font-size-asian="8pt" style:font-size-complex="8pt"/>
    </style:style>
    <style:style style:name="P120" style:family="paragraph" style:parent-style-name="Preformatted_20_Text">
      <style:paragraph-properties fo:padding="0.049cm" fo:border="none"/>
      <style:text-properties style:font-name="DejaVu Sans Condensed" fo:font-size="8pt" officeooo:rsid="004c43b0" officeooo:paragraph-rsid="004c43b0" style:font-size-asian="8pt" style:font-size-complex="8pt"/>
    </style:style>
    <style:style style:name="P121" style:family="paragraph" style:parent-style-name="Preformatted_20_Text">
      <style:paragraph-properties fo:padding="0.049cm" fo:border="none"/>
      <style:text-properties style:font-name="DejaVu Sans Condensed" fo:font-size="8pt" officeooo:rsid="004c6bb7" officeooo:paragraph-rsid="004c6bb7" style:font-size-asian="8pt" style:font-size-complex="8pt"/>
    </style:style>
    <style:style style:name="P122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123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139f4" style:font-size-asian="8pt" style:font-size-complex="8pt"/>
    </style:style>
    <style:style style:name="P12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3890" style:font-size-asian="8pt" style:font-size-complex="8pt"/>
    </style:style>
    <style:style style:name="P125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53442" style:font-size-asian="8pt" style:font-size-complex="8pt"/>
    </style:style>
    <style:style style:name="P126" style:family="paragraph" style:parent-style-name="Preformatted_20_Text">
      <style:paragraph-properties fo:text-align="start" style:justify-single-word="false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127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128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129" style:family="paragraph" style:parent-style-name="Preformatted_20_Text">
      <style:paragraph-properties fo:text-align="start" style:justify-single-word="false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130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fb953" style:font-size-asian="8pt" style:font-size-complex="8pt"/>
    </style:style>
    <style:style style:name="P131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1b4d8" style:font-size-asian="8pt" style:font-size-complex="8pt"/>
    </style:style>
    <style:style style:name="P132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6c2d5" style:font-size-asian="8pt" style:font-size-complex="8pt"/>
    </style:style>
    <style:style style:name="P133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eb9f3" style:font-size-asian="8pt" style:font-size-complex="8pt"/>
    </style:style>
    <style:style style:name="P134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081b2" style:font-size-asian="8pt" style:font-size-complex="8pt"/>
    </style:style>
    <style:style style:name="P135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53f46" style:font-size-asian="8pt" style:font-size-complex="8pt"/>
    </style:style>
    <style:style style:name="P136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77441" style:font-size-asian="8pt" style:font-size-complex="8pt"/>
    </style:style>
    <style:style style:name="P137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77441" style:font-size-asian="8pt" style:font-size-complex="8pt"/>
    </style:style>
    <style:style style:name="P138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bdf76" style:font-size-asian="8pt" style:font-size-complex="8pt"/>
    </style:style>
    <style:style style:name="P139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c861e" style:font-size-asian="8pt" style:font-size-complex="8pt"/>
    </style:style>
    <style:style style:name="P140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e35a5" style:font-size-asian="8pt" style:font-size-complex="8pt"/>
    </style:style>
    <style:style style:name="P141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42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8d679" style:font-size-asian="8pt" style:font-weight-asian="bold" style:font-size-complex="8pt" style:font-weight-complex="bold"/>
    </style:style>
    <style:style style:name="P14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bcbf4" style:font-size-asian="8pt" style:font-weight-asian="bold" style:font-size-complex="8pt" style:font-weight-complex="bold"/>
    </style:style>
    <style:style style:name="P144" style:family="paragraph" style:parent-style-name="Preformatted_20_Text">
      <style:paragraph-properties fo:break-before="page" fo:padding="0.049cm" fo:border="none"/>
      <style:text-properties style:font-name="DejaVu Sans Condensed" fo:font-size="8pt" style:text-underline-style="solid" style:text-underline-width="auto" style:text-underline-color="font-color" fo:font-weight="bold" officeooo:rsid="00252667" officeooo:paragraph-rsid="00252667" style:font-size-asian="8pt" style:font-weight-asian="bold" style:font-size-complex="8pt" style:font-weight-complex="bold"/>
    </style:style>
    <style:style style:name="P145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3e4c56" officeooo:paragraph-rsid="003e4c56" style:font-size-asian="8pt" style:font-weight-asian="bold" style:font-size-complex="8pt" style:font-weight-complex="bold"/>
    </style:style>
    <style:style style:name="P146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053b8" officeooo:paragraph-rsid="004053b8" style:font-size-asian="8pt" style:font-weight-asian="bold" style:font-size-complex="8pt" style:font-weight-complex="bold"/>
    </style:style>
    <style:style style:name="P147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43b0" officeooo:paragraph-rsid="004c43b0" style:font-size-asian="8pt" style:font-weight-asian="bold" style:font-size-complex="8pt" style:font-weight-complex="bold"/>
    </style:style>
    <style:style style:name="P148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6bb7" officeooo:paragraph-rsid="004c6bb7" style:font-size-asian="8pt" style:font-weight-asian="bold" style:font-size-complex="8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DejaVu Sans Condensed" fo:font-size="8pt" style:font-name-asian="Noto Sans Mono CJK SC" style:font-size-asian="8pt" style:font-name-complex="Liberation Mono" style:font-size-complex="8pt"/>
    </style:style>
    <style:style style:name="P150" style:family="paragraph" style:parent-style-name="Table_20_Contents">
      <style:paragraph-properties fo:text-align="start" style:justify-single-word="false"/>
      <style:text-properties style:font-name="DejaVu Sans Condensed" fo:font-size="8pt" officeooo:paragraph-rsid="002f4732" style:font-name-asian="Noto Sans Mono CJK SC" style:font-size-asian="8pt" style:font-name-complex="Liberation Mono" style:font-size-complex="8pt"/>
    </style:style>
    <style:style style:name="P151" style:family="paragraph" style:parent-style-name="Table_20_Contents">
      <style:paragraph-properties fo:text-align="start" style:justify-single-word="false"/>
      <style:text-properties style:font-name="DejaVu Sans Condensed" fo:font-size="8pt" officeooo:rsid="002bcbf4" officeooo:paragraph-rsid="002bcbf4" style:font-name-asian="Noto Sans Mono CJK SC" style:font-size-asian="8pt" style:font-name-complex="Liberation Mono" style:font-size-complex="8pt"/>
    </style:style>
    <style:style style:name="P152" style:family="paragraph" style:parent-style-name="Table_20_Contents">
      <style:paragraph-properties fo:text-align="start" style:justify-single-word="false"/>
      <style:text-properties style:font-name="DejaVu Sans Condensed" fo:font-size="8pt" officeooo:rsid="0030d985" officeooo:paragraph-rsid="0030d985" style:font-name-asian="Noto Sans Mono CJK SC" style:font-size-asian="8pt" style:font-name-complex="Liberation Mono" style:font-size-complex="8pt"/>
    </style:style>
    <style:style style:name="P153" style:family="paragraph" style:parent-style-name="Table_20_Contents">
      <style:paragraph-properties fo:text-align="start" style:justify-single-word="false"/>
      <style:text-properties style:font-name="DejaVu Sans Condensed" fo:font-size="8pt" officeooo:rsid="002d2524" style:font-name-asian="Noto Sans Mono CJK SC" style:font-size-asian="8pt" style:font-name-complex="Liberation Mono" style:font-size-complex="8pt"/>
    </style:style>
    <style:style style:name="P15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be668" officeooo:paragraph-rsid="008be668" style:font-size-asian="8pt" style:font-weight-asian="bold" style:font-size-complex="8pt" style:font-weight-complex="bold"/>
    </style:style>
    <style:style style:name="P155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4c05f" officeooo:paragraph-rsid="00a31901" style:font-size-asian="8pt" style:font-weight-asian="bold" style:font-size-complex="8pt" style:font-weight-complex="bold"/>
    </style:style>
    <style:style style:name="P156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4c05f" officeooo:paragraph-rsid="00a31901" style:font-size-asian="8pt" style:font-weight-asian="bold" style:font-size-complex="8pt" style:font-weight-complex="bold"/>
    </style:style>
    <style:style style:name="P157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62fac" officeooo:paragraph-rsid="00962fac" style:font-size-asian="8pt" style:font-weight-asian="bold" style:font-size-complex="8pt" style:font-weight-complex="bold"/>
    </style:style>
    <style:style style:name="P158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76ef5" officeooo:paragraph-rsid="00976ef5" style:font-size-asian="8pt" style:font-weight-asian="bold" style:font-size-complex="8pt" style:font-weight-complex="bold"/>
    </style:style>
    <style:style style:name="P159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99c138" style:font-size-asian="8pt" style:font-weight-asian="bold" style:font-size-complex="8pt" style:font-weight-complex="bold"/>
    </style:style>
    <style:style style:name="P160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b6c2d5" style:font-size-asian="8pt" style:font-weight-asian="bold" style:font-size-complex="8pt" style:font-weight-complex="bold"/>
    </style:style>
    <style:style style:name="P161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b6c2d5" style:font-size-asian="8pt" style:font-weight-asian="bold" style:font-size-complex="8pt" style:font-weight-complex="bold"/>
    </style:style>
    <style:style style:name="P162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cc0fb" officeooo:paragraph-rsid="00b80eba" style:font-size-asian="8pt" style:font-weight-asian="bold" style:font-size-complex="8pt" style:font-weight-complex="bold"/>
    </style:style>
    <style:style style:name="P163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79e2a" officeooo:paragraph-rsid="00c1e0fe" style:font-size-asian="8pt" style:font-weight-asian="bold" style:font-size-complex="8pt" style:font-weight-complex="bold"/>
    </style:style>
    <style:style style:name="P164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04e0d" officeooo:paragraph-rsid="00c40be8" style:font-size-asian="8pt" style:font-weight-asian="bold" style:font-size-complex="8pt" style:font-weight-complex="bold"/>
    </style:style>
    <style:style style:name="P165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f702" officeooo:paragraph-rsid="00c77441" style:font-size-asian="8pt" style:font-weight-asian="bold" style:font-size-complex="8pt" style:font-weight-complex="bold"/>
    </style:style>
    <style:style style:name="P166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599c30" officeooo:paragraph-rsid="00c9467c" style:font-size-asian="8pt" style:font-weight-asian="bold" style:font-size-complex="8pt" style:font-weight-complex="bold"/>
    </style:style>
    <style:style style:name="P167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3456d" officeooo:paragraph-rsid="00d65190" style:font-size-asian="8pt" style:font-weight-asian="bold" style:font-size-complex="8pt" style:font-weight-complex="bold"/>
    </style:style>
    <style:style style:name="P168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5d286b" officeooo:paragraph-rsid="005d286b" style:font-size-asian="8pt" style:font-weight-asian="bold" style:font-size-complex="8pt" style:font-weight-complex="bold"/>
    </style:style>
    <style:style style:name="P169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3a0d3" officeooo:paragraph-rsid="00afb953" style:font-size-asian="8pt" style:font-weight-asian="bold" style:font-size-complex="8pt" style:font-weight-complex="bold"/>
    </style:style>
    <style:style style:name="P170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3a0d3" officeooo:paragraph-rsid="00b1b4d8" style:font-size-asian="8pt" style:font-weight-asian="bold" style:font-size-complex="8pt" style:font-weight-complex="bold"/>
    </style:style>
    <style:style style:name="P171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f2cd4" officeooo:paragraph-rsid="00c77441" style:font-size-asian="8pt" style:font-weight-asian="bold" style:font-size-complex="8pt" style:font-weight-complex="bold"/>
    </style:style>
    <style:style style:name="P172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462c" officeooo:paragraph-rsid="00c77441" style:font-size-asian="8pt" style:font-weight-asian="bold" style:font-size-complex="8pt" style:font-weight-complex="bold"/>
    </style:style>
    <style:style style:name="P173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4c76e" officeooo:paragraph-rsid="00dc2d86" style:font-size-asian="8pt" style:font-weight-asian="bold" style:font-size-complex="8pt" style:font-weight-complex="bold"/>
    </style:style>
    <style:style style:name="P17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officeooo:rsid="005d286b" officeooo:paragraph-rsid="005d286b" style:font-size-asian="8pt" style:font-size-complex="8pt"/>
    </style:style>
    <style:style style:name="P175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6df90f" officeooo:paragraph-rsid="006df90f" style:font-size-asian="8pt" style:font-weight-asian="bold" style:font-size-complex="8pt" style:font-weight-complex="bold"/>
    </style:style>
    <style:style style:name="P176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5e528b" officeooo:paragraph-rsid="005e528b" style:font-size-asian="8pt" style:font-weight-asian="bold" style:font-size-complex="8pt" style:font-weight-complex="bold"/>
    </style:style>
    <style:style style:name="P177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69a2e" loext:opacity="100%" style:font-name="DejaVu Sans Condensed" fo:font-size="8pt" fo:font-weight="bold" officeooo:rsid="008f4d87" officeooo:paragraph-rsid="008f4d87" style:font-size-asian="8pt" style:font-weight-asian="bold" style:font-size-complex="8pt" style:font-weight-complex="bold"/>
    </style:style>
    <style:style style:name="T1" style:family="text">
      <style:text-properties style:font-name="DejaVu Sans Condensed" fo:font-size="8pt" style:font-size-asian="8pt" style:font-size-complex="8pt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weight="bold" officeooo:rsid="002132d0" style:font-weight-asian="bold" style:font-weight-complex="bold"/>
    </style:style>
    <style:style style:name="T4" style:family="text">
      <style:text-properties fo:color="#ff0000" loext:opacity="100%" fo:font-weight="bold" officeooo:rsid="008139f4" style:font-weight-asian="bold" style:font-weight-complex="bold"/>
    </style:style>
    <style:style style:name="T5" style:family="text">
      <style:text-properties fo:color="#ff0000" loext:opacity="100%" fo:font-weight="bold" officeooo:rsid="008331a1" style:font-weight-asian="bold" style:font-weight-complex="bold"/>
    </style:style>
    <style:style style:name="T6" style:family="text">
      <style:text-properties fo:color="#ff0000" loext:opacity="100%" officeooo:rsid="00934473"/>
    </style:style>
    <style:style style:name="T7" style:family="text">
      <style:text-properties fo:color="#ff0000" loext:opacity="100%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ff0000" loext:opacity="100%" fo:font-size="9pt" fo:font-weight="bold" officeooo:rsid="000b512c" style:font-size-asian="9pt" style:font-weight-asian="bold" style:font-size-complex="9pt" style:font-weight-complex="bold"/>
    </style:style>
    <style:style style:name="T9" style:family="text">
      <style:text-properties fo:color="#ff0000" loext:opacity="100%" fo:font-size="9pt" fo:font-weight="bold" officeooo:rsid="002132d0" style:font-size-asian="9pt" style:font-weight-asian="bold" style:font-size-complex="9pt" style:font-weight-complex="bold"/>
    </style:style>
    <style:style style:name="T10" style:family="text">
      <style:text-properties fo:color="#ff0000" loext:opacity="100%" fo:font-size="9pt" fo:font-weight="bold" officeooo:rsid="00ae08bc" style:font-size-asian="9pt" style:font-weight-asian="bold" style:font-size-complex="9pt" style:font-weight-complex="bold"/>
    </style:style>
    <style:style style:name="T11" style:family="text">
      <style:text-properties fo:color="#ff0000" loext:opacity="100%" fo:font-size="9pt" fo:font-weight="bold" officeooo:rsid="00afb953" style:font-size-asian="9pt" style:font-weight-asian="bold" style:font-size-complex="9pt" style:font-weight-complex="bold"/>
    </style:style>
    <style:style style:name="T12" style:family="text">
      <style:text-properties fo:color="#ff0000" loext:opacity="100%" fo:font-size="9pt" fo:font-weight="bold" officeooo:rsid="00b1b4d8" style:font-size-asian="9pt" style:font-weight-asian="bold" style:font-size-complex="9pt" style:font-weight-complex="bold"/>
    </style:style>
    <style:style style:name="T13" style:family="text">
      <style:text-properties fo:color="#ff0000" loext:opacity="100%" fo:font-size="9pt" fo:font-weight="bold" officeooo:rsid="00b3288f" style:font-size-asian="9pt" style:font-weight-asian="bold" style:font-size-complex="9pt" style:font-weight-complex="bold"/>
    </style:style>
    <style:style style:name="T14" style:family="text">
      <style:text-properties fo:color="#ff0000" loext:opacity="100%" fo:font-size="9pt" fo:font-weight="bold" officeooo:rsid="008f1516" style:font-size-asian="9pt" style:font-weight-asian="bold" style:font-size-complex="9pt" style:font-weight-complex="bold"/>
    </style:style>
    <style:style style:name="T15" style:family="text">
      <style:text-properties fo:color="#ff0000" loext:opacity="100%" fo:font-size="9pt" fo:font-weight="bold" officeooo:rsid="001add93" style:font-size-asian="9pt" style:font-weight-asian="bold" style:font-size-complex="9pt" style:font-weight-complex="bold"/>
    </style:style>
    <style:style style:name="T16" style:family="text">
      <style:text-properties fo:color="#ff0000" loext:opacity="100%" fo:font-size="9pt" fo:font-weight="bold" officeooo:rsid="00beb9f3" style:font-size-asian="9pt" style:font-weight-asian="bold" style:font-size-complex="9pt" style:font-weight-complex="bold"/>
    </style:style>
    <style:style style:name="T17" style:family="text">
      <style:text-properties fo:color="#ff0000" loext:opacity="100%" fo:font-size="9pt" fo:font-weight="bold" officeooo:rsid="0069cbfb" style:font-size-asian="9pt" style:font-weight-asian="bold" style:font-size-complex="9pt" style:font-weight-complex="bold"/>
    </style:style>
    <style:style style:name="T18" style:family="text">
      <style:text-properties fo:color="#ff0000" loext:opacity="100%" fo:font-size="9pt" fo:font-weight="bold" officeooo:rsid="00508e58" style:font-size-asian="9pt" style:font-weight-asian="bold" style:font-size-complex="9pt" style:font-weight-complex="bold"/>
    </style:style>
    <style:style style:name="T19" style:family="text">
      <style:text-properties fo:color="#ff0000" loext:opacity="100%" fo:font-size="9pt" fo:font-weight="bold" officeooo:rsid="00abdf76" style:font-size-asian="9pt" style:font-weight-asian="bold" style:font-size-complex="9pt" style:font-weight-complex="bold"/>
    </style:style>
    <style:style style:name="T20" style:family="text">
      <style:text-properties fo:color="#ff0000" loext:opacity="100%" fo:font-size="9pt" fo:font-weight="bold" officeooo:rsid="00ac7e89" style:font-size-asian="9pt" style:font-weight-asian="bold" style:font-size-complex="9pt" style:font-weight-complex="bold"/>
    </style:style>
    <style:style style:name="T21" style:family="text">
      <style:text-properties fo:color="#ff0000" loext:opacity="100%" fo:font-size="9pt" fo:font-weight="bold" officeooo:rsid="0078462c" style:font-size-asian="9pt" style:font-weight-asian="bold" style:font-size-complex="9pt" style:font-weight-complex="bold"/>
    </style:style>
    <style:style style:name="T22" style:family="text">
      <style:text-properties fo:color="#ff0000" loext:opacity="100%" fo:font-size="9pt" fo:font-weight="bold" officeooo:rsid="0078f702" style:font-size-asian="9pt" style:font-weight-asian="bold" style:font-size-complex="9pt" style:font-weight-complex="bold"/>
    </style:style>
    <style:style style:name="T23" style:family="text">
      <style:text-properties fo:color="#ff0000" loext:opacity="100%" fo:font-size="9pt" fo:font-weight="bold" officeooo:rsid="00985851" style:font-size-asian="9pt" style:font-weight-asian="bold" style:font-size-complex="9pt" style:font-weight-complex="bold"/>
    </style:style>
    <style:style style:name="T24" style:family="text">
      <style:text-properties fo:color="#ff0000" loext:opacity="100%" fo:font-size="9pt" fo:font-weight="bold" officeooo:rsid="00c9467c" style:font-size-asian="9pt" style:font-weight-asian="bold" style:font-size-complex="9pt" style:font-weight-complex="bold"/>
    </style:style>
    <style:style style:name="T25" style:family="text">
      <style:text-properties fo:color="#ff0000" loext:opacity="100%" fo:font-size="9pt" fo:font-weight="bold" officeooo:rsid="00774f37" style:font-size-asian="9pt" style:font-weight-asian="bold" style:font-size-complex="9pt" style:font-weight-complex="bold"/>
    </style:style>
    <style:style style:name="T26" style:family="text">
      <style:text-properties fo:color="#ff0000" loext:opacity="100%" fo:font-size="9pt" fo:font-weight="bold" officeooo:rsid="004e7ca9" style:font-size-asian="9pt" style:font-weight-asian="bold" style:font-size-complex="9pt" style:font-weight-complex="bold"/>
    </style:style>
    <style:style style:name="T27" style:family="text">
      <style:text-properties fo:color="#ff0000" loext:opacity="100%" fo:font-size="9pt" fo:font-weight="bold" officeooo:rsid="00d0e56b" style:font-size-asian="9pt" style:font-weight-asian="bold" style:font-size-complex="9pt" style:font-weight-complex="bold"/>
    </style:style>
    <style:style style:name="T28" style:family="text">
      <style:text-properties fo:color="#ff0000" loext:opacity="100%" fo:font-size="9pt" fo:font-weight="bold" officeooo:rsid="00d3145d" style:font-size-asian="9pt" style:font-weight-asian="bold" style:font-size-complex="9pt" style:font-weight-complex="bold"/>
    </style:style>
    <style:style style:name="T29" style:family="text">
      <style:text-properties fo:color="#ff0000" loext:opacity="100%" fo:font-size="9pt" fo:font-weight="bold" officeooo:rsid="00d3dddb" style:font-size-asian="9pt" style:font-weight-asian="bold" style:font-size-complex="9pt" style:font-weight-complex="bold"/>
    </style:style>
    <style:style style:name="T30" style:family="text">
      <style:text-properties fo:color="#ff0000" loext:opacity="100%" fo:font-size="9pt" fo:font-weight="bold" officeooo:rsid="008543bc" style:font-size-asian="9pt" style:font-weight-asian="bold" style:font-size-complex="9pt" style:font-weight-complex="bold"/>
    </style:style>
    <style:style style:name="T31" style:family="text">
      <style:text-properties fo:color="#ff0000" loext:opacity="100%" fo:font-size="7pt" fo:font-weight="bold" officeooo:rsid="00d0e56b" style:font-size-asian="7pt" style:font-weight-asian="bold" style:font-size-complex="7pt" style:font-weight-complex="bold"/>
    </style:style>
    <style:style style:name="T32" style:family="text">
      <style:text-properties fo:color="#ff0000" loext:opacity="100%" fo:font-size="7pt" fo:font-weight="bold" officeooo:rsid="00d3145d" style:font-size-asian="7pt" style:font-weight-asian="bold" style:font-size-complex="7pt" style:font-weight-complex="bold"/>
    </style:style>
    <style:style style:name="T33" style:family="text">
      <style:text-properties fo:font-size="6pt" officeooo:rsid="00252667" style:font-size-asian="6pt" style:font-size-complex="6pt"/>
    </style:style>
    <style:style style:name="T34" style:family="text">
      <style:text-properties fo:font-size="6pt" officeooo:rsid="003de502" style:font-size-asian="6pt" style:font-size-complex="6pt"/>
    </style:style>
    <style:style style:name="T35" style:family="text">
      <style:text-properties fo:font-size="6pt" officeooo:rsid="003f94e3" style:font-size-asian="6pt" style:font-size-complex="6pt"/>
    </style:style>
    <style:style style:name="T36" style:family="text">
      <style:text-properties fo:font-size="6pt" officeooo:rsid="004c43b0" style:font-size-asian="6pt" style:font-size-complex="6pt"/>
    </style:style>
    <style:style style:name="T37" style:family="text">
      <style:text-properties officeooo:rsid="0027025f"/>
    </style:style>
    <style:style style:name="T38" style:family="text">
      <style:text-properties officeooo:rsid="0028d679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2bcbf4"/>
    </style:style>
    <style:style style:name="T42" style:family="text">
      <style:text-properties officeooo:rsid="002d2524"/>
    </style:style>
    <style:style style:name="T43" style:family="text">
      <style:text-properties officeooo:rsid="002d6e0b"/>
    </style:style>
    <style:style style:name="T44" style:family="text">
      <style:text-properties officeooo:rsid="002f4732"/>
    </style:style>
    <style:style style:name="T45" style:family="text">
      <style:text-properties officeooo:rsid="0037ba81"/>
    </style:style>
    <style:style style:name="T46" style:family="text">
      <style:text-properties officeooo:rsid="0042b1c1"/>
    </style:style>
    <style:style style:name="T47" style:family="text">
      <style:text-properties officeooo:rsid="004306ae"/>
    </style:style>
    <style:style style:name="T48" style:family="text">
      <style:text-properties officeooo:rsid="004c6bb7"/>
    </style:style>
    <style:style style:name="T49" style:family="text">
      <style:text-properties officeooo:rsid="004d8862"/>
    </style:style>
    <style:style style:name="T50" style:family="text">
      <style:text-properties fo:color="#00a933" loext:opacity="100%" fo:font-weight="bold" style:font-weight-asian="bold" style:font-weight-complex="bold"/>
    </style:style>
    <style:style style:name="T51" style:family="text">
      <style:text-properties fo:color="#00a933" loext:opacity="100%" fo:font-weight="bold" officeooo:rsid="00993890" style:font-weight-asian="bold" style:font-weight-complex="bold"/>
    </style:style>
    <style:style style:name="T52" style:family="text">
      <style:text-properties fo:color="#3465a4" loext:opacity="100%"/>
    </style:style>
    <style:style style:name="T53" style:family="text">
      <style:text-properties officeooo:rsid="0083456d"/>
    </style:style>
    <style:style style:name="T54" style:family="text">
      <style:text-properties fo:color="#069a2e" loext:opacity="100%"/>
    </style:style>
    <style:style style:name="T55" style:family="text">
      <style:text-properties fo:color="#069a2e" loext:opacity="100%" fo:font-weight="bold" style:font-weight-asian="bold" style:font-weight-complex="bold"/>
    </style:style>
    <style:style style:name="T56" style:family="text">
      <style:text-properties fo:color="#069a2e" loext:opacity="100%" officeooo:rsid="005d286b"/>
    </style:style>
    <style:style style:name="T57" style:family="text">
      <style:text-properties fo:color="#069a2e" loext:opacity="100%" fo:font-size="7pt" fo:font-weight="bold" officeooo:rsid="000b512c" style:font-size-asian="7pt" style:font-weight-asian="bold" style:font-size-complex="7pt" style:font-weight-complex="bold"/>
    </style:style>
    <style:style style:name="T58" style:family="text">
      <style:text-properties fo:color="#069a2e" loext:opacity="100%" fo:font-size="7pt" fo:font-weight="bold" officeooo:rsid="0093a0d3" style:font-size-asian="7pt" style:font-weight-asian="bold" style:font-size-complex="7pt" style:font-weight-complex="bold"/>
    </style:style>
    <style:style style:name="T59" style:family="text">
      <style:text-properties fo:color="#069a2e" loext:opacity="100%" fo:font-size="7pt" fo:font-weight="bold" officeooo:rsid="006df90f" style:font-size-asian="7pt" style:font-weight-asian="bold" style:font-size-complex="7pt" style:font-weight-complex="bold"/>
    </style:style>
    <style:style style:name="T60" style:family="text">
      <style:text-properties fo:color="#069a2e" loext:opacity="100%" fo:font-size="7pt" fo:font-weight="bold" officeooo:rsid="0069cbfb" style:font-size-asian="7pt" style:font-weight-asian="bold" style:font-size-complex="7pt" style:font-weight-complex="bold"/>
    </style:style>
    <style:style style:name="T61" style:family="text">
      <style:text-properties fo:color="#069a2e" loext:opacity="100%" fo:font-size="7pt" fo:font-weight="bold" officeooo:rsid="009ada81" style:font-size-asian="7pt" style:font-weight-asian="bold" style:font-size-complex="7pt" style:font-weight-complex="bold"/>
    </style:style>
    <style:style style:name="T62" style:family="text">
      <style:text-properties fo:color="#069a2e" loext:opacity="100%" fo:font-size="7pt" fo:font-weight="bold" officeooo:rsid="0099c138" style:font-size-asian="7pt" style:font-weight-asian="bold" style:font-size-complex="7pt" style:font-weight-complex="bold"/>
    </style:style>
    <style:style style:name="T63" style:family="text">
      <style:text-properties fo:color="#069a2e" loext:opacity="100%" fo:font-size="7pt" style:font-size-asian="7pt" style:font-size-complex="7pt"/>
    </style:style>
    <style:style style:name="T64" style:family="text">
      <style:text-properties fo:color="#069a2e" loext:opacity="100%" fo:font-size="7pt" officeooo:rsid="009ada81" style:font-size-asian="7pt" style:font-size-complex="7pt"/>
    </style:style>
    <style:style style:name="T65" style:family="text">
      <style:text-properties fo:color="#168253" loext:opacity="100%" fo:font-weight="bold" officeooo:rsid="0093a0d3" style:font-weight-asian="bold" style:font-weight-complex="bold"/>
    </style:style>
    <style:style style:name="T66" style:family="text">
      <style:text-properties fo:color="#168253" loext:opacity="100%" fo:font-size="7pt" fo:font-weight="bold" style:font-size-asian="7pt" style:font-weight-asian="bold" style:font-size-complex="7pt" style:font-weight-complex="bold"/>
    </style:style>
    <style:style style:name="T67" style:family="text">
      <style:text-properties fo:color="#168253" loext:opacity="100%" fo:font-size="7pt" fo:font-weight="bold" officeooo:rsid="00ac861e" style:font-size-asian="7pt" style:font-weight-asian="bold" style:font-size-complex="7pt" style:font-weight-complex="bold"/>
    </style:style>
    <style:style style:name="T68" style:family="text">
      <style:text-properties fo:color="#168253" loext:opacity="100%" fo:font-size="7pt" fo:font-weight="bold" officeooo:rsid="000b512c" style:font-size-asian="7pt" style:font-weight-asian="bold" style:font-size-complex="7pt" style:font-weight-complex="bold"/>
    </style:style>
    <style:style style:name="T69" style:family="text">
      <style:text-properties fo:color="#168253" loext:opacity="100%" fo:font-size="7pt" fo:font-weight="bold" officeooo:rsid="002132d0" style:font-size-asian="7pt" style:font-weight-asian="bold" style:font-size-complex="7pt" style:font-weight-complex="bold"/>
    </style:style>
    <style:style style:name="T70" style:family="text">
      <style:text-properties fo:color="#168253" loext:opacity="100%" fo:font-size="7pt" fo:font-weight="bold" officeooo:rsid="0093a0d3" style:font-size-asian="7pt" style:font-weight-asian="bold" style:font-size-complex="7pt" style:font-weight-complex="bold"/>
    </style:style>
    <style:style style:name="T71" style:family="text">
      <style:text-properties fo:color="#168253" loext:opacity="100%" fo:font-size="7pt" fo:font-weight="bold" officeooo:rsid="00afb953" style:font-size-asian="7pt" style:font-weight-asian="bold" style:font-size-complex="7pt" style:font-weight-complex="bold"/>
    </style:style>
    <style:style style:name="T72" style:family="text">
      <style:text-properties fo:color="#168253" loext:opacity="100%" fo:font-size="7pt" fo:font-weight="bold" officeooo:rsid="00b1b4d8" style:font-size-asian="7pt" style:font-weight-asian="bold" style:font-size-complex="7pt" style:font-weight-complex="bold"/>
    </style:style>
    <style:style style:name="T73" style:family="text">
      <style:text-properties fo:color="#168253" loext:opacity="100%" fo:font-size="7pt" fo:font-weight="bold" officeooo:rsid="001add93" style:font-size-asian="7pt" style:font-weight-asian="bold" style:font-size-complex="7pt" style:font-weight-complex="bold"/>
    </style:style>
    <style:style style:name="T74" style:family="text">
      <style:text-properties fo:color="#168253" loext:opacity="100%" fo:font-size="7pt" fo:font-weight="bold" officeooo:rsid="006df90f" style:font-size-asian="7pt" style:font-weight-asian="bold" style:font-size-complex="7pt" style:font-weight-complex="bold"/>
    </style:style>
    <style:style style:name="T75" style:family="text">
      <style:text-properties fo:color="#168253" loext:opacity="100%" fo:font-size="7pt" fo:font-weight="bold" officeooo:rsid="0069cbfb" style:font-size-asian="7pt" style:font-weight-asian="bold" style:font-size-complex="7pt" style:font-weight-complex="bold"/>
    </style:style>
    <style:style style:name="T76" style:family="text">
      <style:text-properties fo:color="#168253" loext:opacity="100%" fo:font-size="7pt" fo:font-weight="bold" officeooo:rsid="00508e58" style:font-size-asian="7pt" style:font-weight-asian="bold" style:font-size-complex="7pt" style:font-weight-complex="bold"/>
    </style:style>
    <style:style style:name="T77" style:family="text">
      <style:text-properties fo:color="#168253" loext:opacity="100%" fo:font-size="7pt" fo:font-weight="bold" officeooo:rsid="00985851" style:font-size-asian="7pt" style:font-weight-asian="bold" style:font-size-complex="7pt" style:font-weight-complex="bold"/>
    </style:style>
    <style:style style:name="T78" style:family="text">
      <style:text-properties fo:color="#168253" loext:opacity="100%" fo:font-size="7pt" fo:font-weight="bold" officeooo:rsid="0099c138" style:font-size-asian="7pt" style:font-weight-asian="bold" style:font-size-complex="7pt" style:font-weight-complex="bold"/>
    </style:style>
    <style:style style:name="T79" style:family="text">
      <style:text-properties fo:color="#168253" loext:opacity="100%" fo:font-size="7pt" fo:font-weight="bold" officeooo:rsid="00b512b9" style:font-size-asian="7pt" style:font-weight-asian="bold" style:font-size-complex="7pt" style:font-weight-complex="bold"/>
    </style:style>
    <style:style style:name="T80" style:family="text">
      <style:text-properties fo:color="#168253" loext:opacity="100%" fo:font-size="7pt" fo:font-weight="bold" officeooo:rsid="004e7ca9" style:font-size-asian="7pt" style:font-weight-asian="bold" style:font-size-complex="7pt" style:font-weight-complex="bold"/>
    </style:style>
    <style:style style:name="T81" style:family="text">
      <style:text-properties fo:color="#168253" loext:opacity="100%" fo:font-size="7pt" fo:font-weight="bold" officeooo:rsid="00d0e56b" style:font-size-asian="7pt" style:font-weight-asian="bold" style:font-size-complex="7pt" style:font-weight-complex="bold"/>
    </style:style>
    <style:style style:name="T82" style:family="text">
      <style:text-properties fo:color="#168253" loext:opacity="100%" fo:font-size="7pt" style:font-size-asian="7pt" style:font-size-complex="7pt"/>
    </style:style>
    <style:style style:name="T83" style:family="text">
      <style:text-properties fo:color="#168253" loext:opacity="100%" fo:font-size="7pt" officeooo:rsid="00ac861e" style:font-size-asian="7pt" style:font-size-complex="7pt"/>
    </style:style>
    <style:style style:name="T84" style:family="text">
      <style:text-properties fo:color="#168253" loext:opacity="100%" fo:font-size="7pt" officeooo:rsid="00afb953" style:font-size-asian="7pt" style:font-size-complex="7pt"/>
    </style:style>
    <style:style style:name="T85" style:family="text">
      <style:text-properties fo:color="#168253" loext:opacity="100%" fo:font-size="7pt" officeooo:rsid="00b1b4d8" style:font-size-asian="7pt" style:font-size-complex="7pt"/>
    </style:style>
    <style:style style:name="T86" style:family="text">
      <style:text-properties fo:color="#168253" loext:opacity="100%" fo:font-size="7pt" officeooo:rsid="00c9467c" style:font-size-asian="7pt" style:font-size-complex="7pt"/>
    </style:style>
    <style:style style:name="T87" style:family="text">
      <style:text-properties fo:color="#168253" loext:opacity="100%" fo:font-size="9pt" fo:font-weight="bold" officeooo:rsid="00b1b4d8" style:font-size-asian="9pt" style:font-weight-asian="bold" style:font-size-complex="9pt" style:font-weight-complex="bold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9pt" officeooo:rsid="00afb953" style:font-size-asian="9pt" style:font-size-complex="9pt"/>
    </style:style>
    <style:style style:name="T90" style:family="text">
      <style:text-properties fo:font-size="9pt" officeooo:rsid="00b1b4d8" style:font-size-asian="9pt" style:font-size-complex="9pt"/>
    </style:style>
    <style:style style:name="T91" style:family="text">
      <style:text-properties fo:font-size="9pt" officeooo:rsid="00b512b9" style:font-size-asian="9pt" style:font-size-complex="9pt"/>
    </style:style>
    <style:style style:name="T92" style:family="text">
      <style:text-properties fo:font-size="9pt" officeooo:rsid="0078f702" style:font-size-asian="9pt" style:font-size-complex="9pt"/>
    </style:style>
    <style:style style:name="T93" style:family="text">
      <style:text-properties fo:font-size="9pt" officeooo:rsid="00c9467c" style:font-size-asian="9pt" style:font-size-complex="9pt"/>
    </style:style>
    <style:style style:name="T94" style:family="text">
      <style:text-properties fo:font-size="9pt" officeooo:rsid="00cb004f" style:font-size-asian="9pt" style:font-size-complex="9pt"/>
    </style:style>
    <style:style style:name="T95" style:family="text">
      <style:text-properties fo:color="#1e6a39" loext:opacity="100%" fo:font-size="7pt" style:font-size-asian="7pt" style:font-size-complex="7pt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section text:style-name="Sect1" text:name="Section1">
        <text:p text:style-name="P118">root<text:tab/>=&gt;</text:p>
        <text:p text:style-name="P12"><text:tab/>=&gt; xd_high_page<text:tab/>:num_val</text:p>
        <text:p text:style-name="P12"><text:tab/>=&gt; xd_user_root<text:tab/>:<text:a xlink:type="simple" xlink:href="#user_root" text:style-name="Internet_20_link" text:visited-style-name="Visited_20_Internet_20_Link">user_root</text:a></text:p>
        <text:p text:style-name="P12"><text:tab/>=&gt; xd_source_list<text:tab/>:sourceline</text:p>
        <text:p text:style-name="P12"><text:tab/>=&gt; xd_err_count<text:tab/>:num_val</text:p>
        <text:p text:style-name="P12"><text:tab/>=&gt; spare_1<text:tab/>:void</text:p>
        <text:p text:style-name="P12"><text:tab/>;</text:p>
        <text:p text:style-name="P13">sourceline<text:tab/>=&gt;</text:p>
        <text:p text:style-name="P13"><text:tab/>=&gt; xd_number<text:tab/>:num_val</text:p>
        <text:p text:style-name="P13"><text:tab/>=&gt; xd_error_list<text:tab/>:error</text:p>
        <text:p text:style-name="P13"><text:tab/>;</text:p>
        <text:p text:style-name="P13">num_val<text:tab/>=&gt;</text:p>
        <text:p text:style-name="P13"><text:tab/>;</text:p>
        <text:p text:style-name="P13">error<text:tab/>=&gt;</text:p>
        <text:p text:style-name="P13"><text:tab/>=&gt; xd_srcpos<text:tab/>:Source_Position</text:p>
        <text:p text:style-name="P13"><text:tab/>=&gt; xd_text<text:tab/>:txtrep</text:p>
        <text:p text:style-name="P13"><text:tab/>;</text:p>
        <text:p text:style-name="P14">txtrep<text:tab/>=&gt;</text:p>
        <text:p text:style-name="P14"><text:tab/>;</text:p>
        <text:p text:style-name="P14"><text:bookmark-start text:name="user_root"/>user_root<text:bookmark-end text:name="user_root"/><text:tab/>=&gt;</text:p>
        <text:p text:style-name="P15"><text:tab/>=&gt; xd_sourcename<text:tab/>:txtrep</text:p>
        <text:p text:style-name="P15"><text:tab/>=&gt; xd_grammar<text:tab/>:void</text:p>
        <text:p text:style-name="P15"><text:tab/>=&gt; xd_statelist<text:tab/>:void</text:p>
        <text:p text:style-name="P15"><text:tab/>=&gt; xd_structure<text:tab/>:<text:a xlink:type="simple" xlink:href="#compilation" text:style-name="Internet_20_link" text:visited-style-name="Visited_20_Internet_20_Link">compilation</text:a></text:p>
        <text:p text:style-name="P15"><text:tab/>=&gt; xd_timestamp<text:tab/>:Integer</text:p>
        <text:p text:style-name="P15"><text:tab/>=&gt; spare_3<text:tab/>:void</text:p>
        <text:p text:style-name="P15"><text:tab/>;</text:p>
        <text:p text:style-name="P13"><text:bookmark-start text:name="compilation"/>compilation<text:bookmark-end text:name="compilation"/><text:tab/>=&gt;</text:p>
        <text:p text:style-name="P16"><text:tab/>=&gt; as_compltn_unit_s<text:tab/>:<text:a xlink:type="simple" xlink:href="#compltn_unit_s" text:style-name="Internet_20_link" text:visited-style-name="Visited_20_Internet_20_Link">compltn_unit_s</text:a></text:p>
        <text:p text:style-name="P16"><text:tab/>=&gt; lx_srcpos<text:tab/>:Source_Position</text:p>
        <text:p text:style-name="P16"><text:tab/>;</text:p>
        <text:p text:style-name="P16"><text:bookmark-start text:name="compltn_unit_s"/><text:span text:style-name="T52">compltn_unit_s</text:span><text:bookmark-end text:name="compltn_unit_s"/><text:tab/>=&gt;</text:p>
        <text:p text:style-name="P16"><text:tab/>=&gt; as_list<text:tab/>:<text:a xlink:type="simple" xlink:href="#compilation_unit" text:style-name="Internet_20_link" text:visited-style-name="Visited_20_Internet_20_Link">compilation_unit</text:a></text:p>
        <text:p text:style-name="P16"><text:tab/>=&gt; lx_srcpos<text:tab/>:Source_Position</text:p>
        <text:p text:style-name="P16"><text:tab/>;</text:p>
        <text:p text:style-name="P16"><text:bookmark-start text:name="compilation_unit"/>compilation_unit<text:bookmark-end text:name="compilation_unit"/><text:tab/>=&gt;<text:tab/><text:a xlink:type="simple" xlink:href="#explications_compilation_unit" text:style-name="Internet_20_link" text:visited-style-name="Visited_20_Internet_20_Link"><text:span text:style-name="T33">(explications)</text:span></text:a></text:p>
        <text:p text:style-name="P16"><text:tab/>=&gt; as_context_elem_s<text:tab/>:<text:a xlink:type="simple" xlink:href="#context_elem_s" text:style-name="Internet_20_link" text:visited-style-name="Visited_20_Internet_20_Link">context_elem_s</text:a></text:p>
        <text:p text:style-name="P16"><text:tab/>=&gt; as_all_decl<text:tab/>:<text:a xlink:type="simple" xlink:href="#ALL_DECL" text:style-name="Internet_20_link" text:visited-style-name="Visited_20_Internet_20_Link">ALL_DECL</text:a></text:p>
        <text:p text:style-name="P16"><text:tab/>=&gt; as_pragma_s<text:tab/>:<text:a xlink:type="simple" xlink:href="#pragma_s" text:style-name="Internet_20_link" text:visited-style-name="Visited_20_Internet_20_Link">pragma_s</text:a></text:p>
        <text:p text:style-name="P16"><text:tab/>=&gt; lx_srcpos<text:tab/>:Source_Position</text:p>
        <text:p text:style-name="P16"><text:tab/>=&gt; xd_timestamp<text:tab/>:Integer</text:p>
        <text:p text:style-name="P16"><text:tab/>=&gt; xd_with_list<text:tab/>:trans_with</text:p>
        <text:p text:style-name="P16"><text:tab/>=&gt; xd_nbr_pages<text:tab/>:Integer</text:p>
        <text:p text:style-name="P16"><text:tab/>=&gt; xd_parent<text:tab/>:compilation_unit</text:p>
        <text:p text:style-name="P16"><text:tab/>=&gt; xd_lib_name<text:tab/>:<text:a xlink:type="simple" xlink:href="#symbol_rep" text:style-name="Internet_20_link" text:visited-style-name="Visited_20_Internet_20_Link">symbol_rep</text:a></text:p>
        <text:p text:style-name="P17"><text:tab/>;</text:p>
        <text:p text:style-name="P119"><text:bookmark-start text:name="pragma_s"/><text:span text:style-name="T52">pragma_s</text:span><text:bookmark-end text:name="pragma_s"/><text:tab/>=&gt;</text:p>
        <text:p text:style-name="P16"><text:tab/>=&gt; as_list<text:tab/>:pragma</text:p>
        <text:p text:style-name="P16"><text:tab/>=&gt; lx_srcpos<text:tab/>:Source_Position</text:p>
        <text:p text:style-name="P16"><text:tab/>;</text:p>
        <text:p text:style-name="P18"><text:bookmark-start text:name="symbol_rep"/>symbol_rep<text:bookmark-end text:name="symbol_rep"/><text:tab/>=&gt;</text:p>
        <text:p text:style-name="P16"><text:tab/>=&gt; xd_text<text:tab/>:txtrep</text:p>
        <text:p text:style-name="P16"><text:tab/>=&gt; xd_deflist<text:tab/>:DEF_NAME</text:p>
        <text:p text:style-name="P16"><text:tab/>;</text:p>
        <text:p text:style-name="P16">false<text:tab/>=&gt;</text:p>
        <text:p text:style-name="P12"><text:tab/>;</text:p>
        <text:p text:style-name="P12">true<text:tab/>=&gt;</text:p>
        <text:p text:style-name="P12"><text:tab/>;</text:p>
        <text:p text:style-name="P12">nil<text:tab/>=&gt;</text:p>
        <text:p text:style-name="P12"><text:tab/>;</text:p>
        <text:p text:style-name="P12">list<text:tab/>=&gt;</text:p>
        <text:p text:style-name="P12"><text:tab/>=&gt; xd_head<text:tab/>:void</text:p>
        <text:p text:style-name="P12"><text:tab/>=&gt; xd_tail<text:tab/>:void</text:p>
        <text:p text:style-name="P12"><text:tab/>;</text:p>
        <text:p text:style-name="P12">hash<text:tab/>=&gt;</text:p>
        <text:p text:style-name="P12"><text:tab/>=&gt; xd_list<text:tab/>:symbol_rep</text:p>
        <text:p text:style-name="P12"><text:tab/>;</text:p>
        <text:p text:style-name="P12">void<text:tab/>=&gt;</text:p>
        <text:p text:style-name="P12"><text:tab/>;</text:p>
        <text:p text:style-name="P173"><text:span text:style-name="T95">ALL_SOURCE &gt; </text:span><text:bookmark-start text:name="CONTEXT_ELEM"/>CONTEXT_ELEM<text:bookmark-end text:name="CONTEXT_ELEM"/></text:p>
        <text:p text:style-name="P79"><text:span text:style-name="T52"/></text:p>
        <text:p text:style-name="P79"><text:bookmark-start text:name="context_elem_s"/><text:span text:style-name="T52">context_elem_s</text:span><text:bookmark-end text:name="context_elem_s"/><text:tab/>=&gt;</text:p>
        <text:p text:style-name="P79"><text:tab/>=&gt; as_list<text:tab/>:<text:a xlink:type="simple" xlink:href="#CONTEXT_ELEM" text:style-name="Internet_20_link" text:visited-style-name="Visited_20_Internet_20_Link">CONTEXT_ELEM</text:a></text:p>
        <text:p text:style-name="P79"><text:tab/>=&gt; lx_srcpos<text:tab/>:Source_Position</text:p>
        <text:p text:style-name="P80"><text:tab/>;</text:p>
        <text:p text:style-name="P79"/>
        <text:p text:style-name="P79">context_pragma<text:tab/>=&gt;</text:p>
        <text:p text:style-name="P50"><text:tab/>=&gt; as_pragma<text:tab/>:pragma</text:p>
        <text:p text:style-name="P50"><text:tab/>=&gt; lx_srcpos<text:tab/>:Source_Position</text:p>
        <text:p text:style-name="P50"><text:tab/>;</text:p>
        <text:p text:style-name="P50">with<text:tab/>=&gt;</text:p>
        <text:p text:style-name="P50"><text:tab/>=&gt; as_name_s<text:tab/>:<text:a xlink:type="simple" xlink:href="#name_s" text:style-name="Internet_20_link" text:visited-style-name="Visited_20_Internet_20_Link">name_s</text:a></text:p>
        <text:p text:style-name="P50"><text:tab/>=&gt; as_use_pragma_s<text:tab/>:<text:a xlink:type="simple" xlink:href="#use_pragma_s" text:style-name="Internet_20_link" text:visited-style-name="Visited_20_Internet_20_Link">use_pragma_s</text:a></text:p>
        <text:p text:style-name="P50"><text:tab/>=&gt; lx_srcpos<text:tab/>:Source_Position</text:p>
        <text:p text:style-name="P51"><text:tab/>;</text:p>
        <text:p text:style-name="P52"/>
        <text:p text:style-name="P127"><text:span text:style-name="T67">ALL_SOURCE &gt; </text:span><text:bookmark-start text:name="ALL_DECL Copie 3"/><text:span text:style-name="T8">ALL_DECL</text:span><text:bookmark-end text:name="ALL_DECL Copie 3"/></text:p>
        <text:p text:style-name="P85"/>
        <text:p text:style-name="P85">subunit<text:tab/>=&gt;</text:p>
        <text:p text:style-name="P85"><text:tab/>=&gt; as_name<text:tab/>:NAME</text:p>
        <text:p text:style-name="P85"><text:tab/>=&gt; as_subunit_body<text:tab/>:SUBUNIT_BODY</text:p>
        <text:p text:style-name="P85"><text:tab/>=&gt; lx_srcpos<text:tab/>:Source_Position</text:p>
        <text:p text:style-name="P85"><text:tab/>;</text:p>
        <text:p text:style-name="P85">block_master<text:tab/>=&gt;</text:p>
        <text:p text:style-name="P85"><text:tab/>=&gt; lx_srcpos<text:tab/>:Source_Position</text:p>
        <text:p text:style-name="P85"><text:tab/>=&gt; sm_stm<text:tab/>:STM</text:p>
        <text:p text:style-name="P85"><text:tab/>;</text:p>
        <text:p text:style-name="P128"><text:span text:style-name="T67">ALL_SOURCE &gt; </text:span><text:bookmark-start text:name="ALL_DECL"/><text:span text:style-name="T57">ALL_DECL</text:span><text:bookmark-end text:name="ALL_DECL"/><text:span text:style-name="T57"> &gt; </text:span><text:bookmark-start text:name="ITEM"/><text:span text:style-name="T9">ITEM</text:span><text:bookmark-end text:name="ITEM"/></text:p>
        <text:p text:style-name="P81"><text:span text:style-name="T52"/></text:p>
        <text:p text:style-name="P81"><text:bookmark-start text:name="item_s"/><text:span text:style-name="T52">item_s</text:span><text:bookmark-end text:name="item_s"/><text:tab/>=&gt;</text:p>
        <text:p text:style-name="P81"><text:tab/>=&gt; as_list<text:tab/>:<text:a xlink:type="simple" xlink:href="#ITEM" text:style-name="Internet_20_link" text:visited-style-name="Visited_20_Internet_20_Link">ITEM</text:a></text:p>
        <text:p text:style-name="P81"><text:tab/>=&gt; lx_srcpos<text:tab/>:Source_Position</text:p>
        <text:p text:style-name="P82"><text:tab/>;</text:p>
        <text:p text:style-name="P129"><text:span text:style-name="T67">ALL_SOURCE &gt; </text:span><text:bookmark-start text:name="ALL_DECL Copie 4"/><text:span text:style-name="T57">ALL_DECL</text:span><text:bookmark-end text:name="ALL_DECL Copie 4"/><text:span text:style-name="T68"> &gt; </text:span><text:bookmark-start text:name="ITEM Copie 1"/><text:span text:style-name="T69">ITEM</text:span><text:bookmark-end text:name="ITEM Copie 1"/><text:span text:style-name="T69"> &gt; </text:span><text:span text:style-name="T10">SUBUNIT_BODY</text:span></text:p>
        <text:p text:style-name="P92"><text:span text:style-name="T3"/></text:p>
        <text:p text:style-name="P92"><text:bookmark-start text:name="__DdeLink__3343_478744637"/><text:bookmark-start text:name="subprogram_body"/>subprogram_body<text:bookmark-end text:name="__DdeLink__3343_478744637"/><text:bookmark-end text:name="subprogram_body"/><text:tab/>=&gt;</text:p>
        <text:p text:style-name="P19"><text:tab/>=&gt; as_source_name<text:tab/>:SOURCE_NAME</text:p>
        <text:p text:style-name="P19"><text:tab/>=&gt; as_body<text:tab/>:<text:a xlink:type="simple" xlink:href="#BODY" text:style-name="Internet_20_link" text:visited-style-name="Visited_20_Internet_20_Link">BODY</text:a></text:p>
        <text:p text:style-name="P19"><text:tab/>=&gt; as_header<text:tab/>:<text:a xlink:type="simple" xlink:href="#procedure_spec" text:style-name="Internet_20_link" text:visited-style-name="Visited_20_Internet_20_Link">HEADER</text:a></text:p>
        <text:p text:style-name="P19"><text:tab/>=&gt; lx_srcpos<text:tab/>:Source_Position</text:p>
        <text:p text:style-name="P19"><text:tab/>;</text:p>
        <text:p text:style-name="P70">package_body<text:tab/>=&gt;</text:p>
        <text:p text:style-name="P70"><text:tab/>=&gt; as_source_name<text:tab/>:SOURCE_NAME</text:p>
        <text:p text:style-name="P70"><text:tab/>=&gt; as_body<text:tab/>:<text:a xlink:type="simple" xlink:href="#BODY" text:style-name="Internet_20_link" text:visited-style-name="Visited_20_Internet_20_Link">BODY</text:a></text:p>
        <text:p text:style-name="P70"><text:tab/>=&gt; lx_srcpos<text:tab/>:Source_Position</text:p>
        <text:p text:style-name="P70"><text:tab/>;</text:p>
        <text:p text:style-name="P70">task_body<text:tab/>=&gt;</text:p>
        <text:p text:style-name="P70"><text:tab/>=&gt; as_source_name<text:tab/>:SOURCE_NAME</text:p>
        <text:p text:style-name="P70"><text:tab/>=&gt; as_body<text:tab/>:<text:a xlink:type="simple" xlink:href="#BODY" text:style-name="Internet_20_link" text:visited-style-name="Visited_20_Internet_20_Link">BODY</text:a></text:p>
        <text:p text:style-name="P70"><text:tab/>=&gt; lx_srcpos<text:tab/>:Source_Position</text:p>
        <text:p text:style-name="P70"><text:tab/>;</text:p>
        <text:p text:style-name="P169"><text:span text:style-name="T83">ALL_SOURCE &gt; </text:span><text:span text:style-name="T63">ALL_DECL &gt; ITEM &gt; </text:span><text:span text:style-name="T88">DECL</text:span></text:p>
        <text:p text:style-name="P70"><text:span text:style-name="T52">decl_s</text:span><text:tab/>=&gt;</text:p>
        <text:p text:style-name="P70"><text:tab/>=&gt; as_list<text:tab/>:DECL</text:p>
        <text:p text:style-name="P70"><text:tab/>=&gt; lx_srcpos<text:tab/>:Source_Position</text:p>
        <text:p text:style-name="P71"><text:tab/>;</text:p>
        <text:p text:style-name="P70"/>
        <text:p text:style-name="P93">null_comp_decl<text:tab/>=&gt;</text:p>
        <text:p text:style-name="P93"><text:tab/>=&gt; lx_srcpos<text:tab/>:Source_Position</text:p>
        <text:p text:style-name="P94"><text:tab/>;</text:p>
        <text:p text:style-name="P130"><text:span text:style-name="T67">ALL_SOURCE &gt; </text:span><text:span text:style-name="T58">ALL_DECL &gt; ITEM </text:span><text:span text:style-name="T70">&gt; DECL &gt;</text:span><text:span text:style-name="T65"> </text:span><text:span text:style-name="T11">ID_DECL</text:span></text:p>
        <text:p text:style-name="P93"><text:span text:style-name="T1"/></text:p>
        <text:p text:style-name="P93"><text:bookmark-start text:name="__DdeLink__3352_478744637"/>type_decl<text:bookmark-end text:name="__DdeLink__3352_478744637"/><text:tab/>=&gt;</text:p>
        <text:p text:style-name="P93"><text:tab/>=&gt; as_source_name<text:tab/>:SOURCE_NAME</text:p>
        <text:p text:style-name="P93"><text:tab/>=&gt; as_dscrmt_decl_s<text:tab/>:dscrmt_decl_s</text:p>
        <text:p text:style-name="P93"><text:tab/>=&gt; as_type_def<text:tab/>:<text:a xlink:type="simple" xlink:href="#TYPE_DEF" text:style-name="Internet_20_link" text:visited-style-name="Visited_20_Internet_20_Link">TYPE_DEF</text:a></text:p>
        <text:p text:style-name="P93"><text:tab/>=&gt; lx_srcpos<text:tab/>:Source_Position</text:p>
        <text:p text:style-name="P93"><text:tab/>;</text:p>
        <text:p text:style-name="P93"><text:bookmark-start text:name="__DdeLink__3893_478744637"/>subtype_decl<text:bookmark-end text:name="__DdeLink__3893_478744637"/><text:tab/>=&gt;</text:p>
        <text:p text:style-name="P93"><text:tab/>=&gt; as_source_name<text:tab/>:SOURCE_NAME</text:p>
        <text:p text:style-name="P93"><text:tab/>=&gt; as_subtype_indication<text:tab/>:subtype_indication</text:p>
        <text:p text:style-name="P93"><text:tab/>=&gt; lx_srcpos<text:tab/>:Source_Position</text:p>
        <text:p text:style-name="P93"><text:tab/>;</text:p>
        <text:p text:style-name="P93">task_decl<text:tab/>=&gt;</text:p>
        <text:p text:style-name="P93"><text:tab/>=&gt; as_source_name<text:tab/>:SOURCE_NAME</text:p>
        <text:p text:style-name="P93"><text:tab/>=&gt; as_decl_s<text:tab/>:decl_s</text:p>
        <text:p text:style-name="P93"><text:tab/>=&gt; lx_srcpos<text:tab/>:Source_Position</text:p>
        <text:p text:style-name="P93"><text:tab/>;</text:p>
        <text:p text:style-name="P169"><text:span text:style-name="T63"><text:s/>&gt; ALL_DECL &gt; ITEM </text:span><text:span text:style-name="T82">&gt; DECL &gt; </text:span><text:span text:style-name="T84">ID_DECL &gt; </text:span><text:span text:style-name="T89">SIMPLE_RENAME</text:span></text:p>
        <text:p text:style-name="P93"/>
        <text:p text:style-name="P93">renames_obj_decl<text:tab/>=&gt;</text:p>
        <text:p text:style-name="P93"><text:tab/>=&gt; as_source_name<text:tab/>:SOURCE_NAME</text:p>
        <text:p text:style-name="P93"><text:tab/>=&gt; as_name<text:tab/>:NAME</text:p>
        <text:p text:style-name="P93"><text:tab/>=&gt; as_type_mark_name<text:tab/>:NAME</text:p>
        <text:p text:style-name="P93"><text:tab/>=&gt; lx_srcpos<text:tab/>:Source_Position</text:p>
        <text:p text:style-name="P93"><text:tab/>;</text:p>
        <text:p text:style-name="P93">renames_exc_decl<text:tab/>=&gt;</text:p>
        <text:p text:style-name="P93"><text:tab/>=&gt; as_source_name<text:tab/>:SOURCE_NAME</text:p>
        <text:p text:style-name="P93"><text:tab/>=&gt; as_name<text:tab/>:NAME</text:p>
        <text:p text:style-name="P93"><text:tab/>=&gt; lx_srcpos<text:tab/>:Source_Position</text:p>
        <text:p text:style-name="P93"><text:tab/>;</text:p>
        <text:p text:style-name="P169"><text:span text:style-name="T63">&gt; ALL_DECL &gt; ITEM </text:span><text:span text:style-name="T82">&gt; DECL &gt; </text:span><text:span text:style-name="T84">ID_DECL &gt; </text:span><text:span text:style-name="T89">UNIT_DECL</text:span></text:p>
        <text:p text:style-name="P93"/>
        <text:p text:style-name="P93"><text:bookmark-start text:name="__DdeLink__3347_478744637"/>generic_decl<text:bookmark-end text:name="__DdeLink__3347_478744637"/><text:tab/>=&gt;</text:p>
        <text:p text:style-name="P93"><text:tab/>=&gt; as_source_name<text:tab/>:SOURCE_NAME</text:p>
        <text:p text:style-name="P93"><text:tab/>=&gt; as_header<text:tab/>:<text:a xlink:type="simple" xlink:href="#HEADER" text:style-name="Internet_20_link" text:visited-style-name="Visited_20_Internet_20_Link">HEADER</text:a></text:p>
        <text:p text:style-name="P93"><text:tab/>=&gt; as_item_s<text:tab/>:item_s</text:p>
        <text:p text:style-name="P93"><text:tab/>=&gt; lx_srcpos<text:tab/>:Source_Position</text:p>
        <text:p text:style-name="P94"><text:tab/>;</text:p>
        <text:p text:style-name="P130"><text:span text:style-name="T58"><text:s/>&gt; ITEM </text:span><text:span text:style-name="T70">&gt; DECL &gt; </text:span><text:span text:style-name="T71">ID_DECL &gt; UNIT_DECL &gt; </text:span><text:span text:style-name="T11">NON_GENERIC_DECL</text:span></text:p>
        <text:p text:style-name="P93"><text:span text:style-name="T1"/></text:p>
        <text:p text:style-name="P95"><text:bookmark-start text:name="__DdeLink__3345_478744637"/>subprog_entry_decl<text:bookmark-end text:name="__DdeLink__3345_478744637"/><text:tab/>=&gt;</text:p>
        <text:p text:style-name="P95"><text:tab/>=&gt; as_source_name<text:tab/>:SOURCE_NAME</text:p>
        <text:p text:style-name="P95"><text:tab/>=&gt; as_header<text:tab/>:<text:a xlink:type="simple" xlink:href="#procedure_spec" text:style-name="Internet_20_link" text:visited-style-name="Visited_20_Internet_20_Link">HEADER</text:a></text:p>
        <text:p text:style-name="P95"><text:tab/>=&gt; as_unit_kind<text:tab/>:<text:a xlink:type="simple" xlink:href="#UNIT_KIND" text:style-name="Internet_20_link" text:visited-style-name="Visited_20_Internet_20_Link">UNIT_KIND</text:a></text:p>
        <text:p text:style-name="P95"><text:tab/>=&gt; lx_srcpos<text:tab/>:Source_Position</text:p>
        <text:p text:style-name="P95"><text:tab/>;</text:p>
        <text:p text:style-name="P95">package_decl<text:tab/>=&gt;</text:p>
        <text:p text:style-name="P20"><text:tab/>=&gt; as_source_name<text:tab/>:SOURCE_NAME</text:p>
        <text:p text:style-name="P20"><text:tab/>=&gt; as_header<text:tab/>:<text:a xlink:type="simple" xlink:href="#package_spec" text:style-name="Internet_20_link" text:visited-style-name="Visited_20_Internet_20_Link">HEADER</text:a></text:p>
        <text:p text:style-name="P20"><text:tab/>=&gt; as_unit_kind<text:tab/>:<text:a xlink:type="simple" xlink:href="#UNIT_KIND" text:style-name="Internet_20_link" text:visited-style-name="Visited_20_Internet_20_Link">UNIT_KIND</text:a></text:p>
        <text:p text:style-name="P20"><text:tab/>=&gt; lx_srcpos<text:tab/>:Source_Position</text:p>
        <text:p text:style-name="P20"><text:tab/>;</text:p>
        <text:p text:style-name="P170"><text:span text:style-name="T85">D</text:span><text:span text:style-name="T82">ECL &gt; ITEM &gt; DECL &gt; </text:span><text:span text:style-name="T90">ID_S_</text:span><text:span text:style-name="T89">DECL</text:span></text:p>
        <text:p text:style-name="P96"/>
        <text:p text:style-name="P96">exception_decl<text:tab/>=&gt;</text:p>
        <text:p text:style-name="P96"><text:tab/>=&gt; as_source_name_s<text:tab/>:source_name_s</text:p>
        <text:p text:style-name="P96"><text:tab/>=&gt; lx_srcpos<text:tab/>:Source_Position</text:p>
        <text:p text:style-name="P96"><text:tab/>;</text:p>
        <text:p text:style-name="P96"><text:bookmark-start text:name="deferred_constant_decl"/>deferred_constant_decl<text:bookmark-end text:name="deferred_constant_decl"/><text:tab/>=&gt;<text:tab/><text:a xlink:type="simple" xlink:href="#explications _deferred_constant_decl " text:style-name="Internet_20_link" text:visited-style-name="Visited_20_Internet_20_Link"><text:span text:style-name="T36">(explications)</text:span></text:a></text:p>
        <text:p text:style-name="P96"><text:tab/>=&gt; as_source_name_s<text:tab/>:source_name_s</text:p>
        <text:p text:style-name="P96"><text:tab/>=&gt; as_name<text:tab/>:NAME</text:p>
        <text:p text:style-name="P96"><text:tab/>=&gt; lx_srcpos<text:tab/>:Source_Position</text:p>
        <text:p text:style-name="P96"><text:tab/>;</text:p>
        <text:p text:style-name="P96"/>
        <text:p text:style-name="P170"><text:span text:style-name="T63">&gt; ITEM </text:span><text:span text:style-name="T82">&gt; DECL &gt; </text:span><text:span text:style-name="T84">ID_</text:span><text:span text:style-name="T85">S_</text:span><text:span text:style-name="T84">_DECL &gt; </text:span><text:span text:style-name="T90">EXP_</text:span><text:span text:style-name="T89">DECL</text:span></text:p>
        <text:p text:style-name="P21"/>
        <text:p text:style-name="P21"><text:bookmark-start text:name="__DdeLink__3350_478744637"/><text:bookmark-start text:name="number_decl"/>number_decl<text:bookmark-end text:name="__DdeLink__3350_478744637"/><text:bookmark-end text:name="number_decl"/><text:tab/>=&gt;<text:tab/><text:a xlink:type="simple" xlink:href="#explications_number_decl" text:style-name="Internet_20_link" text:visited-style-name="Visited_20_Internet_20_Link"><text:span text:style-name="T48">(explications)</text:span></text:a></text:p>
        <text:p text:style-name="P21"><text:tab/>=&gt; as_source_name_s<text:tab/>:source_name_s</text:p>
        <text:p text:style-name="P21"><text:tab/>=&gt; as_exp<text:tab/>:EXP</text:p>
        <text:p text:style-name="P21"><text:tab/>=&gt; lx_srcpos<text:tab/>:Source_Position</text:p>
        <text:p text:style-name="P21"><text:tab/>;</text:p>
        <text:p text:style-name="P170"><text:span text:style-name="T63">&gt; ITEM </text:span><text:span text:style-name="T82">&gt; DECL &gt; </text:span><text:span text:style-name="T84">ID_</text:span><text:span text:style-name="T85">S_</text:span><text:span text:style-name="T84">_DECL &gt; </text:span><text:span text:style-name="T85">EXP_</text:span><text:span text:style-name="T84">DECL &gt; </text:span><text:span text:style-name="T90">OBJECT_DECL</text:span></text:p>
        <text:p text:style-name="P22"/>
        <text:p text:style-name="P22"><text:bookmark-start text:name="__DdeLink__3895_478744637"/>constant_decl<text:bookmark-end text:name="__DdeLink__3895_478744637"/><text:tab/>=&gt;</text:p>
        <text:p text:style-name="P22"><text:tab/>=&gt; as_source_name_s<text:tab/>:source_name_s</text:p>
        <text:p text:style-name="P22"><text:tab/>=&gt; as_exp<text:tab/>:EXP</text:p>
        <text:p text:style-name="P22"><text:tab/>=&gt; as_type_def<text:tab/>:<text:a xlink:type="simple" xlink:href="#TYPE_DEF" text:style-name="Internet_20_link" text:visited-style-name="Visited_20_Internet_20_Link">TYPE_DEF</text:a></text:p>
        <text:p text:style-name="P22"><text:tab/>=&gt; lx_srcpos<text:tab/>:Source_Position</text:p>
        <text:p text:style-name="P22"><text:tab/>;</text:p>
        <text:p text:style-name="P23">variable_decl<text:tab/>=&gt;</text:p>
        <text:p text:style-name="P23"><text:tab/>=&gt; as_source_name_s<text:tab/>:source_name_s</text:p>
        <text:p text:style-name="P23"><text:tab/>=&gt; as_exp<text:tab/>:EXP</text:p>
        <text:p text:style-name="P23"><text:tab/>=&gt; as_type_def<text:tab/>:<text:a xlink:type="simple" xlink:href="#TYPE_DEF" text:style-name="Internet_20_link" text:visited-style-name="Visited_20_Internet_20_Link">TYPE_DEF</text:a></text:p>
        <text:p text:style-name="P23"><text:tab/>=&gt; lx_srcpos<text:tab/>:Source_Position</text:p>
        <text:p text:style-name="P24"><text:tab/>;</text:p>
        <text:p text:style-name="P131"><text:soft-page-break/><text:span text:style-name="T67">ALL_SOURCE &gt; </text:span><text:span text:style-name="T58">ALL_DECL &gt; ITEM </text:span><text:span text:style-name="T70">&gt; DECL &gt; </text:span><text:span text:style-name="T12">REP</text:span></text:p>
        <text:p text:style-name="P25"/>
        <text:p text:style-name="P96"><text:bookmark-start text:name="record_rep"/>record_rep<text:bookmark-end text:name="record_rep"/><text:tab/>=&gt;<text:tab/><text:a xlink:type="simple" xlink:href="#explications_record_rep" text:style-name="Internet_20_link" text:visited-style-name="Visited_20_Internet_20_Link"><text:span text:style-name="T35">(explications)</text:span></text:a></text:p>
        <text:p text:style-name="P96"><text:tab/>=&gt; as_name<text:tab/>:NAME</text:p>
        <text:p text:style-name="P96"><text:tab/>=&gt; as_alignment_clause<text:tab/>:<text:a xlink:type="simple" xlink:href="#ALIGNMENT_CLAUSE" text:style-name="Internet_20_link" text:visited-style-name="Visited_20_Internet_20_Link">ALIGNMENT_CLAUSE</text:a></text:p>
        <text:p text:style-name="P96"><text:tab/>=&gt; as_comp_rep_s<text:tab/>:<text:a xlink:type="simple" xlink:href="#COMP_REP_ELEM" text:style-name="Internet_20_link" text:visited-style-name="Visited_20_Internet_20_Link">comp_rep_s</text:a></text:p>
        <text:p text:style-name="P96"><text:tab/>=&gt; lx_srcpos<text:tab/>:Source_Position</text:p>
        <text:p text:style-name="P105"><text:tab/>;</text:p>
        <text:p text:style-name="P106"><text:span text:style-name="T67">ALL_SOURCE &gt; </text:span><text:span text:style-name="T58">ALL_DECL &gt; ITEM </text:span><text:span text:style-name="T70">&gt; DECL &gt; </text:span><text:span text:style-name="T72">REP &gt;</text:span><text:span text:style-name="T87"> </text:span><text:span text:style-name="T13">NAMED_REP</text:span></text:p>
        <text:p text:style-name="P96"/>
        <text:p text:style-name="P96"><text:bookmark-start text:name="address"/>address<text:bookmark-end text:name="address"/><text:tab/>=&gt;<text:tab/><text:a xlink:type="simple" xlink:href="#explications_address" text:style-name="Internet_20_link" text:visited-style-name="Visited_20_Internet_20_Link"><text:span text:style-name="T34">(explications)</text:span></text:a></text:p>
        <text:p text:style-name="P96"><text:tab/>=&gt; as_name<text:tab/>:NAME</text:p>
        <text:p text:style-name="P96"><text:tab/>=&gt; as_exp<text:tab/>:EXP</text:p>
        <text:p text:style-name="P96"><text:tab/>=&gt; lx_srcpos<text:tab/>:Source_Position</text:p>
        <text:p text:style-name="P96"><text:tab/>;</text:p>
        <text:p text:style-name="P96">length_enum_rep<text:tab/>=&gt;</text:p>
        <text:p text:style-name="P25"><text:tab/>=&gt; as_name<text:tab/>:NAME</text:p>
        <text:p text:style-name="P25"><text:tab/>=&gt; as_exp<text:tab/>:EXP</text:p>
        <text:p text:style-name="P25"><text:tab/>=&gt; lx_srcpos<text:tab/>:Source_Position</text:p>
        <text:p text:style-name="P25"><text:tab/>;</text:p>
        <text:p text:style-name="P160"><text:span text:style-name="T83">ALL_SOURCE &gt; </text:span><text:span text:style-name="T64">ALL_DECL &gt; </text:span><text:span text:style-name="T63">ITEM &gt; DECL &gt; </text:span><text:span text:style-name="T88">USE_PRAGMA</text:span></text:p>
        <text:p text:style-name="P159"/>
        <text:p text:style-name="P79"><text:bookmark-start text:name="use_pragma_s"/><text:span text:style-name="T52">use_pragma_s</text:span><text:bookmark-end text:name="use_pragma_s"/><text:tab/>=&gt;</text:p>
        <text:p text:style-name="P79"><text:tab/>=&gt; as_list<text:tab/>:USE_PRAGMA</text:p>
        <text:p text:style-name="P79"><text:tab/>=&gt; lx_srcpos<text:tab/>:Source_Position</text:p>
        <text:p text:style-name="P80"><text:tab/>;</text:p>
        <text:p text:style-name="P79">use<text:tab/>=&gt;</text:p>
        <text:p text:style-name="P26"><text:tab/>=&gt; as_name_s<text:tab/>:name_s</text:p>
        <text:p text:style-name="P26"><text:tab/>=&gt; lx_srcpos<text:tab/>:Source_Position</text:p>
        <text:p text:style-name="P26"><text:tab/>;</text:p>
        <text:p text:style-name="P26">pragma<text:tab/>=&gt;</text:p>
        <text:p text:style-name="P27"><text:tab/>=&gt; as_used_name_id<text:tab/>:used_name_id</text:p>
        <text:p text:style-name="P27"><text:tab/>=&gt; as_general_assoc_s<text:tab/>:general_assoc_s</text:p>
        <text:p text:style-name="P27"><text:tab/>=&gt; lx_srcpos<text:tab/>:Source_Position</text:p>
        <text:p text:style-name="P28"><text:tab/>;</text:p>
        <text:p text:style-name="P161"><text:span text:style-name="T83">ALL_SOURCE &gt; </text:span><text:span text:style-name="T64">ALL_DECL &gt; </text:span><text:span text:style-name="T63">ITEM &gt; <text:s/></text:span><text:span text:style-name="T91">DSCRMT_PARAM_DECL</text:span></text:p>
        <text:p text:style-name="P96"><text:span text:style-name="T52"/></text:p>
        <text:p text:style-name="P96"><text:span text:style-name="T52">dscrmt_decl_s</text:span><text:tab/>=&gt;</text:p>
        <text:p text:style-name="P96"><text:tab/>=&gt; as_list<text:tab/>:dscrmt_decl</text:p>
        <text:p text:style-name="P96"><text:tab/>=&gt; lx_srcpos<text:tab/>:Source_Position</text:p>
        <text:p text:style-name="P97"><text:tab/>;</text:p>
        <text:p text:style-name="P96"><text:bookmark-start text:name="__DdeLink__3354_478744637"/>dscrmt_decl<text:bookmark-end text:name="__DdeLink__3354_478744637"/><text:tab/>=&gt;</text:p>
        <text:p text:style-name="P96"><text:tab/>=&gt; as_source_name_s<text:tab/>:source_name_s</text:p>
        <text:p text:style-name="P96"><text:tab/>=&gt; as_name<text:tab/>:NAME</text:p>
        <text:p text:style-name="P96"><text:tab/>=&gt; as_exp<text:tab/>:EXP</text:p>
        <text:p text:style-name="P96"><text:tab/>=&gt; lx_srcpos<text:tab/>:Source_Position</text:p>
        <text:p text:style-name="P107"><text:tab/>;</text:p>
        <text:p text:style-name="P108"><text:span text:style-name="T67">ALL_SOURCE &gt;</text:span><text:span text:style-name="T61"> ALL_DECL &gt; </text:span><text:span text:style-name="T62">ITE</text:span><text:span text:style-name="T78">M &gt; <text:s/></text:span><text:span text:style-name="T79">DSCRMT_PARAM_DECL &gt; </text:span><text:bookmark-start text:name="PARAM"/><text:span text:style-name="T25">PARAM</text:span><text:bookmark-end text:name="PARAM"/></text:p>
        <text:p text:style-name="P98"/>
        <text:p text:style-name="P100"><text:bookmark-start text:name="param_s"/><text:span text:style-name="T52">param_s</text:span><text:bookmark-end text:name="param_s"/><text:tab/>=&gt;</text:p>
        <text:p text:style-name="P100"><text:tab/>=&gt; as_list<text:tab/>:<text:a xlink:type="simple" xlink:href="#PARAM" text:style-name="Internet_20_link" text:visited-style-name="Visited_20_Internet_20_Link">PARAM</text:a></text:p>
        <text:p text:style-name="P100"><text:tab/>=&gt; lx_srcpos<text:tab/>:Source_Position</text:p>
        <text:p text:style-name="P101"><text:tab/>;</text:p>
        <text:p text:style-name="P100"/>
        <text:p text:style-name="P100">in<text:tab/>=&gt;</text:p>
        <text:p text:style-name="P98"><text:tab/>=&gt; as_source_name_s<text:tab/>:source_name_s</text:p>
        <text:p text:style-name="P98"><text:tab/>=&gt; as_name<text:tab/>:NAME</text:p>
        <text:p text:style-name="P98"><text:tab/>=&gt; as_exp<text:tab/>:EXP</text:p>
        <text:p text:style-name="P98"><text:tab/>=&gt; lx_srcpos<text:tab/>:Source_Position</text:p>
        <text:p text:style-name="P98"><text:tab/>=&gt; lx_default<text:tab/>:BOOLEAN</text:p>
        <text:p text:style-name="P100"><text:tab/>;;</text:p>
        <text:p text:style-name="P98">out<text:tab/>=&gt;</text:p>
        <text:p text:style-name="P98"><text:tab/>=&gt; as_source_name_s<text:tab/>:source_name_s</text:p>
        <text:p text:style-name="P98"><text:tab/>=&gt; as_name<text:tab/>:NAME</text:p>
        <text:p text:style-name="P98"><text:tab/>=&gt; as_exp<text:tab/>:EXP</text:p>
        <text:p text:style-name="P98"><text:tab/>=&gt; lx_srcpos<text:tab/>:Source_Position</text:p>
        <text:p text:style-name="P98"><text:tab/>;</text:p>
        <text:p text:style-name="P98">in_out<text:tab/>=&gt;</text:p>
        <text:p text:style-name="P98"><text:tab/>=&gt; as_source_name_s<text:tab/>:source_name_s</text:p>
        <text:p text:style-name="P98"><text:tab/>=&gt; as_name<text:tab/>:NAME</text:p>
        <text:p text:style-name="P98"><text:tab/>=&gt; as_exp<text:tab/>:EXP</text:p>
        <text:p text:style-name="P98"><text:tab/>=&gt; lx_srcpos<text:tab/>:Source_Position</text:p>
        <text:p text:style-name="P99"><text:tab/>;</text:p>
        <text:p text:style-name="P132"><text:span text:style-name="T67">ALL_SOURCE &gt; </text:span><text:bookmark-start text:name="ALIGNMENT_CLAUSE"/><text:span text:style-name="T14">ALIGNMENT_CLAUSE</text:span><text:bookmark-end text:name="ALIGNMENT_CLAUSE"/></text:p>
        <text:p text:style-name="P65"/>
        <text:p text:style-name="P65">alignment<text:tab/>=&gt;</text:p>
        <text:p text:style-name="P65"><text:tab/>=&gt; as_pragma_s<text:tab/>:pragma_s</text:p>
        <text:p text:style-name="P65"><text:tab/>=&gt; as_exp<text:tab/>:EXP</text:p>
        <text:p text:style-name="P65"><text:tab/>=&gt; lx_srcpos<text:tab/>:Source_Position</text:p>
        <text:p text:style-name="P65"><text:tab/>;</text:p>
        <text:p text:style-name="P162"><text:span text:style-name="T83">ALL_SOURCE &gt; </text:span><text:bookmark-start text:name="COMP_REP_ELEM"/><text:span text:style-name="T88">COMP_REP_ELEM</text:span><text:bookmark-end text:name="COMP_REP_ELEM"/></text:p>
        <text:p text:style-name="P63"><text:span text:style-name="T52"/></text:p>
        <text:p text:style-name="P63"><text:span text:style-name="T52">comp_rep_s</text:span><text:tab/>=&gt;</text:p>
        <text:p text:style-name="P63"><text:tab/>=&gt; as_list<text:tab/>:COMP_REP_ELEM</text:p>
        <text:p text:style-name="P63"><text:tab/>=&gt; lx_srcpos<text:tab/>:Source_Position</text:p>
        <text:p text:style-name="P64"><text:tab/>;</text:p>
        <text:p text:style-name="P63"/>
        <text:p text:style-name="P63">comp_rep<text:tab/>=&gt;</text:p>
        <text:p text:style-name="P63"><text:tab/>=&gt; as_name<text:tab/>:NAME</text:p>
        <text:p text:style-name="P63"><text:tab/>=&gt; as_exp<text:tab/>:EXP</text:p>
        <text:p text:style-name="P63"><text:tab/>=&gt; as_range<text:tab/>:RANGE</text:p>
        <text:p text:style-name="P63"><text:tab/>=&gt; lx_srcpos<text:tab/>:Source_Position</text:p>
        <text:p text:style-name="P63"><text:tab/>;</text:p>
        <text:p text:style-name="P63">comp_rep_pragma<text:tab/>=&gt;</text:p>
        <text:p text:style-name="P63"><text:tab/>=&gt; as_pragma<text:tab/>:pragma</text:p>
        <text:p text:style-name="P63"><text:tab/>=&gt; lx_srcpos<text:tab/>:Source_Position</text:p>
        <text:p text:style-name="P63"><text:tab/>;</text:p>
        <text:p text:style-name="P133"><text:span text:style-name="T67">ALL_SOURCE &gt; </text:span><text:bookmark-start text:name="HEADER"/><text:bookmark-start text:name="ALL_DECL Copie 2"/><text:span text:style-name="T15">H</text:span><text:bookmark-end text:name="ALL_DECL Copie 2"/><text:span text:style-name="T15">EADER</text:span><text:bookmark-end text:name="HEADER"/></text:p>
        <text:p text:style-name="P45"/>
        <text:p text:style-name="P45"><text:bookmark-start text:name="package_spec"/>package_spec<text:bookmark-end text:name="package_spec"/><text:tab/>=&gt;</text:p>
        <text:p text:style-name="P45"><text:tab/>=&gt; as_decl_s1<text:tab/>:decl_s</text:p>
        <text:p text:style-name="P45"><text:tab/>=&gt; as_decl_s2<text:tab/>:decl_s</text:p>
        <text:p text:style-name="P45"><text:tab/>=&gt; lx_srcpos<text:tab/>:Source_Position</text:p>
        <text:p text:style-name="P45"><text:tab/>=&gt; xd_body_is_required<text:tab/>:BOOLEAN</text:p>
        <text:p text:style-name="P45"><text:tab/>;</text:p>
        <text:p text:style-name="P133"><text:span text:style-name="T67">ALL_SOURCE &gt; </text:span><text:bookmark-start text:name="ALL_DECL Copie 2 Copie 2"/><text:bookmark-start text:name="HEADER Copie 2"/><text:span text:style-name="T73">H</text:span><text:bookmark-end text:name="ALL_DECL Copie 2 Copie 2"/><text:span text:style-name="T73">EADER</text:span><text:bookmark-end text:name="HEADER Copie 2"/><text:span text:style-name="T73"> &gt; </text:span><text:span text:style-name="T16">SUBP_ENTRY_</text:span><text:bookmark-start text:name="ALL_DECL Copie 2 Copie 1"/><text:bookmark-start text:name="HEADER Copie 1"/><text:span text:style-name="T15">H</text:span><text:bookmark-end text:name="ALL_DECL Copie 2 Copie 1"/><text:span text:style-name="T15">EADER</text:span><text:bookmark-end text:name="HEADER Copie 1"/></text:p>
        <text:p text:style-name="P45"/>
        <text:p text:style-name="P45"><text:bookmark-start text:name="procedure_spec"/>procedure_spec<text:bookmark-end text:name="procedure_spec"/><text:tab/>=&gt;</text:p>
        <text:p text:style-name="P45"><text:tab/>=&gt; as_param_s<text:tab/>:<text:a xlink:type="simple" xlink:href="#param_s" text:style-name="Internet_20_link" text:visited-style-name="Visited_20_Internet_20_Link">param_s</text:a></text:p>
        <text:p text:style-name="P45"><text:tab/>=&gt; lx_srcpos<text:tab/>:Source_Position</text:p>
        <text:p text:style-name="P45"><text:tab/>;</text:p>
        <text:p text:style-name="P45">function_spec<text:tab/>=&gt;</text:p>
        <text:p text:style-name="P45"><text:tab/>=&gt; as_param_s<text:tab/>:<text:a xlink:type="simple" xlink:href="#param_s" text:style-name="Internet_20_link" text:visited-style-name="Visited_20_Internet_20_Link">param_s</text:a></text:p>
        <text:p text:style-name="P45"><text:tab/>=&gt; as_name<text:tab/>:NAME</text:p>
        <text:p text:style-name="P45"><text:tab/>=&gt; lx_srcpos<text:tab/>:Source_Position</text:p>
        <text:p text:style-name="P45"><text:tab/>;</text:p>
        <text:p text:style-name="P45">entry<text:tab/>=&gt;</text:p>
        <text:p text:style-name="P45"><text:tab/>=&gt; as_param_s<text:tab/>:<text:a xlink:type="simple" xlink:href="#param_s" text:style-name="Internet_20_link" text:visited-style-name="Visited_20_Internet_20_Link">param_s</text:a></text:p>
        <text:p text:style-name="P45"><text:tab/>=&gt; as_discrete_range<text:tab/>:DISCRETE_RANGE</text:p>
        <text:p text:style-name="P45"><text:tab/>=&gt; lx_srcpos<text:tab/>:Source_Position</text:p>
        <text:p text:style-name="P46"><text:tab/>;</text:p>
        <text:p text:style-name="P134"><text:bookmark text:name="ALL_DECL Copie 1"/><text:span text:style-name="T67">ALL_SOURCE &gt; </text:span><text:span text:style-name="T74">UNIT_DESC </text:span><text:span text:style-name="T75">&gt; </text:span><text:bookmark-start text:name="BODY"/><text:span text:style-name="T15">BODY</text:span><text:bookmark-end text:name="BODY"/></text:p>
        <text:p text:style-name="P45"/>
        <text:p text:style-name="P45">block_body<text:tab/>=&gt;</text:p>
        <text:p text:style-name="P45"><text:tab/>=&gt; as_item_s<text:tab/>:<text:a xlink:type="simple" xlink:href="#item_s" text:style-name="Internet_20_link" text:visited-style-name="Visited_20_Internet_20_Link">item_s</text:a></text:p>
        <text:p text:style-name="P45"><text:tab/>=&gt; as_stm_s<text:tab/>:<text:a xlink:type="simple" xlink:href="#stm_s" text:style-name="Internet_20_link" text:visited-style-name="Visited_20_Internet_20_Link">stm_s</text:a></text:p>
        <text:p text:style-name="P45"><text:tab/>=&gt; as_alternative_s<text:tab/>:<text:a xlink:type="simple" xlink:href="#ALTERNATIVE_ELEM" text:style-name="Internet_20_link" text:visited-style-name="Visited_20_Internet_20_Link">alternative_s</text:a></text:p>
        <text:p text:style-name="P45"><text:tab/>=&gt; lx_srcpos<text:tab/>:Source_Position</text:p>
        <text:p text:style-name="P45"><text:tab/>=&gt; cd_level<text:tab/>:Integer</text:p>
        <text:p text:style-name="P45"><text:tab/>=&gt; cd_return_label<text:tab/>:Integer</text:p>
        <text:p text:style-name="P45"><text:tab/>=&gt; cd_result_offset<text:tab/>:Integer</text:p>
        <text:p text:style-name="P45"><text:tab/>;</text:p>
        <text:p text:style-name="P45">stub<text:tab/>=&gt;</text:p>
        <text:p text:style-name="P45"><text:tab/>=&gt; lx_srcpos<text:tab/>:Source_Position</text:p>
        <text:p text:style-name="P45"><text:tab/>;</text:p>
        <text:p text:style-name="P163"><text:span text:style-name="T83">ALL_SOURCE &gt; </text:span><text:bookmark-start text:name="ALTERNATIVE_ELEM"/><text:span text:style-name="T88">ALTERNATIVE_ELEM</text:span><text:bookmark-end text:name="ALTERNATIVE_ELEM"/></text:p>
        <text:p text:style-name="P83"><text:span text:style-name="T52"/></text:p>
        <text:p text:style-name="P83"><text:span text:style-name="T52">alternative_s</text:span><text:tab/>=&gt;</text:p>
        <text:p text:style-name="P83"><text:tab/>=&gt; as_list<text:tab/>:ALTERNATIVE_ELEM</text:p>
        <text:p text:style-name="P83"><text:tab/>=&gt; lx_srcpos<text:tab/>:Source_Position</text:p>
        <text:p text:style-name="P84"><text:tab/>;</text:p>
        <text:p text:style-name="P83"/>
        <text:p text:style-name="P83">alternative<text:tab/>=&gt;</text:p>
        <text:p text:style-name="P83"><text:tab/>=&gt; as_choice_s<text:tab/>:<text:a xlink:type="simple" xlink:href="#CHOICE" text:style-name="Internet_20_link" text:visited-style-name="Visited_20_Internet_20_Link">choice_s</text:a></text:p>
        <text:p text:style-name="P83"><text:tab/>=&gt; as_stm_s<text:tab/>:stm_s</text:p>
        <text:p text:style-name="P83"><text:tab/>=&gt; lx_srcpos<text:tab/>:Source_Position</text:p>
        <text:p text:style-name="P83"><text:tab/>;</text:p>
        <text:p text:style-name="P83">alternative_pragma<text:tab/>=&gt;</text:p>
        <text:p text:style-name="P83"><text:tab/>=&gt; as_pragma<text:tab/>:pragma</text:p>
        <text:p text:style-name="P83"><text:tab/>=&gt; lx_srcpos<text:tab/>:Source_Position</text:p>
        <text:p text:style-name="P83"><text:tab/>;</text:p>
        <text:p text:style-name="P164"><text:span text:style-name="T83">ALL_SOURCE &gt; </text:span><text:bookmark-start text:name="CHOICE"/><text:span text:style-name="T88">CHOICE</text:span><text:bookmark-end text:name="CHOICE"/></text:p>
        <text:p text:style-name="P87"><text:span text:style-name="T52"/></text:p>
        <text:p text:style-name="P87"><text:span text:style-name="T52">choice_s</text:span><text:tab/>=&gt;</text:p>
        <text:p text:style-name="P87"><text:tab/>=&gt; as_list<text:tab/>:CHOICE</text:p>
        <text:p text:style-name="P87"><text:tab/>=&gt; lx_srcpos<text:tab/>:Source_Position</text:p>
        <text:p text:style-name="P87"><text:tab/>=&gt; cd_label<text:tab/>:Integer</text:p>
        <text:p text:style-name="P88"><text:tab/>;</text:p>
        <text:p text:style-name="P87"/>
        <text:p text:style-name="P87">choice_exp<text:tab/>=&gt;</text:p>
        <text:p text:style-name="P87"><text:tab/>=&gt; as_exp<text:tab/>:EXP</text:p>
        <text:p text:style-name="P87"><text:tab/>=&gt; lx_srcpos<text:tab/>:Source_Position</text:p>
        <text:p text:style-name="P87"><text:tab/>;</text:p>
        <text:p text:style-name="P87">choice_range<text:tab/>=&gt;</text:p>
        <text:p text:style-name="P87"><text:tab/>=&gt; as_discrete_range<text:tab/>:DISCRETE_RANGE</text:p>
        <text:p text:style-name="P87"><text:tab/>=&gt; lx_srcpos<text:tab/>:Source_Position</text:p>
        <text:p text:style-name="P87"><text:tab/>;</text:p>
        <text:p text:style-name="P87">choice_others<text:tab/>=&gt;</text:p>
        <text:p text:style-name="P87"><text:tab/>=&gt; lx_srcpos<text:tab/>:Source_Position</text:p>
        <text:p text:style-name="P89"><text:tab/>;</text:p>
        <text:p text:style-name="P135"><text:bookmark text:name="ALL_DECL Copie 1 Copie 1"/><text:span text:style-name="T67">ALL_SOURCE &gt; </text:span><text:span text:style-name="T74">UNIT_DESC</text:span><text:span text:style-name="T59"> </text:span><text:span text:style-name="T60">&gt; </text:span><text:bookmark-start text:name="UNIT_KIND"/><text:span text:style-name="T17">UNIT_KIND</text:span><text:bookmark-end text:name="UNIT_KIND"/></text:p>
        <text:p text:style-name="P47"/>
        <text:p text:style-name="P47">renames_unit<text:tab/>=&gt;</text:p>
        <text:p text:style-name="P47"><text:tab/>=&gt; as_name<text:tab/>:NAME</text:p>
        <text:p text:style-name="P47"><text:tab/>=&gt; lx_srcpos<text:tab/>:Source_Position</text:p>
        <text:p text:style-name="P47"><text:tab/>;</text:p>
        <text:p text:style-name="P47">instantiation<text:tab/>=&gt;</text:p>
        <text:p text:style-name="P47"><text:tab/>=&gt; as_name<text:tab/>:NAME</text:p>
        <text:p text:style-name="P47"><text:tab/>=&gt; as_general_assoc_s<text:tab/>:general_assoc_s</text:p>
        <text:p text:style-name="P47"><text:tab/>=&gt; lx_srcpos<text:tab/>:Source_Position</text:p>
        <text:p text:style-name="P47"><text:tab/>=&gt; sm_decl_s<text:tab/>:decl_s</text:p>
        <text:p text:style-name="P47"><text:tab/>;</text:p>
        <text:p text:style-name="P47">name_default<text:tab/>=&gt;</text:p>
        <text:p text:style-name="P47"><text:tab/>=&gt; as_name<text:tab/>:NAME</text:p>
        <text:p text:style-name="P47"><text:tab/>=&gt; lx_srcpos<text:tab/>:Source_Position</text:p>
        <text:p text:style-name="P47"><text:tab/>;</text:p>
        <text:p text:style-name="P47">box_default<text:tab/>=&gt;</text:p>
        <text:p text:style-name="P47"><text:tab/>=&gt; lx_srcpos<text:tab/>:Source_Position</text:p>
        <text:p text:style-name="P86"><text:tab/>;</text:p>
        <text:p text:style-name="P86">no_default<text:tab/>=&gt;</text:p>
        <text:p text:style-name="P47"><text:tab/>=&gt; lx_srcpos<text:tab/>:Source_Position</text:p>
        <text:p text:style-name="P48"><text:tab/>;</text:p>
        <text:p text:style-name="P136"><text:span text:style-name="T67">ALL_SOURCE &gt; </text:span><text:bookmark-start text:name="TYPE_DEF"/><text:span text:style-name="T18">TYPE_</text:span><text:span text:style-name="T7">DEF</text:span><text:bookmark-end text:name="TYPE_DEF"/></text:p>
        <text:p text:style-name="P29"/>
        <text:p text:style-name="P29">enumeration_def<text:tab/>=&gt;</text:p>
        <text:p text:style-name="P29"><text:tab/>=&gt; as_enum_literal_s<text:tab/>:enum_literal_s</text:p>
        <text:p text:style-name="P29"><text:tab/>=&gt; lx_srcpos<text:tab/>:Source_Position</text:p>
        <text:p text:style-name="P29"><text:tab/>;</text:p>
        <text:p text:style-name="P90">record_def<text:tab/>=&gt;</text:p>
        <text:p text:style-name="P90"><text:tab/>=&gt; as_comp_list<text:tab/>:<text:a xlink:type="simple" xlink:href="#comp_list" text:style-name="Internet_20_link" text:visited-style-name="Visited_20_Internet_20_Link">comp_list</text:a></text:p>
        <text:p text:style-name="P90"><text:tab/>=&gt; lx_srcpos<text:tab/>:Source_Position</text:p>
        <text:p text:style-name="P90"><text:tab/>;</text:p>
        <text:p text:style-name="P90">formal_integer_def<text:tab/>=&gt;</text:p>
        <text:p text:style-name="P90"><text:tab/>=&gt; lx_srcpos<text:tab/>:Source_Position</text:p>
        <text:p text:style-name="P90"><text:tab/>;</text:p>
        <text:p text:style-name="P90">formal_fixed_def<text:tab/>=&gt;</text:p>
        <text:p text:style-name="P90"><text:tab/>=&gt; lx_srcpos<text:tab/>:Source_Position</text:p>
        <text:p text:style-name="P90"><text:tab/>;</text:p>
        <text:p text:style-name="P90">formal_float_def<text:tab/>=&gt;</text:p>
        <text:p text:style-name="P90"><text:tab/>=&gt; lx_srcpos<text:tab/>:Source_Position</text:p>
        <text:p text:style-name="P90"><text:tab/>;</text:p>
        <text:p text:style-name="P90">private_def<text:tab/>=&gt;</text:p>
        <text:p text:style-name="P90"><text:tab/>=&gt; lx_srcpos<text:tab/>:Source_Position</text:p>
        <text:p text:style-name="P90"><text:tab/>;</text:p>
        <text:p text:style-name="P90">l_private_def<text:tab/>=&gt;</text:p>
        <text:p text:style-name="P90"><text:tab/>=&gt; lx_srcpos<text:tab/>:Source_Position</text:p>
        <text:p text:style-name="P90"><text:tab/>;</text:p>
        <text:p text:style-name="P138"><text:bookmark-start text:name="TYPE_DEF Copie 1"/><text:span text:style-name="T67">ALL_SOURCE &gt; T</text:span><text:span text:style-name="T76">YPE_</text:span><text:span text:style-name="T66">DEF</text:span><text:bookmark-end text:name="TYPE_DEF Copie 1"/><text:span text:style-name="T66"> &gt; </text:span><text:span text:style-name="T19">CONSTRAINED_DEF</text:span></text:p>
        <text:p text:style-name="P90"/>
        <text:p text:style-name="P90">subtype_indication<text:tab/>=&gt;</text:p>
        <text:p text:style-name="P90"><text:tab/>=&gt; as_constraint<text:tab/>:<text:a xlink:type="simple" xlink:href="#CONSTRAINT" text:style-name="Internet_20_link" text:visited-style-name="Visited_20_Internet_20_Link">CONSTRAINT</text:a></text:p>
        <text:p text:style-name="P90"><text:tab/>=&gt; as_name<text:tab/>:NAME</text:p>
        <text:p text:style-name="P90"><text:tab/>=&gt; lx_srcpos<text:tab/>:Source_Position</text:p>
        <text:p text:style-name="P90"><text:tab/>;</text:p>
        <text:p text:style-name="P90">integer_def<text:tab/>=&gt;</text:p>
        <text:p text:style-name="P90"><text:tab/>=&gt; as_constraint<text:tab/>:<text:a xlink:type="simple" xlink:href="#CONSTRAINT" text:style-name="Internet_20_link" text:visited-style-name="Visited_20_Internet_20_Link">CONSTRAINT</text:a></text:p>
        <text:p text:style-name="P90"><text:tab/>=&gt; lx_srcpos<text:tab/>:Source_Position</text:p>
        <text:p text:style-name="P90"><text:tab/>;</text:p>
        <text:p text:style-name="P90">float_def<text:tab/>=&gt;</text:p>
        <text:p text:style-name="P90"><text:tab/>=&gt; as_constraint<text:tab/>:<text:a xlink:type="simple" xlink:href="#CONSTRAINT" text:style-name="Internet_20_link" text:visited-style-name="Visited_20_Internet_20_Link">CONSTRAINT</text:a></text:p>
        <text:p text:style-name="P90"><text:tab/>=&gt; lx_srcpos<text:tab/>:Source_Position</text:p>
        <text:p text:style-name="P90"><text:tab/>;</text:p>
        <text:p text:style-name="P90">fixed_def<text:tab/>=&gt;</text:p>
        <text:p text:style-name="P90"><text:tab/>=&gt; as_constraint<text:tab/>:<text:a xlink:type="simple" xlink:href="#CONSTRAINT" text:style-name="Internet_20_link" text:visited-style-name="Visited_20_Internet_20_Link">CONSTRAINT</text:a></text:p>
        <text:p text:style-name="P90"><text:tab/>=&gt; lx_srcpos<text:tab/>:Source_Position</text:p>
        <text:p text:style-name="P91"><text:tab/>;</text:p>
        <text:p text:style-name="P139"><text:span text:style-name="T67">ALL_SOURCE &gt; T</text:span><text:bookmark-start text:name="TYPE_DEF Copie 1 Copie 1"/><text:span text:style-name="T76">YPE_</text:span><text:span text:style-name="T66">DEF</text:span><text:bookmark-end text:name="TYPE_DEF Copie 1 Copie 1"/><text:span text:style-name="T66"> &gt; </text:span><text:span text:style-name="T20">ARR_ACC_DER</text:span><text:span text:style-name="T19">_DEF</text:span></text:p>
        <text:p text:style-name="P90"/>
        <text:p text:style-name="P90">constrained_array_def<text:tab/>=&gt;</text:p>
        <text:p text:style-name="P29"><text:tab/>=&gt; as_subtype_indication<text:tab/>:subtype_indication</text:p>
        <text:p text:style-name="P29"><text:tab/>=&gt; as_constraint<text:tab/>:<text:a xlink:type="simple" xlink:href="#CONSTRAINT" text:style-name="Internet_20_link" text:visited-style-name="Visited_20_Internet_20_Link">CONSTRAINT</text:a></text:p>
        <text:p text:style-name="P29"><text:tab/>=&gt; lx_srcpos<text:tab/>:Source_Position</text:p>
        <text:p text:style-name="P29"><text:tab/>;</text:p>
        <text:p text:style-name="P29">unconstrained_array_def<text:tab/>=&gt;</text:p>
        <text:p text:style-name="P29"><text:tab/>=&gt; as_subtype_indication<text:tab/>:subtype_indication</text:p>
        <text:p text:style-name="P29"><text:tab/>=&gt; as_index_s<text:tab/>:<text:a xlink:type="simple" xlink:href="#index" text:style-name="Internet_20_link" text:visited-style-name="Visited_20_Internet_20_Link">index_s</text:a></text:p>
        <text:p text:style-name="P29"><text:tab/>=&gt; lx_srcpos<text:tab/>:Source_Position</text:p>
        <text:p text:style-name="P29"><text:tab/>;</text:p>
        <text:p text:style-name="P29">access_def<text:tab/>=&gt;</text:p>
        <text:p text:style-name="P29"><text:tab/>=&gt; as_subtype_indication<text:tab/>:subtype_indication</text:p>
        <text:p text:style-name="P29"><text:tab/>=&gt; lx_srcpos<text:tab/>:Source_Position</text:p>
        <text:p text:style-name="P29"><text:tab/>;</text:p>
        <text:p text:style-name="P29">derived_def<text:tab/>=&gt;</text:p>
        <text:p text:style-name="P29"><text:tab/>=&gt; as_subtype_indication<text:tab/>:subtype_indication</text:p>
        <text:p text:style-name="P29"><text:tab/>=&gt; lx_srcpos<text:tab/>:Source_Position</text:p>
        <text:p text:style-name="P29"><text:tab/>=&gt; xd_derived_subprog_list<text:tab/>:SUBPROG_NAME</text:p>
        <text:p text:style-name="P29"><text:tab/>;</text:p>
        <text:p text:style-name="P29">formal_dscrt_def<text:tab/>=&gt;</text:p>
        <text:p text:style-name="P29"><text:tab/>=&gt; lx_srcpos<text:tab/>:Source_Position</text:p>
        <text:p text:style-name="P29"><text:tab/>;</text:p>
        <text:p text:style-name="P29"/>
        <text:p text:style-name="P171"><text:span text:style-name="T83">ALL_SOURCE &gt; </text:span><text:bookmark-start text:name="index"/><text:span text:style-name="T88">index</text:span><text:bookmark-end text:name="index"/></text:p>
        <text:p text:style-name="P102"><text:span text:style-name="T52"/></text:p>
        <text:p text:style-name="P102"><text:span text:style-name="T52">index_s</text:span><text:tab/>=&gt;</text:p>
        <text:p text:style-name="P66"><text:tab/>=&gt; as_list<text:tab/>:index</text:p>
        <text:p text:style-name="P66"><text:tab/>=&gt; lx_srcpos<text:tab/>:Source_Position</text:p>
        <text:p text:style-name="P67"><text:tab/>;</text:p>
        <text:p text:style-name="P66"/>
        <text:p text:style-name="P66">index<text:tab/>=&gt;</text:p>
        <text:p text:style-name="P66"><text:tab/>=&gt; as_name<text:tab/>:NAME</text:p>
        <text:p text:style-name="P66"><text:tab/>=&gt; lx_srcpos<text:tab/>:Source_Position</text:p>
        <text:p text:style-name="P66"><text:tab/>=&gt; sm_type_spec<text:tab/>:TYPE_SPEC</text:p>
        <text:p text:style-name="P66"><text:tab/>;</text:p>
        <text:p text:style-name="P165"><text:span text:style-name="T83">ALL_SOURCE &gt; </text:span><text:bookmark-start text:name="comp_list"/><text:span text:style-name="T88">comp_list</text:span><text:bookmark-end text:name="comp_list"/></text:p>
        <text:p text:style-name="P53"/>
        <text:p text:style-name="P53">comp_list<text:tab/>=&gt;</text:p>
        <text:p text:style-name="P53"><text:tab/>=&gt; as_decl_s<text:tab/>:decl_s</text:p>
        <text:p text:style-name="P53"><text:tab/>=&gt; as_variant_part<text:tab/>:VARIANT_PART</text:p>
        <text:p text:style-name="P53"><text:tab/>=&gt; as_pragma_s<text:tab/>:pragma_s</text:p>
        <text:p text:style-name="P53"><text:tab/>=&gt; lx_srcpos<text:tab/>:Source_Position</text:p>
        <text:p text:style-name="P55"><text:tab/>;</text:p>
        <text:p text:style-name="P137"><text:span text:style-name="T67">ALL_SOURCE &gt; </text:span><text:span text:style-name="T21">VARIANT</text:span><text:span text:style-name="T22">_PART</text:span></text:p>
        <text:p text:style-name="P56"/>
        <text:p text:style-name="P56">variant_part<text:tab/>=&gt;</text:p>
        <text:p text:style-name="P53"><text:tab/>=&gt; as_name<text:tab/>:NAME</text:p>
        <text:p text:style-name="P53"><text:tab/>=&gt; as_variant_s<text:tab/>:variant_s</text:p>
        <text:p text:style-name="P53"><text:tab/>=&gt; lx_srcpos<text:tab/>:Source_Position</text:p>
        <text:p text:style-name="P53"><text:tab/>;</text:p>
        <text:p text:style-name="P172"><text:span text:style-name="T83">ALL_SOURCE &gt; </text:span><text:span text:style-name="T88">VARIANT</text:span><text:span text:style-name="T92">_ELEM</text:span></text:p>
        <text:p text:style-name="P56"/>
        <text:p text:style-name="P56"><text:span text:style-name="T52">variant_s</text:span><text:tab/>=&gt;</text:p>
        <text:p text:style-name="P53"><text:tab/>=&gt; as_list<text:tab/>:VARIANT_ELEM</text:p>
        <text:p text:style-name="P53"><text:tab/>=&gt; lx_srcpos<text:tab/>:Source_Position</text:p>
        <text:p text:style-name="P54"><text:tab/>;</text:p>
        <text:p text:style-name="P53"/>
        <text:p text:style-name="P53">variant<text:tab/>=&gt;</text:p>
        <text:p text:style-name="P53"><text:tab/>=&gt; as_choice_s<text:tab/>:<text:a xlink:type="simple" xlink:href="#CHOICE" text:style-name="Internet_20_link" text:visited-style-name="Visited_20_Internet_20_Link">choice_s</text:a></text:p>
        <text:p text:style-name="P53"><text:tab/>=&gt; as_comp_list<text:tab/>:comp_list</text:p>
        <text:p text:style-name="P53"><text:tab/>=&gt; lx_srcpos<text:tab/>:Source_Position</text:p>
        <text:p text:style-name="P53"><text:tab/>;</text:p>
        <text:p text:style-name="P53">variant_pragma<text:tab/>=&gt;</text:p>
        <text:p text:style-name="P53"><text:tab/>=&gt; as_pragma<text:tab/>:pragma</text:p>
        <text:p text:style-name="P53"><text:tab/>=&gt; lx_srcpos<text:tab/>:Source_Position</text:p>
        <text:p text:style-name="P53"><text:tab/>;</text:p>
        <text:p text:style-name="P166"><text:span text:style-name="T83">ALL_SOURCE &gt; </text:span><text:bookmark-start text:name="CONSTRAINT"/><text:span text:style-name="T88">CONSTRAINT</text:span><text:bookmark-end text:name="CONSTRAINT"/></text:p>
        <text:p text:style-name="P33"/>
        <text:p text:style-name="P103">index_constraint<text:tab/>=&gt;</text:p>
        <text:p text:style-name="P103"><text:tab/>=&gt; as_discrete_range_s<text:tab/>:<text:a xlink:type="simple" xlink:href="#DISCRETE_RANGE" text:style-name="Internet_20_link" text:visited-style-name="Visited_20_Internet_20_Link">discrete_range_s</text:a></text:p>
        <text:p text:style-name="P103"><text:tab/>=&gt; lx_srcpos<text:tab/>:Source_Position</text:p>
        <text:p text:style-name="P103"><text:tab/>;</text:p>
        <text:p text:style-name="P103">dscrmt_constraint<text:tab/>=&gt;</text:p>
        <text:p text:style-name="P103"><text:tab/>=&gt; as_general_assoc_s<text:tab/>:general_assoc_s</text:p>
        <text:p text:style-name="P103"><text:tab/>=&gt; lx_srcpos<text:tab/>:Source_Position</text:p>
        <text:p text:style-name="P103"><text:tab/>;</text:p>
        <text:p text:style-name="P166"><text:span text:style-name="T83">ALL_SOURCE &gt; </text:span><text:span text:style-name="T86">CONSTRAINT </text:span><text:span text:style-name="T83">&gt; </text:span><text:bookmark-start text:name="CONSTRAINT Copie 1"/><text:span text:style-name="T93">REAL_</text:span><text:span text:style-name="T94">C</text:span><text:span text:style-name="T88">ONSTRAINT</text:span><text:bookmark-end text:name="CONSTRAINT Copie 1"/></text:p>
        <text:p text:style-name="P103"/>
        <text:p text:style-name="P103">float_constraint<text:tab/>=&gt;</text:p>
        <text:p text:style-name="P33"><text:tab/>=&gt; as_exp<text:tab/>:EXP</text:p>
        <text:p text:style-name="P33"><text:tab/>=&gt; as_range<text:tab/>:RANGE</text:p>
        <text:p text:style-name="P33"><text:tab/>=&gt; lx_srcpos<text:tab/>:Source_Position</text:p>
        <text:p text:style-name="P33"><text:tab/>=&gt; sm_type_spec<text:tab/>:TYPE_SPEC</text:p>
        <text:p text:style-name="P33"><text:tab/>;</text:p>
        <text:p text:style-name="P33">fixed_constraint<text:tab/>=&gt;</text:p>
        <text:p text:style-name="P33"><text:tab/>=&gt; as_exp<text:tab/>:EXP</text:p>
        <text:p text:style-name="P33"><text:tab/>=&gt; as_range<text:tab/>:RANGE</text:p>
        <text:p text:style-name="P33"><text:tab/>=&gt; lx_srcpos<text:tab/>:Source_Position</text:p>
        <text:p text:style-name="P33"><text:tab/>=&gt; sm_type_spec<text:tab/>:TYPE_SPEC</text:p>
        <text:p text:style-name="P34"><text:tab/>;</text:p>
        <text:p text:style-name="P139"><text:soft-page-break/><text:span text:style-name="T67">ALL_SOURCE &gt; </text:span><text:span text:style-name="T77">CONSTRAINT &gt; </text:span><text:bookmark-start text:name="DISCRETE_RANGE"/><text:span text:style-name="T23">DISCRETE_RANGE</text:span><text:bookmark-end text:name="DISCRETE_RANGE"/></text:p>
        <text:p text:style-name="P126"><text:span text:style-name="T52"/></text:p>
        <text:p text:style-name="P126"><text:span text:style-name="T52">discrete_range_s</text:span><text:tab/>=&gt;</text:p>
        <text:p text:style-name="P86"><text:tab/>=&gt; as_list<text:tab/>:DISCRETE_RANGE</text:p>
        <text:p text:style-name="P86"><text:tab/>=&gt; lx_srcpos<text:tab/>:Source_Position</text:p>
        <text:p text:style-name="P76"><text:tab/>;</text:p>
        <text:p text:style-name="P75"/>
        <text:p text:style-name="P103">discrete_subtype<text:tab/>=&gt;</text:p>
        <text:p text:style-name="P103"><text:tab/>=&gt; as_subtype_indication<text:tab/>:subtype_indication</text:p>
        <text:p text:style-name="P103"><text:tab/>=&gt; lx_srcpos<text:tab/>:Source_Position</text:p>
        <text:p text:style-name="P103"><text:tab/>;</text:p>
        <text:p text:style-name="P104"><text:span text:style-name="T67">ALL_SOURCE &gt; </text:span><text:span text:style-name="T77">CONSTRAINT &gt; </text:span><text:bookmark-start text:name="DISCRETE_RANGE Copie 1"/><text:span text:style-name="T77">DISCRETE_RANGE</text:span><text:bookmark-end text:name="DISCRETE_RANGE Copie 1"/><text:span text:style-name="T77"> &gt; </text:span><text:span text:style-name="T24">RANGE</text:span></text:p>
        <text:p text:style-name="P103"><text:span text:style-name="T1"/></text:p>
        <text:p text:style-name="P103">range<text:tab/>=&gt;</text:p>
        <text:p text:style-name="P75"><text:tab/>=&gt; as_exp1<text:tab/>:EXP</text:p>
        <text:p text:style-name="P75"><text:tab/>=&gt; as_exp2<text:tab/>:EXP</text:p>
        <text:p text:style-name="P75"><text:tab/>=&gt; lx_srcpos<text:tab/>:Source_Position</text:p>
        <text:p text:style-name="P75"><text:tab/>=&gt; sm_type_spec<text:tab/>:TYPE_SPEC</text:p>
        <text:p text:style-name="P75"><text:tab/>;</text:p>
        <text:p text:style-name="P75">range_attribute<text:tab/>=&gt;</text:p>
        <text:p text:style-name="P75"><text:tab/>=&gt; as_name<text:tab/>:NAME</text:p>
        <text:p text:style-name="P75"><text:tab/>=&gt; as_used_name_id<text:tab/>:used_name_id</text:p>
        <text:p text:style-name="P75"><text:tab/>=&gt; as_exp<text:tab/>:EXP</text:p>
        <text:p text:style-name="P75"><text:tab/>=&gt; lx_srcpos<text:tab/>:Source_Position</text:p>
        <text:p text:style-name="P75"><text:tab/>=&gt; sm_type_spec<text:tab/>:TYPE_SPEC</text:p>
        <text:p text:style-name="P77"><text:tab/>;</text:p>
        <text:p text:style-name="P140"><text:span text:style-name="T67">ALL_SOURCE &gt; </text:span><text:bookmark-start text:name="STM_ELEM"/><text:span text:style-name="T26">STM</text:span><text:span text:style-name="T7">_</text:span><text:span text:style-name="T26">ELEM</text:span><text:bookmark-end text:name="STM_ELEM"/></text:p>
        <text:p text:style-name="P81"><text:span text:style-name="T52"/></text:p>
        <text:p text:style-name="P81"><text:bookmark-start text:name="stm_s"/><text:span text:style-name="T52">stm_s</text:span><text:bookmark-end text:name="stm_s"/><text:tab/>=&gt;</text:p>
        <text:p text:style-name="P81"><text:tab/>=&gt; as_list<text:tab/>:<text:a xlink:type="simple" xlink:href="#STM_ELEM" text:style-name="Internet_20_link" text:visited-style-name="Visited_20_Internet_20_Link">STM_ELEM</text:a></text:p>
        <text:p text:style-name="P81"><text:tab/>=&gt; lx_srcpos<text:tab/>:Source_Position</text:p>
        <text:p text:style-name="P82"><text:tab/>;</text:p>
        <text:p text:style-name="P109"/>
        <text:p text:style-name="P110">stm_pragma<text:tab/>=&gt;</text:p>
        <text:p text:style-name="P110"><text:tab/>=&gt; as_pragma<text:tab/>:pragma</text:p>
        <text:p text:style-name="P110"><text:tab/>=&gt; lx_srcpos<text:tab/>:Source_Position</text:p>
        <text:p text:style-name="P111"><text:tab/>;</text:p>
        <text:p text:style-name="P112"><text:span text:style-name="T67">ALL_SOURCE &gt; </text:span><text:bookmark-start text:name="STM_ELEM Copie 1"/><text:span text:style-name="T80">STM</text:span><text:span text:style-name="T66">_</text:span><text:span text:style-name="T80">ELEM</text:span><text:bookmark-end text:name="STM_ELEM Copie 1"/><text:span text:style-name="T80"> &gt; </text:span><text:span text:style-name="T27">STM</text:span></text:p>
        <text:p text:style-name="P141"><text:span text:style-name="T26"/></text:p>
        <text:p text:style-name="P111">null_stm<text:tab/>=&gt;</text:p>
        <text:p text:style-name="P111"><text:tab/>=&gt; lx_srcpos<text:tab/>:Source_Position</text:p>
        <text:p text:style-name="P111"><text:tab/>;</text:p>
        <text:p text:style-name="P111">labeled<text:tab/>=&gt;</text:p>
        <text:p text:style-name="P30"><text:tab/>=&gt; as_source_name_s<text:tab/>:source_name_s</text:p>
        <text:p text:style-name="P30"><text:tab/>=&gt; as_pragma_s<text:tab/>:pragma_s</text:p>
        <text:p text:style-name="P30"><text:tab/>=&gt; as_stm<text:tab/>:STM</text:p>
        <text:p text:style-name="P30"><text:tab/>=&gt; lx_srcpos<text:tab/>:Source_Position</text:p>
        <text:p text:style-name="P30"><text:tab/>;</text:p>
        <text:p text:style-name="P30">abort<text:tab/>=&gt;</text:p>
        <text:p text:style-name="P30"><text:tab/>=&gt; as_name_s<text:tab/>:name_s</text:p>
        <text:p text:style-name="P30"><text:tab/>=&gt; lx_srcpos<text:tab/>:Source_Position</text:p>
        <text:p text:style-name="P30"><text:tab/>;</text:p>
        <text:p text:style-name="P111">accept<text:tab/>=&gt;</text:p>
        <text:p text:style-name="P111"><text:tab/>=&gt; as_name<text:tab/>:NAME</text:p>
        <text:p text:style-name="P111"><text:tab/>=&gt; as_param_s<text:tab/>:param_s</text:p>
        <text:p text:style-name="P111"><text:tab/>=&gt; as_stm_s<text:tab/>:stm_s</text:p>
        <text:p text:style-name="P111"><text:tab/>=&gt; lx_srcpos<text:tab/>:Source_Position</text:p>
        <text:p text:style-name="P111"><text:tab/>;</text:p>
        <text:p text:style-name="P111">terminate<text:tab/>=&gt;</text:p>
        <text:p text:style-name="P111"><text:tab/>=&gt; lx_srcpos<text:tab/>:Source_Position</text:p>
        <text:p text:style-name="P111"><text:tab/>;</text:p>
        <text:p text:style-name="P111"/>
        <text:p text:style-name="P112"><text:span text:style-name="T67">ALL_SOURCE &gt; </text:span><text:bookmark-start text:name="STM_ELEM Copie 1 Copie 1"/><text:span text:style-name="T80">STM</text:span><text:span text:style-name="T66">_</text:span><text:span text:style-name="T80">ELEM</text:span><text:bookmark-end text:name="STM_ELEM Copie 1 Copie 1"/><text:span text:style-name="T80"> &gt; </text:span><text:span text:style-name="T81">STM &gt; </text:span><text:span text:style-name="T27">CLAUSES_STM</text:span></text:p>
        <text:p text:style-name="P111"/>
        <text:p text:style-name="P111">if<text:tab/>=&gt;</text:p>
        <text:p text:style-name="P111"><text:tab/>=&gt; as_test_clause_elem_s<text:tab/>:<text:a xlink:type="simple" xlink:href="#TEST_CLAUSE_ELEM" text:style-name="Internet_20_link" text:visited-style-name="Visited_20_Internet_20_Link">test_clause_elem_s</text:a></text:p>
        <text:p text:style-name="P111"><text:tab/>=&gt; as_stm_s<text:tab/>:stm_s</text:p>
        <text:p text:style-name="P111"><text:tab/>=&gt; lx_srcpos<text:tab/>:Source_Position</text:p>
        <text:p text:style-name="P111"><text:tab/>;</text:p>
        <text:p text:style-name="P111">selective_wait<text:tab/>=&gt;</text:p>
        <text:p text:style-name="P111"><text:tab/>=&gt; as_test_clause_elem_s<text:tab/>:<text:a xlink:type="simple" xlink:href="#TEST_CLAUSE_ELEM" text:style-name="Internet_20_link" text:visited-style-name="Visited_20_Internet_20_Link">test_clause_elem_s</text:a></text:p>
        <text:p text:style-name="P111"><text:tab/>=&gt; as_stm_s<text:tab/>:stm_s</text:p>
        <text:p text:style-name="P111"><text:tab/>=&gt; lx_srcpos<text:tab/>:Source_Position</text:p>
        <text:p text:style-name="P113"><text:tab/>;</text:p>
        <text:p text:style-name="P112"><text:span text:style-name="T67">ALL_SOURCE &gt; </text:span><text:bookmark-start text:name="STM_ELEM Copie 1 Copie 1 Copie 1"/><text:span text:style-name="T80">STM</text:span><text:span text:style-name="T66">_</text:span><text:span text:style-name="T80">ELEM</text:span><text:bookmark-end text:name="STM_ELEM Copie 1 Copie 1 Copie 1"/><text:span text:style-name="T80"> &gt; </text:span><text:span text:style-name="T81">STM &gt; </text:span><text:span text:style-name="T27">STM_WITH_EXP</text:span></text:p>
        <text:p text:style-name="P30"/>
        <text:p text:style-name="P30">return<text:tab/>=&gt;</text:p>
        <text:p text:style-name="P30"><text:tab/>=&gt; as_exp<text:tab/>:EXP</text:p>
        <text:p text:style-name="P30"><text:tab/>=&gt; lx_srcpos<text:tab/>:Source_Position</text:p>
        <text:p text:style-name="P30"><text:tab/>;</text:p>
        <text:p text:style-name="P111">case<text:tab/>=&gt;</text:p>
        <text:p text:style-name="P111"><text:tab/>=&gt; as_exp<text:tab/>:EXP</text:p>
        <text:p text:style-name="P111"><text:tab/>=&gt; as_alternative_s<text:tab/>:<text:a xlink:type="simple" xlink:href="#ALTERNATIVE_ELEM" text:style-name="Internet_20_link" text:visited-style-name="Visited_20_Internet_20_Link">alternative_s</text:a></text:p>
        <text:p text:style-name="P111"><text:tab/>=&gt; lx_srcpos<text:tab/>:Source_Position</text:p>
        <text:p text:style-name="P111"><text:tab/>;</text:p>
        <text:p text:style-name="P111">delay<text:tab/>=&gt;</text:p>
        <text:p text:style-name="P30"><text:tab/>=&gt; as_exp<text:tab/>:EXP</text:p>
        <text:p text:style-name="P30"><text:tab/>=&gt; lx_srcpos<text:tab/>:Source_Position</text:p>
        <text:p text:style-name="P30"><text:tab/>;</text:p>
        <text:p text:style-name="P112"><text:span text:style-name="T67">&gt; </text:span><text:bookmark-start text:name="STM_ELEM Copie 1 Copie 1 Copie 1 Copie 1"/><text:span text:style-name="T80">STM</text:span><text:span text:style-name="T66">_</text:span><text:span text:style-name="T80">ELEM</text:span><text:bookmark-end text:name="STM_ELEM Copie 1 Copie 1 Copie 1 Copie 1"/><text:span text:style-name="T80"> &gt; </text:span><text:span text:style-name="T81">STM &gt; </text:span><text:span text:style-name="T31">STM_WITH_EXP &gt; <text:s/></text:span><text:span text:style-name="T27">STM_WITH_EXP_NAME</text:span></text:p>
        <text:p text:style-name="P30"/>
        <text:p text:style-name="P114">exit<text:tab/>=&gt;</text:p>
        <text:p text:style-name="P114"><text:tab/>=&gt; as_exp<text:tab/>:EXP</text:p>
        <text:p text:style-name="P114"><text:tab/>=&gt; as_name<text:tab/>:NAME</text:p>
        <text:p text:style-name="P114"><text:tab/>=&gt; lx_srcpos<text:tab/>:Source_Position</text:p>
        <text:p text:style-name="P114"><text:tab/>=&gt; sm_stm<text:tab/>:STM</text:p>
        <text:p text:style-name="P114"><text:tab/>;</text:p>
        <text:p text:style-name="P114">assign<text:tab/>=&gt;</text:p>
        <text:p text:style-name="P30"><text:tab/>=&gt; as_exp<text:tab/>:EXP</text:p>
        <text:p text:style-name="P30"><text:tab/>=&gt; as_name<text:tab/>:NAME</text:p>
        <text:p text:style-name="P30"><text:tab/>=&gt; lx_srcpos<text:tab/>:Source_Position</text:p>
        <text:p text:style-name="P30"><text:tab/>;</text:p>
        <text:p text:style-name="P31">code<text:tab/>=&gt;</text:p>
        <text:p text:style-name="P31"><text:tab/>=&gt; as_exp<text:tab/>:EXP</text:p>
        <text:p text:style-name="P31"><text:tab/>=&gt; as_name<text:tab/>:NAME</text:p>
        <text:p text:style-name="P31"><text:tab/>=&gt; lx_srcpos<text:tab/>:Source_Position</text:p>
        <text:p text:style-name="P31"><text:tab/>;</text:p>
        <text:p text:style-name="P115"><text:span text:style-name="T67">ALL_SOURCE &gt; </text:span><text:bookmark-start text:name="STM_ELEM Copie 1 Copie 1 Copie 1 Copie 2"/><text:span text:style-name="T80">STM</text:span><text:span text:style-name="T66">_</text:span><text:span text:style-name="T80">ELEM</text:span><text:bookmark-end text:name="STM_ELEM Copie 1 Copie 1 Copie 1 Copie 2"/><text:span text:style-name="T80"> &gt; </text:span><text:span text:style-name="T81">STM &gt; </text:span><text:span text:style-name="T27">STM_WITH_</text:span><text:span text:style-name="T28">NAME</text:span></text:p>
        <text:p text:style-name="P31"/>
        <text:p text:style-name="P31">goto<text:tab/>=&gt;</text:p>
        <text:p text:style-name="P31"><text:tab/>=&gt; as_name<text:tab/>:NAME</text:p>
        <text:p text:style-name="P31"><text:tab/>=&gt; lx_srcpos<text:tab/>:Source_Position</text:p>
        <text:p text:style-name="P31"><text:tab/>;</text:p>
        <text:p text:style-name="P31">raise<text:tab/>=&gt;</text:p>
        <text:p text:style-name="P31"><text:tab/>=&gt; as_name<text:tab/>:NAME</text:p>
        <text:p text:style-name="P31"><text:tab/>=&gt; lx_srcpos<text:tab/>:Source_Position</text:p>
        <text:p text:style-name="P32"><text:tab/>;</text:p>
        <text:p text:style-name="P116"><text:span text:style-name="T67">ALL_SOURCE &gt; </text:span><text:bookmark-start text:name="STM_ELEM Copie 1 Copie 1 Copie 1 Copie 1 Copie 1"/><text:span text:style-name="T80">STM</text:span><text:span text:style-name="T66">_</text:span><text:span text:style-name="T80">ELEM</text:span><text:bookmark-end text:name="STM_ELEM Copie 1 Copie 1 Copie 1 Copie 1 Copie 1"/><text:span text:style-name="T80"> &gt; </text:span><text:span text:style-name="T81">STM &gt; </text:span><text:span text:style-name="T31">STM_WITH_</text:span><text:span text:style-name="T32">NAME</text:span><text:span text:style-name="T31"> &gt; <text:s/></text:span><text:span text:style-name="T28">CALL_</text:span><text:span text:style-name="T27">STM</text:span></text:p>
        <text:p text:style-name="P31"/>
        <text:p text:style-name="P31">entry_call<text:tab/>=&gt;</text:p>
        <text:p text:style-name="P31"><text:tab/>=&gt; as_name<text:tab/>:NAME</text:p>
        <text:p text:style-name="P31"><text:tab/>=&gt; as_general_assoc_s<text:tab/>:general_assoc_s</text:p>
        <text:p text:style-name="P31"><text:tab/>=&gt; lx_srcpos<text:tab/>:Source_Position</text:p>
        <text:p text:style-name="P31"><text:tab/>=&gt; sm_normalized_param_s<text:tab/>:exp_s</text:p>
        <text:p text:style-name="P31"><text:tab/>;</text:p>
        <text:p text:style-name="P31">procedure_call<text:tab/>=&gt;</text:p>
        <text:p text:style-name="P31"><text:tab/>=&gt; as_name<text:tab/>:NAME</text:p>
        <text:p text:style-name="P31"><text:tab/>=&gt; as_general_assoc_s<text:tab/>:general_assoc_s</text:p>
        <text:p text:style-name="P31"><text:tab/>=&gt; lx_srcpos<text:tab/>:Source_Position</text:p>
        <text:p text:style-name="P31"><text:tab/>=&gt; sm_normalized_param_s<text:tab/>:exp_s</text:p>
        <text:p text:style-name="P31"><text:tab/>;</text:p>
        <text:p text:style-name="P117"><text:span text:style-name="T67">ALL_SOURCE &gt; </text:span><text:bookmark-start text:name="STM_ELEM Copie 1 Copie 1 Copie 1 Copie 2 Copie 1"/><text:span text:style-name="T80">STM</text:span><text:span text:style-name="T66">_</text:span><text:span text:style-name="T80">ELEM</text:span><text:bookmark-end text:name="STM_ELEM Copie 1 Copie 1 Copie 1 Copie 2 Copie 1"/><text:span text:style-name="T80"> &gt; </text:span><text:span text:style-name="T81">STM &gt; </text:span><text:span text:style-name="T29">BLOCK_LOOP</text:span></text:p>
        <text:p text:style-name="P31"/>
        <text:p text:style-name="P31">loop<text:tab/>=&gt;</text:p>
        <text:p text:style-name="P31"><text:tab/>=&gt; as_source_name<text:tab/>:SOURCE_NAME</text:p>
        <text:p text:style-name="P31"><text:tab/>=&gt; as_iteration<text:tab/>:<text:a xlink:type="simple" xlink:href="#ITERATION" text:style-name="Internet_20_link" text:visited-style-name="Visited_20_Internet_20_Link">ITERATION</text:a></text:p>
        <text:p text:style-name="P31"><text:tab/>=&gt; as_stm_s<text:tab/>:stm_s</text:p>
        <text:p text:style-name="P31"><text:tab/>=&gt; lx_srcpos<text:tab/>:Source_Position</text:p>
        <text:p text:style-name="P31"><text:tab/>=&gt; cd_level<text:tab/>:Integer</text:p>
        <text:p text:style-name="P31"><text:tab/>=&gt; cd_after_loop<text:tab/>:Integer</text:p>
        <text:p text:style-name="P31"><text:tab/>;</text:p>
        <text:p text:style-name="P31">block<text:tab/>=&gt;</text:p>
        <text:p text:style-name="P31"><text:tab/>=&gt; as_source_name<text:tab/>:SOURCE_NAME</text:p>
        <text:p text:style-name="P31"><text:tab/>=&gt; as_block_body<text:tab/>:block_body</text:p>
        <text:p text:style-name="P31"><text:tab/>=&gt; lx_srcpos<text:tab/>:Source_Position</text:p>
        <text:p text:style-name="P31"><text:tab/>;</text:p>
        <text:p text:style-name="P117"><text:span text:style-name="T67">ALL_SOURCE &gt; </text:span><text:bookmark-start text:name="STM_ELEM Copie 1 Copie 1 Copie 1 Copie 2 Copie 1 Copie 1"/><text:span text:style-name="T80">STM</text:span><text:span text:style-name="T66">_</text:span><text:span text:style-name="T80">ELEM</text:span><text:bookmark-end text:name="STM_ELEM Copie 1 Copie 1 Copie 1 Copie 2 Copie 1 Copie 1"/><text:span text:style-name="T80"> &gt; </text:span><text:span text:style-name="T81">STM &gt; </text:span><text:span text:style-name="T29">ENTRY_STM</text:span></text:p>
        <text:p text:style-name="P31"/>
        <text:p text:style-name="P31">cond_entry<text:tab/>=&gt;</text:p>
        <text:p text:style-name="P31"><text:tab/>=&gt; as_stm_s1<text:tab/>:stm_s</text:p>
        <text:p text:style-name="P31"><text:tab/>=&gt; as_stm_s2<text:tab/>:stm_s</text:p>
        <text:p text:style-name="P31"><text:tab/>=&gt; lx_srcpos<text:tab/>:Source_Position</text:p>
        <text:p text:style-name="P31"><text:tab/>;</text:p>
        <text:p text:style-name="P31">timed_entry<text:tab/>=&gt;</text:p>
        <text:p text:style-name="P31"><text:tab/>=&gt; as_stm_s1<text:tab/>:stm_s</text:p>
        <text:p text:style-name="P31"><text:tab/>=&gt; as_stm_s2<text:tab/>:stm_s</text:p>
        <text:p text:style-name="P31"><text:tab/>=&gt; lx_srcpos<text:tab/>:Source_Position</text:p>
        <text:p text:style-name="P32"><text:tab/>;</text:p>
        <text:p text:style-name="P125"><text:span text:style-name="T67">ALL_SOURCE &gt; </text:span><text:bookmark-start text:name="ITERATION"/><text:span text:style-name="T30">ITERATION</text:span><text:bookmark-end text:name="ITERATION"/></text:p>
        <text:p text:style-name="P61">for<text:tab/>=&gt;</text:p>
        <text:p text:style-name="P61"><text:tab/>=&gt; as_source_name<text:tab/>:SOURCE_NAME</text:p>
        <text:p text:style-name="P61"><text:tab/>=&gt; as_discrete_range<text:tab/>:DISCRETE_RANGE</text:p>
        <text:p text:style-name="P61"><text:tab/>=&gt; lx_srcpos<text:tab/>:Source_Position</text:p>
        <text:p text:style-name="P61"><text:tab/>;</text:p>
        <text:p text:style-name="P61">reverse<text:tab/>=&gt;</text:p>
        <text:p text:style-name="P61"><text:tab/>=&gt; as_source_name<text:tab/>:SOURCE_NAME</text:p>
        <text:p text:style-name="P61"><text:tab/>=&gt; as_discrete_range<text:tab/>:DISCRETE_RANGE</text:p>
        <text:p text:style-name="P61"><text:tab/>=&gt; lx_srcpos<text:tab/>:Source_Position</text:p>
        <text:p text:style-name="P61"><text:tab/>;</text:p>
        <text:p text:style-name="P61">while<text:tab/>=&gt;</text:p>
        <text:p text:style-name="P61"><text:tab/>=&gt; as_exp<text:tab/>:EXP</text:p>
        <text:p text:style-name="P61"><text:tab/>=&gt; lx_srcpos<text:tab/>:Source_Position</text:p>
        <text:p text:style-name="P61"><text:tab/>;</text:p>
        <text:p text:style-name="P167"><text:span text:style-name="T83">ALL_SOURCE &gt; </text:span><text:bookmark-start text:name="TEST_CLAUSE_ELEM"/>TEST_CLAUSE_ELEM<text:bookmark-end text:name="TEST_CLAUSE_ELEM"/></text:p>
        <text:p text:style-name="P58"><text:span text:style-name="T52"/></text:p>
        <text:p text:style-name="P58"><text:span text:style-name="T52">test_clause_elem_s</text:span><text:tab/>=&gt;</text:p>
        <text:p text:style-name="P58"><text:tab/>=&gt; as_list<text:tab/>:TEST_CLAUSE_ELEM</text:p>
        <text:p text:style-name="P58"><text:tab/>=&gt; lx_srcpos<text:tab/>:Source_Position</text:p>
        <text:p text:style-name="P59"><text:tab/>;</text:p>
        <text:p text:style-name="P58"/>
        <text:p text:style-name="P58"><text:span text:style-name="T53">c</text:span>ond_clause<text:tab/>=&gt;</text:p>
        <text:p text:style-name="P58"><text:tab/>=&gt; as_exp<text:tab/>:EXP</text:p>
        <text:p text:style-name="P58"><text:tab/>=&gt; as_stm_s<text:tab/>:stm_s</text:p>
        <text:p text:style-name="P58"><text:tab/>=&gt; lx_srcpos<text:tab/>:Source_Position</text:p>
        <text:p text:style-name="P58"><text:tab/>;</text:p>
        <text:p text:style-name="P58">select_alternative<text:tab/>=&gt;</text:p>
        <text:p text:style-name="P58"><text:tab/>=&gt; as_exp<text:tab/>:EXP</text:p>
        <text:p text:style-name="P58"><text:tab/>=&gt; as_stm_s<text:tab/>:stm_s</text:p>
        <text:p text:style-name="P58"><text:tab/>=&gt; lx_srcpos<text:tab/>:Source_Position</text:p>
        <text:p text:style-name="P58"><text:tab/>;</text:p>
        <text:p text:style-name="P58">select_alt_pragma<text:tab/>=&gt;</text:p>
        <text:p text:style-name="P58"><text:tab/>=&gt; as_pragma<text:tab/>:pragma</text:p>
        <text:p text:style-name="P58"><text:tab/>=&gt; lx_srcpos<text:tab/>:Source_Position</text:p>
        <text:p text:style-name="P60"><text:tab/>;</text:p>
        <text:p text:style-name="P168">GENERAL_ASSOC</text:p>
        <text:p text:style-name="P44"><text:span text:style-name="T52">general_assoc_s</text:span><text:tab/>=&gt;</text:p>
        <text:p text:style-name="P44"><text:tab/>=&gt; as_list<text:tab/>:GENERAL_ASSOC</text:p>
        <text:p text:style-name="P44"><text:tab/>=&gt; lx_srcpos<text:tab/>:Source_Position</text:p>
        <text:p text:style-name="P44"><text:tab/>;</text:p>
        <text:p text:style-name="P12">named<text:tab/>=&gt;</text:p>
        <text:p text:style-name="P12"><text:tab/>=&gt; as_exp<text:tab/>:EXP</text:p>
        <text:p text:style-name="P12"><text:tab/>=&gt; as_choice_s<text:tab/>:choice_s</text:p>
        <text:p text:style-name="P12"><text:tab/>=&gt; lx_srcpos<text:tab/>:Source_Position</text:p>
        <text:p text:style-name="P12"><text:tab/>;</text:p>
        <text:p text:style-name="P12">assoc<text:tab/>=&gt;</text:p>
        <text:p text:style-name="P12"><text:tab/>=&gt; as_exp<text:tab/>:EXP</text:p>
        <text:p text:style-name="P12"><text:tab/>=&gt; as_used_name<text:tab/>:USED_NAME</text:p>
        <text:p text:style-name="P12"><text:tab/>=&gt; lx_srcpos<text:tab/>:Source_Position</text:p>
        <text:p text:style-name="P35"><text:tab/>;</text:p>
        <text:p text:style-name="P174"><text:span text:style-name="T55">GENERAL_ASSOC &gt; </text:span><text:span text:style-name="T40">EXP</text:span></text:p>
        <text:p text:style-name="P62"><text:span text:style-name="T52">exp_s</text:span><text:tab/>=&gt;</text:p>
        <text:p text:style-name="P62"><text:tab/>=&gt; as_list<text:tab/>:EXP</text:p>
        <text:p text:style-name="P62"><text:tab/>=&gt; lx_srcpos<text:tab/>:Source_Position</text:p>
        <text:p text:style-name="P62"><text:tab/>;</text:p>
        <text:p text:style-name="P156"><text:span text:style-name="T56">GENERAL_ASSOC &gt; </text:span><text:span text:style-name="T54">EXP &gt; </text:span>NAME</text:p>
        <text:p text:style-name="P72"><text:bookmark-start text:name="name_s"/><text:span text:style-name="T52">name_s</text:span><text:bookmark-end text:name="name_s"/><text:tab/>=&gt;</text:p>
        <text:p text:style-name="P72"><text:tab/>=&gt; as_list<text:tab/>:NAME</text:p>
        <text:p text:style-name="P72"><text:tab/>=&gt; lx_srcpos<text:tab/>:Source_Position</text:p>
        <text:p text:style-name="P73"><text:tab/>;</text:p>
        <text:p text:style-name="P12">used_char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bject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p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used_name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attribute<text:tab/>=&gt;</text:p>
        <text:p text:style-name="P12"><text:tab/>=&gt; as_name<text:tab/>:NAME</text:p>
        <text:p text:style-name="P12"><text:tab/>=&gt; as_used_name_id<text:tab/>:used_name_id</text:p>
        <text:p text:style-name="P12"><text:tab/>=&gt; as_exp<text:tab/>:EXP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selected<text:tab/>=&gt;</text:p>
        <text:p text:style-name="P12"><text:tab/>=&gt; as_name<text:tab/>:NAME</text:p>
        <text:p text:style-name="P12"><text:tab/>=&gt; as_designator<text:tab/>:DESIGNATOR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function_call<text:tab/>=&gt;</text:p>
        <text:p text:style-name="P12"><text:tab/>=&gt; as_name<text:tab/>:NAME</text:p>
        <text:p text:style-name="P12"><text:tab/>=&gt; as_general_assoc_s<text:tab/>:general_assoc_s</text:p>
        <text:p text:style-name="P12"><text:tab/>=&gt; lx_srcpos<text:tab/>:Source_Position</text:p>
        <text:p text:style-name="P12"><text:tab/>=&gt; lx_prefix<text:tab/>:BOOLEAN</text:p>
        <text:p text:style-name="P12"><text:tab/>=&gt; sm_exp_type<text:tab/>:TYPE_SPEC</text:p>
        <text:p text:style-name="P12"><text:tab/>=&gt; sm_value<text:tab/>:Value</text:p>
        <text:p text:style-name="P12"><text:tab/>=&gt; sm_normalized_param_s<text:tab/>:exp_s</text:p>
        <text:p text:style-name="P12"><text:tab/>;</text:p>
        <text:p text:style-name="P12">indexed<text:tab/>=&gt;</text:p>
        <text:p text:style-name="P12"><text:tab/>=&gt; as_name<text:tab/>:NAME</text:p>
        <text:p text:style-name="P12"><text:tab/>=&gt; as_exp_s<text:tab/>:exp_s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slice<text:tab/>=&gt;</text:p>
        <text:p text:style-name="P12"><text:tab/>=&gt; as_name<text:tab/>:NAME</text:p>
        <text:p text:style-name="P12"><text:tab/>=&gt; as_discrete_range<text:tab/>:DISCRETE_RANG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all<text:tab/>=&gt;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55"><text:span text:style-name="T56">GENERAL_ASSOC &gt; </text:span><text:span text:style-name="T54">EXP &gt; </text:span>EXP_EXP</text:p>
        <text:p text:style-name="P37">qualified_allocator<text:tab/>=&gt;</text:p>
        <text:p text:style-name="P37"><text:tab/>=&gt; as_qualified<text:tab/>:qualified</text:p>
        <text:p text:style-name="P37"><text:tab/>=&gt; lx_srcpos<text:tab/>:Source_Position</text:p>
        <text:p text:style-name="P37"><text:tab/>=&gt; sm_exp_type<text:tab/>:TYPE_SPEC</text:p>
        <text:p text:style-name="P37"><text:tab/>;</text:p>
        <text:p text:style-name="P37">subtype_allocator<text:tab/>=&gt;</text:p>
        <text:p text:style-name="P37"><text:tab/>=&gt; as_subtype_indication<text:tab/>:subtype_indication</text:p>
        <text:p text:style-name="P37"><text:tab/>=&gt; lx_srcpos<text:tab/>:Source_Position</text:p>
        <text:p text:style-name="P37"><text:tab/>=&gt; sm_exp_type<text:tab/>:TYPE_SPEC</text:p>
        <text:p text:style-name="P37"><text:tab/>=&gt; sm_desig_type<text:tab/>:TYPE_SPEC</text:p>
        <text:p text:style-name="P37"><text:tab/>;</text:p>
        <text:p text:style-name="P37">aggregate<text:tab/>=&gt;</text:p>
        <text:p text:style-name="P36"><text:tab/>=&gt; as_general_assoc_s<text:tab/>:general_assoc_s</text:p>
        <text:p text:style-name="P36"><text:tab/>=&gt; lx_srcpos<text:tab/>:Source_Position</text:p>
        <text:p text:style-name="P36"><text:tab/>=&gt; sm_exp_type<text:tab/>:TYPE_SPEC</text:p>
        <text:p text:style-name="P36"><text:tab/>=&gt; sm_discrete_range<text:tab/>:DISCRETE_RANGE</text:p>
        <text:p text:style-name="P36"><text:tab/>=&gt; sm_normalized_comp_s<text:tab/>:general_assoc_s</text:p>
        <text:p text:style-name="P36"><text:tab/>;</text:p>
        <text:p text:style-name="P36">string_literal<text:tab/>=&gt;</text:p>
        <text:p text:style-name="P36"><text:tab/>=&gt; lx_srcpos<text:tab/>:Source_Position</text:p>
        <text:p text:style-name="P36"><text:tab/>=&gt; lx_symrep<text:tab/>:symbol_rep</text:p>
        <text:p text:style-name="P36"><text:tab/>=&gt; sm_exp_type<text:tab/>:TYPE_SPEC</text:p>
        <text:p text:style-name="P36"><text:tab/>=&gt; sm_discrete_range<text:tab/>:DISCRETE_RANGE</text:p>
        <text:p text:style-name="P36"><text:tab/>;</text:p>
        <text:p text:style-name="P36">numeric_literal<text:tab/>=&gt;</text:p>
        <text:p text:style-name="P12"><text:tab/>=&gt; lx_srcpos<text:tab/>:Source_Position</text:p>
        <text:p text:style-name="P12"><text:tab/>=&gt; lx_numrep<text:tab/>:Number_Rep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null_access<text:tab/>=&gt;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36">short_circuit<text:tab/>=&gt;</text:p>
        <text:p text:style-name="P36"><text:tab/>=&gt; as_exp1<text:tab/>:EXP</text:p>
        <text:p text:style-name="P36"><text:tab/>=&gt; as_short_circuit_op<text:tab/>:<text:a xlink:type="simple" xlink:href="#SHORT_CIRCUIT_OP" text:style-name="Internet_20_link" text:visited-style-name="Visited_20_Internet_20_Link">SHORT_CIRCUIT_OP</text:a></text:p>
        <text:p text:style-name="P36"><text:tab/>=&gt; as_exp2<text:tab/>:EXP</text:p>
        <text:p text:style-name="P36"><text:tab/>=&gt; lx_srcpos<text:tab/>:Source_Position</text:p>
        <text:p text:style-name="P36"><text:tab/>=&gt; sm_exp_type<text:tab/>:TYPE_SPEC</text:p>
        <text:p text:style-name="P36"><text:tab/>=&gt; sm_value<text:tab/>:Value</text:p>
        <text:p text:style-name="P36"><text:tab/>;</text:p>
        <text:p text:style-name="P36">parenthesized<text:tab/>=&gt;</text:p>
        <text:p text:style-name="P35"><text:tab/>=&gt; as_exp<text:tab/>:EXP</text:p>
        <text:p text:style-name="P35"><text:tab/>=&gt; lx_srcpos<text:tab/>:Source_Position</text:p>
        <text:p text:style-name="P35"><text:tab/>=&gt; sm_exp_type<text:tab/>:TYPE_SPEC</text:p>
        <text:p text:style-name="P35"><text:tab/>=&gt; sm_value<text:tab/>:Value</text:p>
        <text:p text:style-name="P35"><text:tab/>;</text:p>
        <text:p text:style-name="P35">conversion<text:tab/>=&gt;</text:p>
        <text:p text:style-name="P35"><text:tab/>=&gt; as_exp<text:tab/>:EXP</text:p>
        <text:p text:style-name="P35"><text:tab/>=&gt; as_name<text:tab/>:NAME</text:p>
        <text:p text:style-name="P35"><text:tab/>=&gt; lx_srcpos<text:tab/>:Source_Position</text:p>
        <text:p text:style-name="P35"><text:tab/>=&gt; sm_exp_type<text:tab/>:TYPE_SPEC</text:p>
        <text:p text:style-name="P35"><text:tab/>=&gt; sm_value<text:tab/>:Value</text:p>
        <text:p text:style-name="P35"><text:tab/>;</text:p>
        <text:p text:style-name="P35">qualified<text:tab/>=&gt;</text:p>
        <text:p text:style-name="P35"><text:tab/>=&gt; as_exp<text:tab/>:EXP</text:p>
        <text:p text:style-name="P35"><text:tab/>=&gt; as_name<text:tab/>:NAME</text:p>
        <text:p text:style-name="P35"><text:tab/>=&gt; lx_srcpos<text:tab/>:Source_Position</text:p>
        <text:p text:style-name="P35"><text:tab/>=&gt; sm_exp_type<text:tab/>:TYPE_SPEC</text:p>
        <text:p text:style-name="P35"><text:soft-page-break/><text:tab/>=&gt; sm_value<text:tab/>:Value</text:p>
        <text:p text:style-name="P35"><text:tab/>;</text:p>
        <text:p text:style-name="P35">range_membership<text:tab/>=&gt;</text:p>
        <text:p text:style-name="P12"><text:tab/>=&gt; as_exp<text:tab/>:EXP</text:p>
        <text:p text:style-name="P12"><text:tab/>=&gt; as_membership_op<text:tab/>:<text:a xlink:type="simple" xlink:href="#MEMBERSHIP_OP" text:style-name="Internet_20_link" text:visited-style-name="Visited_20_Internet_20_Link">MEMBERSHIP_OP</text:a></text:p>
        <text:p text:style-name="P12"><text:tab/>=&gt; as_range<text:tab/>:RANG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type_membership<text:tab/>=&gt;</text:p>
        <text:p text:style-name="P12"><text:tab/>=&gt; as_exp<text:tab/>:EXP</text:p>
        <text:p text:style-name="P12"><text:tab/>=&gt; as_membership_op<text:tab/>:<text:a xlink:type="simple" xlink:href="#MEMBERSHIP_OP" text:style-name="Internet_20_link" text:visited-style-name="Visited_20_Internet_20_Link">MEMBERSHIP_OP</text:a>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3"><text:bookmark-start text:name="SHORT_CIRCUIT_OP"/><text:span text:style-name="T4">SHORT_CIRCUIT</text:span><text:span text:style-name="T5">_OP</text:span><text:bookmark-end text:name="SHORT_CIRCUIT_OP"/></text:p>
        <text:p text:style-name="P57">and_then<text:tab/>=&gt;</text:p>
        <text:p text:style-name="P57"><text:tab/>=&gt; lx_srcpos<text:tab/>:Source_Position</text:p>
        <text:p text:style-name="P57"><text:tab/>;</text:p>
        <text:p text:style-name="P57">or_else<text:tab/>=&gt;</text:p>
        <text:p text:style-name="P57"><text:tab/>=&gt; lx_srcpos<text:tab/>:Source_Position</text:p>
        <text:p text:style-name="P57"><text:tab/>;</text:p>
        <text:p text:style-name="P154"><text:bookmark-start text:name="MEMBERSHIP_OP"/>MEMBERSHIP_OP<text:bookmark-end text:name="MEMBERSHIP_OP"/></text:p>
        <text:p text:style-name="P12">in_op<text:tab/>=&gt;</text:p>
        <text:p text:style-name="P12"><text:tab/>=&gt; lx_srcpos<text:tab/>:Source_Position</text:p>
        <text:p text:style-name="P12"><text:tab/>;</text:p>
        <text:p text:style-name="P12">not_in<text:tab/>=&gt;</text:p>
        <text:p text:style-name="P12"><text:tab/>=&gt; lx_srcpos<text:tab/>:Source_Position</text:p>
        <text:p text:style-name="P12"><text:tab/>;</text:p>
        <text:p text:style-name="P176">TYPE_SPEC</text:p>
        <text:p text:style-name="P39">universal_integer<text:tab/>=&gt;</text:p>
        <text:p text:style-name="P39"><text:tab/>;</text:p>
        <text:p text:style-name="P39">universal_fixed<text:tab/>=&gt;</text:p>
        <text:p text:style-name="P39"><text:tab/>;</text:p>
        <text:p text:style-name="P39">universal_real<text:tab/>=&gt;</text:p>
        <text:p text:style-name="P39"><text:tab/>;</text:p>
        <text:p text:style-name="P39">incomplete<text:tab/>=&gt;</text:p>
        <text:p text:style-name="P39"><text:tab/>=&gt; sm_discriminant_s<text:tab/>:dscrmt_decl_s</text:p>
        <text:p text:style-name="P39"><text:tab/>=&gt; xd_source_name<text:tab/>:SOURCE_NAME</text:p>
        <text:p text:style-name="P39"><text:tab/>=&gt; xd_full_type_spec<text:tab/>:TYPE_SPEC</text:p>
        <text:p text:style-name="P39"><text:tab/>;</text:p>
        <text:p text:style-name="P157">SCALAR</text:p>
        <text:p text:style-name="P74"><text:span text:style-name="T52">scalar_s</text:span><text:tab/>=&gt;</text:p>
        <text:p text:style-name="P74"><text:tab/>=&gt; as_list<text:tab/>:SCALAR</text:p>
        <text:p text:style-name="P74"><text:tab/>=&gt; lx_srcpos<text:tab/>:Source_Position</text:p>
        <text:p text:style-name="P74"><text:tab/>;</text:p>
        <text:p text:style-name="P74">enumeration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literal_s<text:tab/>:enum_literal_s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;</text:p>
        <text:p text:style-name="P12"/>
        <text:p text:style-name="P12">Integer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=&gt; cd_offset<text:tab/>:Integer</text:p>
        <text:p text:style-name="P12"><text:tab/>;</text:p>
        <text:p text:style-name="P40">fixed<text:tab/>=&gt;</text:p>
        <text:p text:style-name="P40"><text:tab/>=&gt; sm_derived<text:tab/>:TYPE_SPEC</text:p>
        <text:p text:style-name="P40"><text:tab/>=&gt; sm_is_anonymous<text:tab/>:BOOLEAN</text:p>
        <text:p text:style-name="P40"><text:tab/>=&gt; sm_base_type<text:tab/>:TYPE_SPEC</text:p>
        <text:p text:style-name="P40"><text:tab/>=&gt; sm_range<text:tab/>:RANGE</text:p>
        <text:p text:style-name="P40"><text:tab/>=&gt; sm_accuracy<text:tab/>:Value</text:p>
        <text:p text:style-name="P40"><text:tab/>=&gt; xd_source_name<text:tab/>:SOURCE_NAME</text:p>
        <text:p text:style-name="P40"><text:tab/>=&gt; cd_comp_unit<text:tab/>:Integer</text:p>
        <text:p text:style-name="P40"><text:tab/>=&gt; cd_level<text:tab/>:Integer</text:p>
        <text:p text:style-name="P40"><text:tab/>=&gt; cd_compiled<text:tab/>:BOOLEAN</text:p>
        <text:p text:style-name="P40"><text:tab/>=&gt; cd_impl_size<text:tab/>:Integer</text:p>
        <text:p text:style-name="P40"><text:tab/>=&gt; cd_impl_small<text:tab/>:Value</text:p>
        <text:p text:style-name="P40"><text:tab/>=&gt; cd_impl_size<text:tab/>:Integer</text:p>
        <text:p text:style-name="P40"><text:tab/>;</text:p>
        <text:p text:style-name="P40">float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accuracy<text:tab/>:Valu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;</text:p>
        <text:p text:style-name="P158">CONSTRAINED</text:p>
        <text:p text:style-name="P41">constrained_record<text:tab/>=&gt;</text:p>
        <text:p text:style-name="P41"><text:tab/>=&gt; sm_derived<text:tab/>:TYPE_SPEC</text:p>
        <text:p text:style-name="P41"><text:tab/>=&gt; sm_is_anonymous<text:tab/>:BOOLEAN</text:p>
        <text:p text:style-name="P41"><text:tab/>=&gt; sm_base_type<text:tab/>:TYPE_SPEC</text:p>
        <text:p text:style-name="P41"><text:tab/>=&gt; sm_depends_on_dscrmt<text:tab/>:BOOLEAN</text:p>
        <text:p text:style-name="P41"><text:tab/>=&gt; sm_normalized_dscrmt_s<text:tab/>:exp_s</text:p>
        <text:p text:style-name="P41"><text:tab/>=&gt; xd_source_name<text:tab/>:SOURCE_NAME</text:p>
        <text:p text:style-name="P41"><text:tab/>=&gt; cd_comp_unit<text:tab/>:Integer</text:p>
        <text:p text:style-name="P41"><text:tab/>=&gt; cd_level<text:tab/>:Integer</text:p>
        <text:p text:style-name="P41"><text:tab/>=&gt; cd_compiled<text:tab/>:BOOLEAN</text:p>
        <text:p text:style-name="P41"><text:tab/>=&gt; cd_impl_size<text:tab/>:Integer</text:p>
        <text:p text:style-name="P41"><text:tab/>=&gt; cd_alignment<text:tab/>:Integer</text:p>
        <text:p text:style-name="P41"><text:tab/>;</text:p>
        <text:p text:style-name="P41">constrained_array<text:tab/>=&gt;</text:p>
        <text:p text:style-name="P41"><text:tab/>=&gt; sm_derived<text:tab/>:TYPE_SPEC</text:p>
        <text:p text:style-name="P41"><text:tab/>=&gt; sm_is_anonymous<text:tab/>:BOOLEAN</text:p>
        <text:p text:style-name="P41"><text:tab/>=&gt; sm_base_type<text:tab/>:TYPE_SPEC</text:p>
        <text:p text:style-name="P41"><text:tab/>=&gt; sm_depends_on_dscrmt<text:tab/>:BOOLEAN</text:p>
        <text:p text:style-name="P41"><text:tab/>=&gt; sm_index_subtype_s<text:tab/>:scalar_s</text:p>
        <text:p text:style-name="P41"><text:tab/>=&gt; xd_source_name<text:tab/>:SOURCE_NAME</text:p>
        <text:p text:style-name="P41"><text:tab/>=&gt; cd_comp_unit<text:tab/>:Integer</text:p>
        <text:p text:style-name="P41"><text:tab/>=&gt; cd_level<text:tab/>:Integer</text:p>
        <text:p text:style-name="P41"><text:tab/>=&gt; cd_compiled<text:tab/>:BOOLEAN</text:p>
        <text:p text:style-name="P41"><text:tab/>=&gt; cd_impl_size<text:tab/>:Integer</text:p>
        <text:p text:style-name="P41"><text:tab/>=&gt; cd_alignment<text:tab/>:Integer</text:p>
        <text:p text:style-name="P41"><text:tab/>=&gt; cd_offset<text:tab/>:Integer</text:p>
        <text:p text:style-name="P41"><text:tab/>=&gt; cd_dimensions<text:tab/>:Integer</text:p>
        <text:p text:style-name="P41"><text:tab/>;</text:p>
        <text:p text:style-name="P41">constrained_access<text:tab/>=&gt;</text:p>
        <text:p text:style-name="P41"><text:tab/>=&gt; sm_derived<text:tab/>:TYPE_SPEC</text:p>
        <text:p text:style-name="P41"><text:tab/>=&gt; sm_is_anonymous<text:tab/>:BOOLEAN</text:p>
        <text:p text:style-name="P41"><text:tab/>=&gt; sm_base_type<text:tab/>:TYPE_SPEC</text:p>
        <text:p text:style-name="P41"><text:tab/>=&gt; sm_depends_on_dscrmt<text:tab/>:BOOLEAN</text:p>
        <text:p text:style-name="P41"><text:tab/>=&gt; sm_desig_type<text:tab/>:TYPE_SPEC</text:p>
        <text:p text:style-name="P41"><text:tab/>=&gt; xd_source_name<text:tab/>:SOURCE_NAME</text:p>
        <text:p text:style-name="P41"><text:tab/>=&gt; cd_comp_unit<text:tab/>:Integer</text:p>
        <text:p text:style-name="P41"><text:tab/>=&gt; cd_level<text:tab/>:Integer</text:p>
        <text:p text:style-name="P41"><text:tab/>=&gt; cd_compiled<text:tab/>:BOOLEAN</text:p>
        <text:p text:style-name="P41"><text:tab/>=&gt; cd_impl_size<text:tab/>:Integer</text:p>
        <text:p text:style-name="P41"><text:tab/>=&gt; cd_alignment<text:tab/>:Integer</text:p>
        <text:p text:style-name="P41"><text:tab/>;</text:p>
        <text:p text:style-name="P12">record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is_limited<text:tab/>:BOOLEAN</text:p>
        <text:p text:style-name="P12"><text:tab/>=&gt; sm_is_packed<text:tab/>:BOOLEAN</text:p>
        <text:p text:style-name="P12"><text:tab/>=&gt; sm_discriminant_s<text:tab/>:dscrmt_decl_s</text:p>
        <text:p text:style-name="P12"><text:tab/>=&gt; sm_comp_list<text:tab/>:comp_list</text:p>
        <text:p text:style-name="P12"><text:tab/>=&gt; sm_representation<text:tab/>:REP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;</text:p>
        <text:p text:style-name="P42">array<text:tab/>=&gt;</text:p>
        <text:p text:style-name="P42"><text:tab/>=&gt; sm_derived<text:tab/>:TYPE_SPEC</text:p>
        <text:p text:style-name="P42"><text:tab/>=&gt; sm_is_anonymous<text:tab/>:BOOLEAN</text:p>
        <text:p text:style-name="P42"><text:tab/>=&gt; sm_base_type<text:tab/>:TYPE_SPEC</text:p>
        <text:p text:style-name="P42"><text:tab/>=&gt; sm_size<text:tab/>:EXP</text:p>
        <text:p text:style-name="P42"><text:tab/>=&gt; sm_is_limited<text:tab/>:BOOLEAN</text:p>
        <text:p text:style-name="P42"><text:tab/>=&gt; sm_is_packed<text:tab/>:BOOLEAN</text:p>
        <text:p text:style-name="P42"><text:tab/>=&gt; sm_index_s<text:tab/>:index_s</text:p>
        <text:p text:style-name="P42"><text:tab/>=&gt; sm_comp_type<text:tab/>:TYPE_SPEC</text:p>
        <text:p text:style-name="P42"><text:tab/>=&gt; xd_source_name<text:tab/>:SOURCE_NAME</text:p>
        <text:p text:style-name="P42"><text:tab/>=&gt; cd_comp_unit<text:tab/>:Integer</text:p>
        <text:p text:style-name="P42"><text:tab/>=&gt; cd_level<text:tab/>:Integer</text:p>
        <text:p text:style-name="P42"><text:tab/>=&gt; cd_compiled<text:tab/>:BOOLEAN</text:p>
        <text:p text:style-name="P42"><text:tab/>;</text:p>
        <text:p text:style-name="P42">access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storage_size<text:tab/>:EXP</text:p>
        <text:p text:style-name="P12"><text:tab/>=&gt; sm_is_controlled<text:tab/>:BOOLEAN</text:p>
        <text:p text:style-name="P12"><text:tab/>=&gt; sm_desig_type<text:tab/>:TYPE_SPEC</text:p>
        <text:p text:style-name="P12"><text:tab/>=&gt; sm_master<text:tab/>:ALL_DECL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soft-page-break/><text:tab/>=&gt; cd_offset<text:tab/>:Integer</text:p>
        <text:p text:style-name="P12"><text:tab/>=&gt; cd_constrained<text:tab/>:BOOLEAN</text:p>
        <text:p text:style-name="P12"><text:tab/>;</text:p>
        <text:p text:style-name="P12">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12">l_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43">task_spec<text:tab/>=&gt;</text:p>
        <text:p text:style-name="P43"><text:tab/>=&gt; sm_derived<text:tab/>:TYPE_SPEC</text:p>
        <text:p text:style-name="P43"><text:tab/>=&gt; sm_is_anonymous<text:tab/>:BOOLEAN</text:p>
        <text:p text:style-name="P43"><text:tab/>=&gt; sm_decl_s<text:tab/>:decl_s</text:p>
        <text:p text:style-name="P43"><text:tab/>=&gt; sm_body<text:tab/>:BODY</text:p>
        <text:p text:style-name="P43"><text:tab/>=&gt; sm_address<text:tab/>:EXP</text:p>
        <text:p text:style-name="P43"><text:tab/>=&gt; sm_size<text:tab/>:EXP</text:p>
        <text:p text:style-name="P43"><text:tab/>=&gt; sm_storage_size<text:tab/>:EXP</text:p>
        <text:p text:style-name="P43"><text:tab/>=&gt; xd_source_name<text:tab/>:SOURCE_NAME</text:p>
        <text:p text:style-name="P43"><text:tab/>=&gt; cd_comp_unit<text:tab/>:Integer</text:p>
        <text:p text:style-name="P43"><text:tab/>=&gt; cd_level<text:tab/>:Integer</text:p>
        <text:p text:style-name="P43"><text:tab/>=&gt; cd_compiled<text:tab/>:BOOLEAN</text:p>
        <text:p text:style-name="P43"><text:tab/>=&gt; xd_stub<text:tab/>:stub</text:p>
        <text:p text:style-name="P43"><text:tab/>=&gt; xd_body<text:tab/>:SUBUNIT_BODY</text:p>
        <text:p text:style-name="P43"><text:tab/>;</text:p>
        <text:p text:style-name="P12">real_val<text:tab/>=&gt;</text:p>
        <text:p text:style-name="P12"><text:tab/>=&gt; xd_numer<text:tab/>:num_val</text:p>
        <text:p text:style-name="P12"><text:tab/>=&gt; xd_denom<text:tab/>:num_val</text:p>
        <text:p text:style-name="P12"><text:tab/>;</text:p>
        <text:p text:style-name="P12">trans_with<text:tab/>=&gt;</text:p>
        <text:p text:style-name="P12"><text:tab/>=&gt; tw_filename<text:tab/>:txtrep</text:p>
        <text:p text:style-name="P12"><text:tab/>=&gt; tw_comp_unit<text:tab/>:compilation_unit</text:p>
        <text:p text:style-name="P12"><text:tab/>;</text:p>
        <text:p text:style-name="P12">lib_info<text:tab/>=&gt;</text:p>
        <text:p text:style-name="P12"><text:tab/>=&gt; xd_short<text:tab/>:txtrep</text:p>
        <text:p text:style-name="P12"><text:tab/>=&gt; xd_primary<text:tab/>:txtrep</text:p>
        <text:p text:style-name="P12"><text:tab/>=&gt; xd_secondary<text:tab/>:txtrep</text:p>
        <text:p text:style-name="P12"><text:tab/>;</text:p>
        <text:p text:style-name="P12">def<text:tab/>=&gt;</text:p>
        <text:p text:style-name="P12"><text:tab/>=&gt; xd_header<text:tab/>:HEADER</text:p>
        <text:p text:style-name="P12"><text:tab/>=&gt; xd_source_name<text:tab/>:SOURCE_NAME</text:p>
        <text:p text:style-name="P12"><text:tab/>=&gt; xd_region_def<text:tab/>:def</text:p>
        <text:p text:style-name="P12"><text:tab/>=&gt; xd_is_in_spec<text:tab/>:BOOLEAN</text:p>
        <text:p text:style-name="P12"><text:tab/>=&gt; xd_lex_level<text:tab/>:Integer</text:p>
        <text:p text:style-name="P12"><text:tab/>=&gt; xd_is_used<text:tab/>:BOOLEAN</text:p>
        <text:p text:style-name="P12"><text:tab/>;</text:p>
        <text:p text:style-name="P12">any_access<text:tab/>=&gt;</text:p>
        <text:p text:style-name="P12"><text:tab/>;</text:p>
        <text:p text:style-name="P12">any_composite<text:tab/>=&gt;</text:p>
        <text:p text:style-name="P12"><text:tab/>;</text:p>
        <text:p text:style-name="P12">any_string<text:tab/>=&gt;</text:p>
        <text:p text:style-name="P12"><text:tab/>;</text:p>
        <text:p text:style-name="P12">any_access_of<text:tab/>=&gt;</text:p>
        <text:p text:style-name="P12"><text:tab/>=&gt; xd_item<text:tab/>:ITEM</text:p>
        <text:p text:style-name="P12"><text:tab/>;</text:p>
        <text:p text:style-name="P12">any_integer<text:tab/>=&gt;</text:p>
        <text:p text:style-name="P12"><text:tab/>;</text:p>
        <text:p text:style-name="P12">any_real<text:tab/>=&gt;</text:p>
        <text:p text:style-name="P12"><text:tab/>;</text:p>
        <text:p text:style-name="P12">implicit_conv<text:tab/>=&gt;</text:p>
        <text:p text:style-name="P1"><text:tab/>=&gt; xd_item<text:tab/>:ITEM</text:p>
        <text:p text:style-name="P1"><text:tab/>=&gt; xd_list<text:tab/>:EXP</text:p>
        <text:p text:style-name="P1"><text:tab/>;</text:p>
        <text:p text:style-name="P1">nullary_call<text:tab/>=&gt;</text:p>
        <text:p text:style-name="P1"><text:tab/>=&gt; xd_item<text:tab/>:ITEM</text:p>
        <text:p text:style-name="P1"><text:tab/>;</text:p>
        <text:p text:style-name="P122"><text:span text:style-name="T50">DEF_NAME &gt; </text:span><text:span text:style-name="T51">SOURCE_NAME</text:span></text:p>
        <text:p text:style-name="P78"><text:span text:style-name="T52">source_name_s</text:span><text:tab/>=&gt;</text:p>
        <text:p text:style-name="P78"><text:tab/>=&gt; as_list<text:tab/>:SOURCE_NAME</text:p>
        <text:p text:style-name="P78"><text:tab/>=&gt; lx_srcpos<text:tab/>:Source_Position</text:p>
        <text:p text:style-name="P78"><text:tab/>;</text:p>
        <text:p text:style-name="P78"/>
        <text:p text:style-name="P38">variabl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renames_obj<text:tab/>:BOOLEAN</text:p>
        <text:p text:style-name="P38"><text:tab/>=&gt; sm_address<text:tab/>:EXP</text:p>
        <text:p text:style-name="P38"><text:tab/>=&gt; sm_is_shared<text:tab/>:BOOLEAN</text:p>
        <text:p text:style-name="P38"><text:tab/>=&gt; xd_region<text:tab/>:SOURCE_NAME</text:p>
        <text:p text:style-name="P38"><text:tab/>=&gt; cd_comp_unit<text:tab/>:Integer</text:p>
        <text:p text:style-name="P38"><text:tab/>=&gt; cd_level<text:tab/>:Integer</text:p>
        <text:p text:style-name="P38"><text:tab/>=&gt; cd_offset<text:tab/>:Integer</text:p>
        <text:p text:style-name="P38"><text:tab/>=&gt; cd_compiled<text:tab/>:BOOLEAN</text:p>
        <text:p text:style-name="P38"><text:tab/>;</text:p>
        <text:p text:style-name="P38">constan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renames_obj<text:tab/>:BOOLEAN</text:p>
        <text:p text:style-name="P38"><text:tab/>=&gt; sm_address<text:tab/>:EXP</text:p>
        <text:p text:style-name="P38"><text:tab/>=&gt; sm_first<text:tab/>:DEF_NAME</text:p>
        <text:p text:style-name="P38"><text:tab/>=&gt; xd_region<text:tab/>:SOURCE_NAME</text:p>
        <text:p text:style-name="P38"><text:tab/>=&gt; cd_comp_unit<text:tab/>:Integer</text:p>
        <text:p text:style-name="P38"><text:tab/>=&gt; cd_level<text:tab/>:Integer</text:p>
        <text:p text:style-name="P38"><text:tab/>=&gt; cd_offset<text:tab/>:Integer</text:p>
        <text:p text:style-name="P38"><text:tab/>=&gt; cd_compiled<text:tab/>:BOOLEAN</text:p>
        <text:p text:style-name="P38"><text:tab/>;</text:p>
        <text:p text:style-name="P38">number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xd_region<text:tab/>:SOURCE_NAME</text:p>
        <text:p text:style-name="P38"><text:tab/>;</text:p>
        <text:p text:style-name="P38">componen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comp_rep<text:tab/>:COMP_REP_ELEM</text:p>
        <text:p text:style-name="P38"><text:tab/>=&gt; xd_region<text:tab/>:SOURCE_NAME</text:p>
        <text:p text:style-name="P38"><text:tab/>;</text:p>
        <text:p text:style-name="P38">discriminan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comp_rep<text:tab/>:COMP_REP_ELEM</text:p>
        <text:p text:style-name="P38"><text:tab/>=&gt; sm_first<text:tab/>:DEF_NAME</text:p>
        <text:p text:style-name="P38"><text:tab/>=&gt; xd_region<text:tab/>:SOURCE_NAME</text:p>
        <text:p text:style-name="P38"><text:tab/>;</text:p>
        <text:p text:style-name="P38">i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first<text:tab/>:DEF_NAME</text:p>
        <text:p text:style-name="P38"><text:tab/>=&gt; xd_region<text:tab/>:SOURCE_NAME</text:p>
        <text:p text:style-name="P38"><text:tab/>=&gt; cd_level<text:tab/>:Integer</text:p>
        <text:p text:style-name="P38"><text:tab/>=&gt; cd_offset<text:tab/>:Integer</text:p>
        <text:p text:style-name="P38"><text:tab/>;</text:p>
        <text:p text:style-name="P38">in_ou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first<text:tab/>:DEF_NAME</text:p>
        <text:p text:style-name="P38"><text:tab/>=&gt; xd_region<text:tab/>:SOURCE_NAME</text:p>
        <text:p text:style-name="P38"><text:tab/>=&gt; cd_level<text:tab/>:Integer</text:p>
        <text:p text:style-name="P38"><text:tab/>=&gt; cd_addr_offset<text:tab/>:Integer</text:p>
        <text:p text:style-name="P38"><text:tab/>=&gt; cd_val_offset<text:tab/>:Integer</text:p>
        <text:p text:style-name="P38"><text:tab/>;</text:p>
        <text:p text:style-name="P38">ou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init_exp<text:tab/>:EXP</text:p>
        <text:p text:style-name="P38"><text:tab/>=&gt; sm_first<text:tab/>:DEF_NAME</text:p>
        <text:p text:style-name="P38"><text:tab/>=&gt; xd_region<text:tab/>:SOURCE_NAME</text:p>
        <text:p text:style-name="P38"><text:tab/>=&gt; cd_level<text:tab/>:Integer</text:p>
        <text:p text:style-name="P38"><text:tab/>=&gt; cd_addr_offset<text:tab/>:Integer</text:p>
        <text:p text:style-name="P38"><text:tab/>=&gt; cd_val_offset<text:tab/>:Integer</text:p>
        <text:p text:style-name="P38"><text:tab/>;</text:p>
        <text:p text:style-name="P68">enum_literal_s<text:tab/>=&gt;</text:p>
        <text:p text:style-name="P68"><text:tab/>=&gt; as_list<text:tab/>:<text:a xlink:type="simple" xlink:href="#ENUM_LITERAL" text:style-name="Internet_20_link" text:visited-style-name="Visited_20_Internet_20_Link">ENUM_LITERAL</text:a></text:p>
        <text:p text:style-name="P68"><text:tab/>=&gt; lx_srcpos<text:tab/>:Source_Position</text:p>
        <text:p text:style-name="P68"><text:tab/>=&gt; cd_alignment<text:tab/>:Integer</text:p>
        <text:p text:style-name="P68"><text:tab/>=&gt; cd_impl_size<text:tab/>:Integer</text:p>
        <text:p text:style-name="P68"><text:tab/>=&gt; cd_last<text:tab/>:Integer</text:p>
        <text:p text:style-name="P68"><text:tab/>;</text:p>
        <text:p text:style-name="P177"><text:bookmark-start text:name="ENUM_LITERAL"/>ENUM_LITERAL<text:bookmark-end text:name="ENUM_LITERAL"/></text:p>
        <text:p text:style-name="P68">enumeratio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pos<text:tab/>:Integer</text:p>
        <text:p text:style-name="P38"><text:tab/>=&gt; sm_rep<text:tab/>:Integer</text:p>
        <text:p text:style-name="P38"><text:tab/>=&gt; xd_region<text:tab/>:SOURCE_NAME</text:p>
        <text:p text:style-name="P38"><text:tab/>;</text:p>
        <text:p text:style-name="P38">character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sm_pos<text:tab/>:Integer</text:p>
        <text:p text:style-name="P38"><text:tab/>=&gt; sm_rep<text:tab/>:Integer</text:p>
        <text:p text:style-name="P38"><text:tab/>=&gt; xd_region<text:tab/>:SOURCE_NAME</text:p>
        <text:p text:style-name="P38"><text:tab/>;</text:p>
        <text:p text:style-name="P38">iteratio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bj_type<text:tab/>:TYPE_SPEC</text:p>
        <text:p text:style-name="P38"><text:tab/>=&gt; xd_region<text:tab/>:SOURCE_NAME</text:p>
        <text:p text:style-name="P38"><text:tab/>=&gt; cd_level<text:tab/>:Integer</text:p>
        <text:p text:style-name="P38"><text:tab/>=&gt; cd_offset<text:tab/>:Integer</text:p>
        <text:p text:style-name="P38"><text:tab/>;</text:p>
        <text:p text:style-name="P38">typ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type_spec<text:tab/>:TYPE_SPEC</text:p>
        <text:p text:style-name="P38"><text:tab/>=&gt; sm_first<text:tab/>:DEF_NAME</text:p>
        <text:p text:style-name="P38"><text:tab/>=&gt; xd_region<text:tab/>:SOURCE_NAME</text:p>
        <text:p text:style-name="P38"><text:tab/>;</text:p>
        <text:p text:style-name="P38">subtyp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type_spec<text:tab/>:TYPE_SPEC</text:p>
        <text:p text:style-name="P38"><text:tab/>=&gt; xd_region<text:tab/>:SOURCE_NAME</text:p>
        <text:p text:style-name="P38"><text:tab/>;</text:p>
        <text:p text:style-name="P38">private_typ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type_spec<text:tab/>:TYPE_SPEC</text:p>
        <text:p text:style-name="P38"><text:tab/>=&gt; xd_region<text:tab/>:SOURCE_NAME</text:p>
        <text:p text:style-name="P38"><text:tab/>;</text:p>
        <text:p text:style-name="P38">l_private_typ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type_spec<text:tab/>:TYPE_SPEC</text:p>
        <text:p text:style-name="P38"><text:tab/>=&gt; xd_region<text:tab/>:SOURCE_NAME</text:p>
        <text:p text:style-name="P38"><text:tab/>;</text:p>
        <text:p text:style-name="P38">procedur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unit_desc<text:tab/>:UNIT_DESC</text:p>
        <text:p text:style-name="P38"><text:tab/>=&gt; sm_address<text:tab/>:EXP</text:p>
        <text:p text:style-name="P38"><text:tab/>=&gt; sm_is_inline<text:tab/>:BOOLEAN</text:p>
        <text:p text:style-name="P38"><text:tab/>=&gt; sm_interface<text:tab/>:PREDEF_NAME</text:p>
        <text:p text:style-name="P38"><text:soft-page-break/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=&gt; cd_compiled<text:tab/>:BOOLEAN</text:p>
        <text:p text:style-name="P38"><text:tab/>=&gt; cd_level<text:tab/>:Integer</text:p>
        <text:p text:style-name="P38"><text:tab/>=&gt; cd_label<text:tab/>:Integer</text:p>
        <text:p text:style-name="P38"><text:tab/>=&gt; cd_param_size<text:tab/>:Integer</text:p>
        <text:p text:style-name="P38"><text:tab/>;</text:p>
        <text:p text:style-name="P38">functio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unit_desc<text:tab/>:UNIT_DESC</text:p>
        <text:p text:style-name="P38"><text:tab/>=&gt; sm_address<text:tab/>:EXP</text:p>
        <text:p text:style-name="P38"><text:tab/>=&gt; sm_is_inline<text:tab/>:BOOLEAN</text:p>
        <text:p text:style-name="P38"><text:tab/>=&gt; sm_interface<text:tab/>:PREDEF_NAME</text:p>
        <text:p text:style-name="P38"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=&gt; cd_compiled<text:tab/>:BOOLEAN</text:p>
        <text:p text:style-name="P38"><text:tab/>=&gt; cd_level<text:tab/>:Integer</text:p>
        <text:p text:style-name="P38"><text:tab/>=&gt; cd_label<text:tab/>:Integer</text:p>
        <text:p text:style-name="P38"><text:tab/>=&gt; cd_param_size<text:tab/>:Integer</text:p>
        <text:p text:style-name="P38"><text:tab/>=&gt; cd_result_size<text:tab/>:Integer</text:p>
        <text:p text:style-name="P38"><text:tab/>;</text:p>
        <text:p text:style-name="P38">operator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unit_desc<text:tab/>:UNIT_DESC</text:p>
        <text:p text:style-name="P38"><text:tab/>=&gt; sm_address<text:tab/>:EXP</text:p>
        <text:p text:style-name="P38"><text:tab/>=&gt; sm_is_inline<text:tab/>:BOOLEAN</text:p>
        <text:p text:style-name="P38"><text:tab/>=&gt; sm_interface<text:tab/>:PREDEF_NAME</text:p>
        <text:p text:style-name="P38"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=&gt; cd_compiled<text:tab/>:BOOLEAN</text:p>
        <text:p text:style-name="P38"><text:tab/>=&gt; cd_level<text:tab/>:Integer</text:p>
        <text:p text:style-name="P38"><text:tab/>=&gt; cd_label<text:tab/>:Integer</text:p>
        <text:p text:style-name="P38"><text:tab/>=&gt; cd_param_size<text:tab/>:Integer</text:p>
        <text:p text:style-name="P38"><text:tab/>=&gt; xd_not_equal<text:tab/>:operator_id</text:p>
        <text:p text:style-name="P38"><text:tab/>;</text:p>
        <text:p text:style-name="P38">packag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unit_desc<text:tab/>:UNIT_DESC</text:p>
        <text:p text:style-name="P38"><text:tab/>=&gt; sm_address<text:tab/>:EXP</text:p>
        <text:p text:style-name="P38"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=&gt; cd_compiled<text:tab/>:BOOLEAN</text:p>
        <text:p text:style-name="P38"><text:tab/>;</text:p>
        <text:p text:style-name="P38">generic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spec<text:tab/>:HEADER</text:p>
        <text:p text:style-name="P38"><text:tab/>=&gt; sm_generic_param_s<text:tab/>:item_s</text:p>
        <text:p text:style-name="P38"><text:tab/>=&gt; sm_body<text:tab/>:BODY</text:p>
        <text:p text:style-name="P38"><text:tab/>=&gt; sm_is_inline<text:tab/>:BOOLEAN</text:p>
        <text:p text:style-name="P38"><text:tab/>=&gt; xd_region<text:tab/>:SOURCE_NAME</text:p>
        <text:p text:style-name="P38"><text:tab/>=&gt; xd_stub<text:tab/>:stub</text:p>
        <text:p text:style-name="P38"><text:tab/>=&gt; xd_body<text:tab/>:SUBUNIT_BODY</text:p>
        <text:p text:style-name="P38"><text:tab/>;</text:p>
        <text:p text:style-name="P38">task_body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first<text:tab/>:DEF_NAME</text:p>
        <text:p text:style-name="P38"><text:tab/>=&gt; sm_type_spec<text:tab/>:TYPE_SPEC</text:p>
        <text:p text:style-name="P38"><text:tab/>=&gt; sm_body<text:tab/>:BODY</text:p>
        <text:p text:style-name="P38"><text:tab/>=&gt; xd_region<text:tab/>:SOURCE_NAME</text:p>
        <text:p text:style-name="P38"><text:tab/>;</text:p>
        <text:p text:style-name="P38">label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stm<text:tab/>:STM</text:p>
        <text:p text:style-name="P38"><text:tab/>=&gt; xd_region<text:tab/>:SOURCE_NAME</text:p>
        <text:p text:style-name="P38"><text:tab/>=&gt; cd_label<text:tab/>:Integer</text:p>
        <text:p text:style-name="P38"><text:tab/>;</text:p>
        <text:p text:style-name="P38">block_loop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stm<text:tab/>:STM</text:p>
        <text:p text:style-name="P38"><text:tab/>=&gt; xd_region<text:tab/>:SOURCE_NAME</text:p>
        <text:p text:style-name="P38"><text:tab/>;</text:p>
        <text:p text:style-name="P38">entry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spec<text:tab/>:HEADER</text:p>
        <text:p text:style-name="P38"><text:tab/>=&gt; sm_address<text:tab/>:EXP</text:p>
        <text:p text:style-name="P38"><text:tab/>=&gt; xd_region<text:tab/>:SOURCE_NAME</text:p>
        <text:p text:style-name="P38"><text:tab/>;</text:p>
        <text:p text:style-name="P38">exception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renames_exc<text:tab/>:NAME</text:p>
        <text:p text:style-name="P38"><text:tab/>=&gt; xd_region<text:tab/>:SOURCE_NAME</text:p>
        <text:p text:style-name="P38"><text:tab/>=&gt; cd_label<text:tab/>:Integer</text:p>
        <text:p text:style-name="P38"><text:tab/>;</text:p>
        <text:p text:style-name="P38"/>
        <text:p text:style-name="P124"><text:span text:style-name="T50">DEF_NAME &gt; </text:span><text:span text:style-name="T51">PREDEF_NAME</text:span></text:p>
        <text:p text:style-name="P38">attribute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xd_pos<text:tab/>:Integer</text:p>
        <text:p text:style-name="P38"><text:tab/>;</text:p>
        <text:p text:style-name="P38">pragma_id<text:tab/>=&gt;</text:p>
        <text:p text:style-name="P38"><text:tab/>=&gt; lx_srcpos<text:tab/>:Source_Position</text:p>
        <text:p text:style-name="P38"><text:tab/>=&gt; lx_symrep<text:tab/>:symbol_rep</text:p>
        <text:p text:style-name="P38"><text:span text:style-name="T2">!! </text:span><text:span text:style-name="T6">VERIFIER SEQ ? !!</text:span><text:tab/>=&gt; sm_argument_id_s<text:tab/>:argument_id</text:p>
        <text:p text:style-name="P38"><text:tab/>=&gt; xd_pos<text:tab/>:Integer</text:p>
        <text:p text:style-name="P69"><text:tab/>;</text:p>
        <text:p text:style-name="P69">argument_id_s<text:tab/>=&gt;</text:p>
        <text:p text:style-name="P69"><text:tab/>=&gt; as_list<text:tab/>:argument_id</text:p>
        <text:p text:style-name="P69"><text:tab/>=&gt; lx_srcpos<text:tab/>:Source_Position</text:p>
        <text:p text:style-name="P69"><text:tab/>;</text:p>
        <text:p text:style-name="P69">argument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xd_pos<text:tab/>:Integer</text:p>
        <text:p text:style-name="P38"><text:tab/>;</text:p>
        <text:p text:style-name="P38">bltn_operator_id<text:tab/>=&gt;</text:p>
        <text:p text:style-name="P38"><text:tab/>=&gt; lx_srcpos<text:tab/>:Source_Position</text:p>
        <text:p text:style-name="P38"><text:tab/>=&gt; lx_symrep<text:tab/>:symbol_rep</text:p>
        <text:p text:style-name="P38"><text:tab/>=&gt; sm_operator<text:tab/>:Integer</text:p>
        <text:p text:style-name="P38"><text:tab/>;</text:p>
        <text:p text:style-name="P175">UNIT_DESC</text:p>
        <text:p text:style-name="P49">implicit_not_eq<text:tab/>=&gt;</text:p>
        <text:p text:style-name="P49"><text:tab/>=&gt; lx_srcpos<text:tab/>:Source_Position</text:p>
        <text:p text:style-name="P49"><text:tab/>=&gt; sm_equal<text:tab/>:SOURCE_NAME</text:p>
        <text:p text:style-name="P49"><text:tab/>;</text:p>
        <text:p text:style-name="P49">derived_subprog<text:tab/>=&gt;</text:p>
        <text:p text:style-name="P49"><text:tab/>=&gt; lx_srcpos<text:tab/>:Source_Position</text:p>
        <text:p text:style-name="P49"><text:tab/>=&gt; sm_derivable<text:tab/>:SOURCE_NAME</text:p>
        <text:p text:style-name="P49"><text:tab/>;</text:p>
        <text:p text:style-name="P49"/>
      </text:section>
      <text:section text:style-name="Sect2" text:name="Explications">
        <text:p text:style-name="P144"><text:bookmark-start text:name="explications_compilation_unit"/>explications compilation_unit :<text:bookmark-end text:name="explications_compilation_unit"/></text:p>
        <text:p text:style-name="P2"/>
        <text:p text:style-name="P4"><text:span text:style-name="T38">Le</text:span> champ « <text:span text:style-name="T39">as_all_decl </text:span>» de type classe ALL_DECL ne contient pas de liste mais seulement le premier élément ITEM représentant l’unité de compilation.</text:p>
        <text:p text:style-name="P4">Les listes de déclarations et d’instructions sont contenues plus bas dans des listes d’ITEM att<text:span text:style-name="T37">r</text:span>ibuées aux spécifications de package (HEADER) ou aux BODY.</text:p>
        <text:p text:style-name="P2"/>
        <text:p text:style-name="P6">Au sujet des unités de compilation, il faut se reporter à la section RM-10.1 du manuel de référence Ada.</text:p>
        <text:p text:style-name="P142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7">unité de compilation::=</text:p>
            </table:table-cell>
            <table:table-cell table:style-name="Tableau1.A1" office:value-type="string">
              <text:p text:style-name="P149"/>
            </table:table-cell>
            <table:table-cell table:style-name="Tableau1.C1" office:value-type="string">
              <text:p text:style-name="P149"/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clause de contexte | unité de librairie</text:p>
            </table:table-cell>
            <table:table-cell table:style-name="Tableau1.C2" office:value-type="string">
              <text:p text:style-name="P149"/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clause de contexte | unité secondaire</text:p>
            </table:table-cell>
            <table:table-cell table:style-name="Tableau1.C2" office:value-type="string">
              <text:p text:style-name="P149"/>
            </table:table-cell>
          </table:table-row>
          <table:table-row>
            <table:table-cell table:style-name="Tableau1.A2" office:value-type="string">
              <text:p text:style-name="P7">unité de librairie::=</text:p>
            </table:table-cell>
            <table:table-cell table:style-name="Tableau1.A2" office:value-type="string">
              <text:p text:style-name="P149"/>
            </table:table-cell>
            <table:table-cell table:style-name="Tableau1.C2" office:value-type="string">
              <text:p text:style-name="P149"/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déclaration de sous-programme</text:p>
            </table:table-cell>
            <table:table-cell table:style-name="Tableau1.C2" office:value-type="string">
              <text:p text:style-name="P151">procedure X (…) ; <text:s/>function Y (…) ;</text:p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déclaration de package</text:p>
            </table:table-cell>
            <table:table-cell table:style-name="Tableau1.C2" office:value-type="string">
              <text:p text:style-name="P151">package X is … end X ;</text:p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déclaration de package ou sous-programme générique</text:p>
            </table:table-cell>
            <table:table-cell table:style-name="Tableau1.C2" office:value-type="string">
              <text:p text:style-name="P149"><text:span text:style-name="T41">generic … procedure G</text:span><text:span text:style-name="T42">P </text:span><text:span text:style-name="T41">( … ) ; <text:s text:c="4"/>generic … function </text:span><text:span text:style-name="T42">GF </text:span><text:span text:style-name="T41">( … ) ; <text:s text:c="4"/>generic … package </text:span><text:span text:style-name="T42">GP</text:span><text:span text:style-name="T41"> is … end </text:span><text:span text:style-name="T42">GP</text:span><text:span text:style-name="T41">;</text:span></text:p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instantiation de générique</text:p>
            </table:table-cell>
            <table:table-cell table:style-name="Tableau1.C2" office:value-type="string">
              <text:p text:style-name="P153">procedure IP is new GP ( … ) ; <text:s text:c="4"/>function IF is new GF ( … ) ; <text:s text:c="4"/>package IP is new GP ( … ) ;</text:p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corps de sous-programme</text:p>
            </table:table-cell>
            <table:table-cell table:style-name="Tableau1.C2" office:value-type="string">
              <text:p text:style-name="P149"><text:span text:style-name="T43">procedure P ( … ) is … begin … end P ; <text:s text:c="4"/>function F ( … ) is … begin … end F; <text:s text:c="4"/></text:span><text:a xlink:type="simple" xlink:href="#subprogram_body" text:style-name="Internet_20_link" text:visited-style-name="Visited_20_Internet_20_Link"><text:span text:style-name="T45">subprogram_body</text:span></text:a></text:p>
            </table:table-cell>
          </table:table-row>
          <table:table-row>
            <table:table-cell table:style-name="Tableau1.A2" office:value-type="string">
              <text:p text:style-name="P7">unité secondaire::=</text:p>
            </table:table-cell>
            <table:table-cell table:style-name="Tableau1.A2" office:value-type="string">
              <text:p text:style-name="P149"/>
            </table:table-cell>
            <table:table-cell table:style-name="Tableau1.C2" office:value-type="string">
              <text:p text:style-name="P149"/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corps d’unité de librairie</text:p>
            </table:table-cell>
            <table:table-cell table:style-name="Tableau1.C2" office:value-type="string">
              <text:p text:style-name="P150"><text:span text:style-name="T43">procedure P ( … ) is … begin … end P ; <text:s text:c="4"/>function F ( … ) is … begin … end F; <text:s text:c="3"/></text:span><text:span text:style-name="T44">package body K is … end K ;</text:span></text:p>
            </table:table-cell>
          </table:table-row>
          <table:table-row>
            <table:table-cell table:style-name="Tableau1.A2" office:value-type="string">
              <text:p text:style-name="P149"/>
            </table:table-cell>
            <table:table-cell table:style-name="Tableau1.A2" office:value-type="string">
              <text:p text:style-name="P143">sous-unité</text:p>
            </table:table-cell>
            <table:table-cell table:style-name="Tableau1.C2" office:value-type="string">
              <text:p text:style-name="P152">separate ( X ) package <text:span text:style-name="T49">body </text:span>Y is … end Y ;</text:p>
            </table:table-cell>
          </table:table-row>
        </table:table>
        <text:p text:style-name="P3"/>
        <text:p text:style-name="P5"><text:a xlink:type="simple" xlink:href="#compilation_unit" text:style-name="Internet_20_link" text:visited-style-name="Visited_20_Internet_20_Link">(retour)</text:a></text:p>
        <text:p text:style-name="P5"/>
        <text:p text:style-name="P5"/>
        <text:p text:style-name="P145"><text:bookmark-start text:name="explications_address"/>explications address :<text:bookmark-end text:name="explications_address"/></text:p>
        <text:p text:style-name="P9"/>
        <text:p text:style-name="P9">La clause d’adressage RM-13.5 <text:span text:style-name="T47">sert à imposer une adresse définie à un objet. Elle </text:span>s’écrit :</text:p>
        <text:p text:style-name="P9">for M<text:span text:style-name="T47">A_VARIABLE</text:span> use at …</text:p>
        <text:p text:style-name="P9"/>
        <text:p text:style-name="P9"><text:a xlink:type="simple" xlink:href="#address" text:style-name="Internet_20_link" text:visited-style-name="Visited_20_Internet_20_Link">(retour)</text:a></text:p>
        <text:p text:style-name="P9"/>
        <text:p text:style-name="P146"><text:bookmark-start text:name="explications_record_rep"/>explications record_rep :<text:bookmark-end text:name="explications_record_rep"/></text:p>
        <text:p text:style-name="P10"/>
        <text:p text:style-name="P10">La clause de représentation d’enregistrement <text:span text:style-name="T46">RM-13.4 </text:span>s’écrit :</text:p>
        <text:p text:style-name="P10"/>
        <text:p text:style-name="P10">for ENREGISTREMENT use record at mod …</text:p>
        <text:p text:style-name="P10"/>
        <text:p text:style-name="P11"><text:a xlink:type="simple" xlink:href="#record_rep" text:style-name="Internet_20_link" text:visited-style-name="Visited_20_Internet_20_Link">(retour)</text:a></text:p>
        <text:p text:style-name="P11"/>
        <text:p text:style-name="P11"/>
        <text:p text:style-name="P147"><text:bookmark-start text:name="explications _deferred_constant_decl "/>explications <text:s/>deferred_constant_decl :<text:bookmark-end text:name="explications _deferred_constant_decl "/></text:p>
        <text:p text:style-name="P120"/>
        <text:p text:style-name="P120">RM-7.4</text:p>
        <text:p text:style-name="P120"/>
        <text:p text:style-name="P120"><text:a xlink:type="simple" xlink:href="#deferred_constant_decl" text:style-name="Internet_20_link" text:visited-style-name="Visited_20_Internet_20_Link">(retour)</text:a></text:p>
        <text:p text:style-name="P120"/>
        <text:p text:style-name="P148"><text:bookmark-start text:name="explications_number_decl"/>explications number_decl :<text:bookmark-end text:name="explications_number_decl"/></text:p>
        <text:p text:style-name="P121">RM-3.2.2</text:p>
        <text:p text:style-name="P121"/>
        <text:p text:style-name="P121"><text:a xlink:type="simple" xlink:href="#number_decl" text:style-name="Internet_20_link" text:visited-style-name="Visited_20_Internet_20_Link">(retour)</text:a></text:p>
        <text:p text:style-name="P121"/>
        <text:p text:style-name="P121"/>
        <text:p text:style-name="P120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4T14:38:51.985378587</dc:date>
    <meta:editing-duration>P6DT18H9M28S</meta:editing-duration>
    <meta:editing-cycles>213</meta:editing-cycles>
    <meta:generator>LibreOffice/24.2.7.2$Linux_X86_64 LibreOffice_project/420$Build-2</meta:generator>
    <meta:print-date>2024-06-21T14:06:31.976280186</meta:print-date>
    <meta:document-statistic meta:table-count="1" meta:image-count="0" meta:object-count="0" meta:page-count="15" meta:paragraph-count="1417" meta:word-count="3877" meta:character-count="29178" meta:non-whitespace-character-count="25592"/>
  </office:meta>
</office:document-meta>
</file>